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3">
      <style:paragraph-properties fo:text-align="start" style:justify-single-word="false"/>
    </style:style>
    <style:style style:name="P56" style:family="paragraph" style:parent-style-name="Standard" style:list-style-name="L5">
      <style:paragraph-properties fo:text-align="start" style:justify-single-word="false"/>
    </style:style>
    <style:style style:name="P57" style:family="paragraph" style:parent-style-name="Standard" style:list-style-name="L8">
      <style:paragraph-properties fo:text-align="start" style:justify-single-word="false"/>
    </style:style>
    <style:style style:name="P58" style:family="paragraph" style:parent-style-name="Standard" style:list-style-name="L13">
      <style:paragraph-properties fo:text-align="start" style:justify-single-word="false"/>
    </style:style>
    <style:style style:name="P59" style:family="paragraph" style:parent-style-name="Standard" style:list-style-name="L14">
      <style:paragraph-properties fo:text-align="start" style:justify-single-word="false"/>
    </style:style>
    <style:style style:name="P60" style:family="paragraph" style:parent-style-name="Standard" style:list-style-name="L15">
      <style:paragraph-properties fo:text-align="start" style:justify-single-word="false"/>
    </style:style>
    <style:style style:name="P61" style:family="paragraph" style:parent-style-name="Standard" style:list-style-name="L16">
      <style:paragraph-properties fo:text-align="start" style:justify-single-word="false"/>
    </style:style>
    <style:style style:name="P62" style:family="paragraph" style:parent-style-name="Standard" style:list-style-name="L17">
      <style:paragraph-properties fo:text-align="start" style:justify-single-word="false"/>
    </style:style>
    <style:style style:name="P63" style:family="paragraph" style:parent-style-name="Standard" style:list-style-name="L22">
      <style:paragraph-properties fo:text-align="start" style:justify-single-word="false"/>
    </style:style>
    <style:style style:name="P64" style:family="paragraph" style:parent-style-name="Standard" style:list-style-name="L23">
      <style:paragraph-properties fo:text-align="start" style:justify-single-word="false"/>
    </style:style>
    <style:style style:name="P65" style:family="paragraph" style:parent-style-name="Standard" style:list-style-name="L24">
      <style:paragraph-properties fo:text-align="start" style:justify-single-word="false"/>
    </style:style>
    <style:style style:name="P66" style:family="paragraph" style:parent-style-name="Standard" style:list-style-name="L25">
      <style:paragraph-properties fo:text-align="start" style:justify-single-word="false"/>
    </style:style>
    <style:style style:name="P67" style:family="paragraph" style:parent-style-name="Standard" style:list-style-name="L26">
      <style:paragraph-properties fo:text-align="start" style:justify-single-word="false"/>
    </style:style>
    <style:style style:name="P68" style:family="paragraph" style:parent-style-name="Standard" style:list-style-name="L27">
      <style:paragraph-properties fo:text-align="start" style:justify-single-word="false"/>
    </style:style>
    <style:style style:name="P69" style:family="paragraph" style:parent-style-name="Standard" style:list-style-name="L28">
      <style:paragraph-properties fo:text-align="start" style:justify-single-word="false"/>
    </style:style>
    <style:style style:name="P70" style:family="paragraph" style:parent-style-name="Standard" style:list-style-name="L29">
      <style:paragraph-properties fo:text-align="start" style:justify-single-word="false"/>
    </style:style>
    <style:style style:name="P71" style:family="paragraph" style:parent-style-name="Standard" style:list-style-name="L30">
      <style:paragraph-properties fo:text-align="start" style:justify-single-word="false"/>
    </style:style>
    <style:style style:name="P72" style:family="paragraph" style:parent-style-name="Standard" style:list-style-name="L31">
      <style:paragraph-properties fo:text-align="start" style:justify-single-word="false"/>
    </style:style>
    <style:style style:name="P73" style:family="paragraph" style:parent-style-name="Standard" style:list-style-name="L34">
      <style:paragraph-properties fo:text-align="start" style:justify-single-word="false"/>
    </style:style>
    <style:style style:name="P74" style:family="paragraph" style:parent-style-name="Standard" style:list-style-name="L35">
      <style:paragraph-properties fo:text-align="start" style:justify-single-word="false"/>
    </style:style>
    <style:style style:name="P75" style:family="paragraph" style:parent-style-name="Standard" style:list-style-name="L36">
      <style:paragraph-properties fo:text-align="start" style:justify-single-word="false"/>
    </style:style>
    <style:style style:name="P76" style:family="paragraph" style:parent-style-name="Standard" style:list-style-name="L37">
      <style:paragraph-properties fo:text-align="start" style:justify-single-word="false"/>
    </style:style>
    <style:style style:name="P77" style:family="paragraph" style:parent-style-name="Standard" style:list-style-name="L38">
      <style:paragraph-properties fo:text-align="start" style:justify-single-word="false"/>
    </style:style>
    <style:style style:name="P78" style:family="paragraph" style:parent-style-name="Standard" style:list-style-name="L39">
      <style:paragraph-properties fo:text-align="start" style:justify-single-word="false"/>
    </style:style>
    <style:style style:name="P79" style:family="paragraph" style:parent-style-name="Standard" style:list-style-name="L40">
      <style:paragraph-properties fo:text-align="start" style:justify-single-word="false"/>
    </style:style>
    <style:style style:name="P80" style:family="paragraph" style:parent-style-name="Standard" style:list-style-name="L41">
      <style:paragraph-properties fo:text-align="start" style:justify-single-word="false"/>
    </style:style>
    <style:style style:name="P81" style:family="paragraph" style:parent-style-name="Standard" style:list-style-name="L42">
      <style:paragraph-properties fo:text-align="start" style:justify-single-word="false"/>
    </style:style>
    <style:style style:name="P82" style:family="paragraph" style:parent-style-name="Standard" style:list-style-name="L43">
      <style:paragraph-properties fo:text-align="start" style:justify-single-word="false"/>
    </style:style>
    <style:style style:name="P83" style:family="paragraph" style:parent-style-name="Standard" style:list-style-name="L44">
      <style:paragraph-properties fo:text-align="start" style:justify-single-word="false"/>
    </style:style>
    <style:style style:name="P84" style:family="paragraph" style:parent-style-name="Standard" style:list-style-name="L45">
      <style:paragraph-properties fo:text-align="start" style:justify-single-word="false"/>
    </style:style>
    <style:style style:name="P85" style:family="paragraph" style:parent-style-name="Standard" style:list-style-name="L46">
      <style:paragraph-properties fo:text-align="start" style:justify-single-word="false"/>
    </style:style>
    <style:style style:name="P86" style:family="paragraph" style:parent-style-name="Standard" style:list-style-name="L47">
      <style:paragraph-properties fo:text-align="start" style:justify-single-word="false"/>
    </style:style>
    <style:style style:name="P87" style:family="paragraph" style:parent-style-name="Standard" style:list-style-name="L48">
      <style:paragraph-properties fo:text-align="start" style:justify-single-word="false"/>
    </style:style>
    <style:style style:name="P88" style:family="paragraph" style:parent-style-name="Standard" style:list-style-name="L49">
      <style:paragraph-properties fo:text-align="start" style:justify-single-word="false"/>
    </style:style>
    <style:style style:name="P89" style:family="paragraph" style:parent-style-name="Standard" style:list-style-name="L50">
      <style:paragraph-properties fo:text-align="start" style:justify-single-word="false"/>
    </style:style>
    <style:style style:name="P90" style:family="paragraph" style:parent-style-name="Standard" style:list-style-name="L51">
      <style:paragraph-properties fo:text-align="start" style:justify-single-word="false"/>
    </style:style>
    <style:style style:name="P91" style:family="paragraph" style:parent-style-name="Standard" style:list-style-name="L52">
      <style:paragraph-properties fo:text-align="start" style:justify-single-word="false"/>
    </style:style>
    <style:style style:name="P92" style:family="paragraph" style:parent-style-name="Standard" style:list-style-name="L53">
      <style:paragraph-properties fo:text-align="start" style:justify-single-word="false"/>
    </style:style>
    <style:style style:name="P93" style:family="paragraph" style:parent-style-name="Standard" style:list-style-name="L54">
      <style:paragraph-properties fo:text-align="start" style:justify-single-word="false"/>
    </style:style>
    <style:style style:name="P94" style:family="paragraph" style:parent-style-name="Standard" style:list-style-name="L55">
      <style:paragraph-properties fo:text-align="start" style:justify-single-word="false"/>
    </style:style>
    <style:style style:name="P95" style:family="paragraph" style:parent-style-name="Standard" style:list-style-name="L56">
      <style:paragraph-properties fo:text-align="start" style:justify-single-word="false"/>
    </style:style>
    <style:style style:name="P96" style:family="paragraph" style:parent-style-name="Standard" style:list-style-name="L57">
      <style:paragraph-properties fo:text-align="start" style:justify-single-word="false"/>
    </style:style>
    <style:style style:name="P97" style:family="paragraph" style:parent-style-name="Standard" style:list-style-name="L58">
      <style:paragraph-properties fo:text-align="start" style:justify-single-word="false"/>
    </style:style>
    <style:style style:name="P98" style:family="paragraph" style:parent-style-name="Standard" style:list-style-name="L59">
      <style:paragraph-properties fo:text-align="start" style:justify-single-word="false"/>
    </style:style>
    <style:style style:name="P99" style:family="paragraph" style:parent-style-name="Standard" style:list-style-name="L60">
      <style:paragraph-properties fo:text-align="start" style:justify-single-word="false"/>
    </style:style>
    <style:style style:name="P100" style:family="paragraph" style:parent-style-name="Standard" style:list-style-name="L61">
      <style:paragraph-properties fo:text-align="start" style:justify-single-word="false"/>
    </style:style>
    <style:style style:name="P101" style:family="paragraph" style:parent-style-name="Standard" style:list-style-name="L66">
      <style:paragraph-properties fo:text-align="start" style:justify-single-word="false"/>
    </style:style>
    <style:style style:name="P102" style:family="paragraph" style:parent-style-name="Standard" style:list-style-name="L71">
      <style:paragraph-properties fo:text-align="start" style:justify-single-word="false"/>
    </style:style>
    <style:style style:name="P103" style:family="paragraph" style:parent-style-name="Standard" style:list-style-name="L72">
      <style:paragraph-properties fo:text-align="start" style:justify-single-word="false"/>
    </style:style>
    <style:style style:name="P104" style:family="paragraph" style:parent-style-name="Standard" style:list-style-name="L73">
      <style:paragraph-properties fo:text-align="start" style:justify-single-word="false"/>
    </style:style>
    <style:style style:name="P105" style:family="paragraph" style:parent-style-name="Standard" style:list-style-name="L74">
      <style:paragraph-properties fo:text-align="start" style:justify-single-word="false"/>
    </style:style>
    <style:style style:name="P106" style:family="paragraph" style:parent-style-name="Standard" style:list-style-name="L76">
      <style:paragraph-properties fo:text-align="start" style:justify-single-word="false"/>
    </style:style>
    <style:style style:name="P107" style:family="paragraph" style:parent-style-name="Standard" style:list-style-name="L77">
      <style:paragraph-properties fo:text-align="start" style:justify-single-word="false"/>
    </style:style>
    <style:style style:name="P108" style:family="paragraph" style:parent-style-name="Standard" style:list-style-name="L78">
      <style:paragraph-properties fo:text-align="start" style:justify-single-word="false"/>
    </style:style>
    <style:style style:name="P109" style:family="paragraph" style:parent-style-name="Standard" style:list-style-name="L79">
      <style:paragraph-properties fo:text-align="start" style:justify-single-word="false"/>
    </style:style>
    <style:style style:name="P110" style:family="paragraph" style:parent-style-name="Standard" style:list-style-name="L80">
      <style:paragraph-properties fo:text-align="start" style:justify-single-word="false"/>
    </style:style>
    <style:style style:name="P111" style:family="paragraph" style:parent-style-name="Standard" style:list-style-name="L81">
      <style:paragraph-properties fo:text-align="start" style:justify-single-word="false"/>
    </style:style>
    <style:style style:name="P112" style:family="paragraph" style:parent-style-name="Standard" style:list-style-name="L82">
      <style:paragraph-properties fo:text-align="start" style:justify-single-word="false"/>
    </style:style>
    <style:style style:name="P113" style:family="paragraph" style:parent-style-name="Standard" style:list-style-name="L83">
      <style:paragraph-properties fo:text-align="start" style:justify-single-word="false"/>
    </style:style>
    <style:style style:name="P114" style:family="paragraph" style:parent-style-name="Standard" style:list-style-name="L84">
      <style:paragraph-properties fo:text-align="start" style:justify-single-word="false"/>
    </style:style>
    <style:style style:name="P115" style:family="paragraph" style:parent-style-name="Standard" style:list-style-name="L85">
      <style:paragraph-properties fo:text-align="start" style:justify-single-word="false"/>
    </style:style>
    <style:style style:name="P116" style:family="paragraph" style:parent-style-name="Standard" style:list-style-name="L86">
      <style:paragraph-properties fo:text-align="start" style:justify-single-word="false"/>
    </style:style>
    <style:style style:name="P117" style:family="paragraph" style:parent-style-name="Standard" style:list-style-name="L87">
      <style:paragraph-properties fo:text-align="start" style:justify-single-word="false"/>
    </style:style>
    <style:style style:name="P118" style:family="paragraph" style:parent-style-name="Standard" style:list-style-name="L88">
      <style:paragraph-properties fo:text-align="start" style:justify-single-word="false"/>
    </style:style>
    <style:style style:name="P119" style:family="paragraph" style:parent-style-name="Standard" style:list-style-name="L89">
      <style:paragraph-properties fo:text-align="start" style:justify-single-word="false"/>
    </style:style>
    <style:style style:name="P120" style:family="paragraph" style:parent-style-name="Standard" style:list-style-name="L90">
      <style:paragraph-properties fo:text-align="start" style:justify-single-word="false"/>
    </style:style>
    <style:style style:name="P121" style:family="paragraph" style:parent-style-name="Standard" style:list-style-name="L91">
      <style:paragraph-properties fo:text-align="start" style:justify-single-word="false"/>
    </style:style>
    <style:style style:name="P122" style:family="paragraph" style:parent-style-name="Standard" style:list-style-name="L92">
      <style:paragraph-properties fo:text-align="start" style:justify-single-word="false"/>
    </style:style>
    <style:style style:name="P123" style:family="paragraph" style:parent-style-name="Standard" style:list-style-name="L93">
      <style:paragraph-properties fo:text-align="start" style:justify-single-word="false"/>
    </style:style>
    <style:style style:name="P124" style:family="paragraph" style:parent-style-name="Standard" style:list-style-name="L94">
      <style:paragraph-properties fo:text-align="start" style:justify-single-word="false"/>
    </style:style>
    <style:style style:name="P125" style:family="paragraph" style:parent-style-name="Standard" style:list-style-name="L95">
      <style:paragraph-properties fo:text-align="start" style:justify-single-word="false"/>
    </style:style>
    <style:style style:name="P126" style:family="paragraph" style:parent-style-name="Standard" style:list-style-name="L96">
      <style:paragraph-properties fo:text-align="start" style:justify-single-word="false"/>
    </style:style>
    <style:style style:name="P127"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8"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9"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0" style:family="paragraph" style:parent-style-name="Standard" style:list-style-name="L72">
      <style:paragraph-properties fo:text-align="start" style:justify-single-word="false"/>
      <style:text-properties style:font-name="Liberation Serif1"/>
    </style:style>
    <style:style style:name="P131"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2"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3"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4"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5"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76">
      <style:paragraph-properties fo:line-height="100%" fo:text-align="start" style:justify-single-word="false">
        <style:tab-stops>
          <style:tab-stop style:position="0.5in"/>
        </style:tab-stops>
      </style:paragraph-properties>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style>
    <style:style style:name="P138" style:family="paragraph" style:parent-style-name="Standard" style:list-style-name="L94"/>
    <style:style style:name="P139" style:family="paragraph" style:parent-style-name="Standard">
      <style:paragraph-properties fo:text-align="start" style:justify-single-word="false" fo:break-before="page"/>
      <style:text-properties style:font-name="Liberation Serif2" fo:font-size="12pt" fo:font-weight="normal" style:font-size-asian="10.5pt" style:font-weight-asian="normal" style:font-size-complex="12pt" style:font-weight-complex="normal"/>
    </style:style>
    <style:style style:name="P140" style:family="paragraph" style:parent-style-name="Standard" style:master-page-name="Standard">
      <style:paragraph-properties fo:text-align="start" style:justify-single-word="false" style:page-number="589"/>
      <style:text-properties style:font-name="Liberation Serif2" fo:font-size="12pt" fo:font-weight="normal" style:font-size-asian="10.5pt" style:font-weight-asian="normal" style:font-size-complex="12pt" style:font-weight-complex="normal"/>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6"/></text:p>
      <text:p text:style-name="P139"><text:span text:style-name="T6"/></text:p>
      <text:p text:style-name="P140"><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1485269481" text:style-name="L1">
            <text:list-item>
              <text:p text:style-name="P28">i</text:p>
            </text:list-item>
            <text:list-item>
              <text:p text:style-name="P28">ii</text:p>
            </text:list-item>
            <text:list-item>
              <text:p text:style-name="P28">iii</text:p>
            </text:list-item>
            <text:list-item>
              <text:p text:style-name="P28">iv</text:p>
            </text:list-item>
            <text:list-item>
              <text:p text:style-name="P28">v</text:p>
            </text:list-item>
            <text:list-item>
              <text:p text:style-name="P28">vi</text:p>
            </text:list-item>
            <text:list-item>
              <text:p text:style-name="P28">vii</text:p>
            </text:list-item>
            <text:list-item>
              <text:p text:style-name="P28">viii</text:p>
            </text:list-item>
            <text:list-item>
              <text:p text:style-name="P28">ix</text:p>
            </text:list-item>
            <text:list-item>
              <text:p text:style-name="P28">x</text:p>
            </text:list-item>
            <text:list-item>
              <text:p text:style-name="P28">xx</text:p>
            </text:list-item>
            <text:list-item>
              <text:p text:style-name="P28">xl</text:p>
            </text:list-item>
            <text:list-item>
              <text:p text:style-name="P28">xlv</text:p>
            </text:list-item>
            <text:list-item>
              <text:p text:style-name="P28">c</text:p>
            </text:list-item>
            <text:list-item>
              <text:p text:style-name="P28">cd</text:p>
            </text:list-item>
            <text:list-item>
              <text:p text:style-name="P28">m</text:p>
            </text:list-item>
            <text:list-item>
              <text:p text:style-name="P28">cm</text:p>
            </text:list-item>
            <text:list-item>
              <text:p text:style-name="P28">lxix</text:p>
            </text:list-item>
            <text:list-item>
              <text:p text:style-name="P28">xxiv</text:p>
            </text:list-item>
            <text:list-item>
              <text:p text:style-name="P28">mcmxcix</text:p>
            </text:list-item>
            <text:list-item>
              <text:p text:style-name="P28">9</text:p>
            </text:list-item>
            <text:list-item>
              <text:p text:style-name="P28">18</text:p>
            </text:list-item>
            <text:list-item>
              <text:p text:style-name="P28">24</text:p>
            </text:list-item>
            <text:list-item>
              <text:p text:style-name="P28">36</text:p>
            </text:list-item>
            <text:list-item>
              <text:p text:style-name="P28">3</text:p>
            </text:list-item>
            <text:list-item>
              <text:p text:style-name="P28">240</text:p>
            </text:list-item>
            <text:list-item>
              <text:p text:style-name="P28">55</text:p>
            </text:list-item>
            <text:list-item>
              <text:p text:style-name="P28">555</text:p>
            </text:list-item>
            <text:list-item>
              <text:p text:style-name="P28">1111</text:p>
            </text:list-item>
            <text:list-item>
              <text:p text:style-name="P28">999</text:p>
            </text:list-item>
            <text:list-item>
              <text:p text:style-name="P28">4</text:p>
            </text:list-item>
            <text:list-item>
              <text:p text:style-name="P28">7</text:p>
            </text:list-item>
            <text:list-item>
              <text:p text:style-name="P28">12</text:p>
            </text:list-item>
            <text:list-item>
              <text:p text:style-name="P28">16</text:p>
            </text:list-item>
            <text:list-item>
              <text:p text:style-name="P28">22</text:p>
            </text:list-item>
            <text:list-item>
              <text:p text:style-name="P28">42</text:p>
            </text:list-item>
            <text:list-item>
              <text:p text:style-name="P28">31</text:p>
            </text:list-item>
            <text:list-item>
              <text:p text:style-name="P28">1337</text:p>
            </text:list-item>
            <text:list-item>
              <text:p text:style-name="P28">2008</text:p>
            </text:list-item>
            <text:list-item>
              <text:p text:style-name="P28">1783</text:p>
            </text:list-item>
          </text:list>
        </text:section>
        <text:p text:style-name="P4"/>
        <text:section text:style-name="Sect2" text:name="Section3">
          <text:p text:style-name="P4">Worksheet 1-2</text:p>
          <text:list xml:id="list123902885" text:style-name="L2">
            <text:list-item>
              <text:p text:style-name="P29">29</text:p>
            </text:list-item>
            <text:list-item>
              <text:p text:style-name="P29">23</text:p>
            </text:list-item>
            <text:list-item>
              <text:p text:style-name="P29">5</text:p>
            </text:list-item>
            <text:list-item>
              <text:p text:style-name="P29">24</text:p>
            </text:list-item>
            <text:list-item>
              <text:p text:style-name="P29">4</text:p>
            </text:list-item>
            <text:list-item>
              <text:p text:style-name="P29">12</text:p>
            </text:list-item>
            <text:list-item>
              <text:p text:style-name="P29">xx</text:p>
            </text:list-item>
            <text:list-item>
              <text:p text:style-name="P29">xxx</text:p>
            </text:list-item>
            <text:list-item>
              <text:p text:style-name="P29">iv</text:p>
            </text:list-item>
            <text:list-item>
              <text:p text:style-name="P29">xii</text:p>
            </text:list-item>
            <text:list-item>
              <text:p text:style-name="P29">v</text:p>
            </text:list-item>
            <text:list-item>
              <text:p text:style-name="P29">xxiv</text:p>
            </text:list-item>
            <text:list-item>
              <text:p text:style-name="P29">ix</text:p>
            </text:list-item>
            <text:list-item>
              <text:p text:style-name="P29">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365604657" text:style-name="L3">
          <text:list-item>
            <text:p text:style-name="P30">hundreds place</text:p>
          </text:list-item>
          <text:list-item>
            <text:p text:style-name="P30">hundred-thousands place</text:p>
          </text:list-item>
          <text:list-item>
            <text:p text:style-name="P30">ten-millions place</text:p>
          </text:list-item>
          <text:list-item>
            <text:p text:style-name="P30">tenths place</text:p>
          </text:list-item>
          <text:list-item>
            <text:p text:style-name="P30">ten-thousandths place</text:p>
          </text:list-item>
          <text:list-item>
            <text:p text:style-name="P30">ones place</text:p>
          </text:list-item>
          <text:list-item>
            <text:p text:style-name="P30">12,004,025</text:p>
          </text:list-item>
          <text:list-item>
            <text:p text:style-name="P30">31,337</text:p>
          </text:list-item>
          <text:list-item>
            <text:p text:style-name="P30">5,318,008</text:p>
          </text:list-item>
          <text:list-item>
            <text:p text:style-name="P30">0.7</text:p>
          </text:list-item>
          <text:list-item>
            <text:p text:style-name="P30">0.39</text:p>
          </text:list-item>
          <text:list-item>
            <text:p text:style-name="P30">15.7</text:p>
          </text:list-item>
          <text:list-item>
            <text:p text:style-name="P30">6.07</text:p>
          </text:list-item>
          <text:list-item>
            <text:p text:style-name="P30">705.0107</text:p>
          </text:list-item>
          <text:list-item>
            <text:p text:style-name="P30"><text:soft-page-break/>0.7</text:p>
          </text:list-item>
          <text:list-item>
            <text:p text:style-name="P30">95.07</text:p>
          </text:list-item>
          <text:list-item>
            <text:p text:style-name="P30">0.57</text:p>
          </text:list-item>
          <text:list-item>
            <text:p text:style-name="P30">0.0019</text:p>
          </text:list-item>
          <text:list-item>
            <text:p text:style-name="P30">406.0214</text:p>
          </text:list-item>
          <text:list-item>
            <text:p text:style-name="P30">507.0112</text:p>
          </text:list-item>
          <text:list-item>
            <text:p text:style-name="P30"><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0"><draw:frame draw:style-name="fr4"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30"><draw:frame draw:style-name="fr4"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30"><draw:frame draw:style-name="fr4"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55"><text:span text:style-name="T1">13</text:span><text:span text:style-name="T1"><draw:frame draw:style-name="fr4"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55"><text:span text:style-name="T1">80</text:span><text:span text:style-name="T1"><draw:frame draw:style-name="fr4"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826654252" text:style-name="L4">
          <text:list-item>
            <text:p text:style-name="P31">103</text:p>
          </text:list-item>
          <text:list-item>
            <text:p text:style-name="P31">1</text:p>
          </text:list-item>
          <text:list-item>
            <text:p text:style-name="P31">88</text:p>
          </text:list-item>
          <text:list-item>
            <text:p text:style-name="P31">100</text:p>
          </text:list-item>
          <text:list-item>
            <text:p text:style-name="P31">187</text:p>
          </text:list-item>
          <text:list-item>
            <text:p text:style-name="P31">29,002</text:p>
          </text:list-item>
          <text:list-item>
            <text:p text:style-name="P31">1.0</text:p>
          </text:list-item>
          <text:list-item>
            <text:p text:style-name="P31">99.7</text:p>
          </text:list-item>
          <text:list-item>
            <text:p text:style-name="P31">2.5</text:p>
          </text:list-item>
          <text:list-item>
            <text:p text:style-name="P31">29,001.5</text:p>
          </text:list-item>
          <text:list-item>
            <text:p text:style-name="P31">187.5</text:p>
          </text:list-item>
          <text:list-item>
            <text:p text:style-name="P31">13.0</text:p>
          </text:list-item>
          <text:list-item>
            <text:p text:style-name="P31">187.50</text:p>
          </text:list-item>
          <text:list-item>
            <text:p text:style-name="P31">12.99</text:p>
          </text:list-item>
          <text:list-item>
            <text:p text:style-name="P31">29,000.50</text:p>
          </text:list-item>
          <text:list-item>
            <text:p text:style-name="P31">1,234,567.87</text:p>
          </text:list-item>
          <text:list-item>
            <text:p text:style-name="P31">66.67</text:p>
          </text:list-item>
          <text:list-item>
            <text:p text:style-name="P31">5,454.55</text:p>
          </text:list-item>
          <text:list-item>
            <text:p text:style-name="P31">3</text:p>
          </text:list-item>
          <text:list-item>
            <text:p text:style-name="P31">4</text:p>
          </text:list-item>
          <text:list-item>
            <text:p text:style-name="P31">2</text:p>
          </text:list-item>
          <text:list-item>
            <text:p text:style-name="P31">3</text:p>
          </text:list-item>
          <text:list-item>
            <text:p text:style-name="P31">3</text:p>
          </text:list-item>
          <text:list-item>
            <text:p text:style-name="P31">1</text:p>
          </text:list-item>
          <text:list-item>
            <text:p text:style-name="P31">2</text:p>
          </text:list-item>
          <text:list-item>
            <text:p text:style-name="P31">2</text:p>
          </text:list-item>
          <text:list-item>
            <text:p text:style-name="P31">1</text:p>
          </text:list-item>
        </text:list>
      </text:section>
      <text:p text:style-name="P4"/>
      <text:section text:style-name="Sect2" text:name="Section6">
        <text:p text:style-name="P4">Worksheet 1-5</text:p>
        <text:list xml:id="list799246172" text:style-name="L5">
          <text:list-item>
            <text:p text:style-name="P32">55,886</text:p>
          </text:list-item>
          <text:list-item>
            <text:p text:style-name="P32">5.25</text:p>
          </text:list-item>
          <text:list-item>
            <text:p text:style-name="P32">43.79</text:p>
          </text:list-item>
          <text:list-item>
            <text:p text:style-name="P32">97.16</text:p>
          </text:list-item>
          <text:list-item>
            <text:p text:style-name="P32">35.75</text:p>
          </text:list-item>
          <text:list-item>
            <text:p text:style-name="P32">86.964</text:p>
          </text:list-item>
          <text:list-item>
            <text:p text:style-name="P32">73</text:p>
          </text:list-item>
          <text:list-item>
            <text:p text:style-name="P32">8238</text:p>
          </text:list-item>
          <text:list-item>
            <text:p text:style-name="P32">54.17</text:p>
          </text:list-item>
          <text:list-item>
            <text:p text:style-name="P32">88.10</text:p>
          </text:list-item>
          <text:list-item>
            <text:p text:style-name="P32">37.03</text:p>
          </text:list-item>
          <text:list-item>
            <text:p text:style-name="P32">34.342</text:p>
          </text:list-item>
          <text:list-item>
            <text:p text:style-name="P32">696</text:p>
          </text:list-item>
          <text:list-item>
            <text:p text:style-name="P32">4.91</text:p>
          </text:list-item>
          <text:list-item>
            <text:p text:style-name="P32">6.39</text:p>
          </text:list-item>
          <text:list-item>
            <text:p text:style-name="P32">96.98</text:p>
          </text:list-item>
          <text:list-item>
            <text:p text:style-name="P32">26.35</text:p>
          </text:list-item>
          <text:list-item>
            <text:p text:style-name="P32">83.436</text:p>
          </text:list-item>
          <text:list-item>
            <text:p text:style-name="P32">1664</text:p>
          </text:list-item>
          <text:list-item>
            <text:p text:style-name="P32">15.97</text:p>
          </text:list-item>
          <text:list-item>
            <text:p text:style-name="P32">88.06</text:p>
          </text:list-item>
          <text:list-item>
            <text:p text:style-name="P32">0.958</text:p>
          </text:list-item>
          <text:list-item>
            <text:p text:style-name="P32">0.45</text:p>
          </text:list-item>
          <text:list-item>
            <text:p text:style-name="P32">0.839</text:p>
          </text:list-item>
          <text:list-item>
            <text:p text:style-name="P32">0.086 kg</text:p>
          </text:list-item>
          <text:list-item>
            <text:p text:style-name="P56"><text:span text:style-name="T1">37.4</text:span><text:span text:style-name="T3">°</text:span><text:span text:style-name="T1"> C</text:span></text:p>
          </text:list-item>
        </text:list>
      </text:section>
      <text:p text:style-name="P4"/>
      <text:section text:style-name="Sect2" text:name="Section7">
        <text:p text:style-name="P4">Worksheet 1-6</text:p>
        <text:list xml:id="list2033798297" text:style-name="L6">
          <text:list-item>
            <text:p text:style-name="P33">780,690,145</text:p>
          </text:list-item>
          <text:list-item>
            <text:p text:style-name="P33">1.015</text:p>
          </text:list-item>
          <text:list-item>
            <text:p text:style-name="P33">366.212</text:p>
          </text:list-item>
          <text:list-item>
            <text:p text:style-name="P33">4.1454</text:p>
          </text:list-item>
          <text:list-item>
            <text:p text:style-name="P33">370.962</text:p>
          </text:list-item>
          <text:list-item>
            <text:p text:style-name="P33">41.8481</text:p>
          </text:list-item>
          <text:list-item>
            <text:p text:style-name="P33">8,238</text:p>
          </text:list-item>
          <text:list-item>
            <text:p text:style-name="P33">669.837</text:p>
          </text:list-item>
          <text:list-item>
            <text:p text:style-name="P33">1.7616</text:p>
          </text:list-item>
          <text:list-item>
            <text:p text:style-name="P33">0.01164</text:p>
          </text:list-item>
          <text:list-item>
            <text:p text:style-name="P33">18.225</text:p>
          </text:list-item>
          <text:list-item>
            <text:p text:style-name="P33">0.106512</text:p>
          </text:list-item>
          <text:list-item>
            <text:p text:style-name="P33">81 mg</text:p>
          </text:list-item>
          <text:list-item>
            <text:p text:style-name="P33">$210.72</text:p>
          </text:list-item>
          <text:list-item>
            <text:p text:style-name="P33">734.4 mg</text:p>
          </text:list-item>
        </text:list>
      </text:section>
      <text:p text:style-name="P4"/>
      <text:section text:style-name="Sect2" text:name="Section8">
        <text:p text:style-name="P4">Worksheet 1-7</text:p>
        <text:list xml:id="list700882198" text:style-name="L7">
          <text:list-item>
            <text:p text:style-name="P34">105</text:p>
          </text:list-item>
          <text:list-item>
            <text:p text:style-name="P34">16.24</text:p>
          </text:list-item>
          <text:list-item>
            <text:p text:style-name="P34">1.362</text:p>
          </text:list-item>
          <text:list-item>
            <text:p text:style-name="P34">1151.5</text:p>
          </text:list-item>
          <text:list-item>
            <text:p text:style-name="P34">6.774</text:p>
          </text:list-item>
          <text:list-item>
            <text:p text:style-name="P34">0.043</text:p>
          </text:list-item>
          <text:list-item>
            <text:p text:style-name="P34">0.015</text:p>
          </text:list-item>
          <text:list-item>
            <text:p text:style-name="P34">1.836</text:p>
          </text:list-item>
          <text:list-item>
            <text:p text:style-name="P34">440.4</text:p>
          </text:list-item>
          <text:list-item>
            <text:p text:style-name="P34">80.833</text:p>
          </text:list-item>
          <text:list-item>
            <text:p text:style-name="P34">0.9</text:p>
          </text:list-item>
          <text:list-item>
            <text:p text:style-name="P34">8.491</text:p>
          </text:list-item>
          <text:list-item>
            <text:p text:style-name="P34">32 bottles</text:p>
          </text:list-item>
          <text:list-item>
            <text:p text:style-name="P34">200 days</text:p>
          </text:list-item>
          <text:list-item>
            <text:p text:style-name="P34">120 capsules</text:p>
          </text:list-item>
          <text:list-item>
            <text:p text:style-name="P34">8 days' supply</text:p>
          </text:list-item>
        </text:list>
      </text:section>
      <text:p text:style-name="P4"/>
      <text:section text:style-name="Sect2" text:name="Section9">
        <text:p text:style-name="P4">Worksheet 1-8</text:p>
        <text:list xml:id="list1568333767" text:style-name="L8">
          <text:list-item>
            <text:p text:style-name="P35">xxxviii</text:p>
          </text:list-item>
          <text:list-item>
            <text:p text:style-name="P35">dli</text:p>
          </text:list-item>
          <text:list-item>
            <text:p text:style-name="P35">xxiv</text:p>
          </text:list-item>
          <text:list-item>
            <text:p text:style-name="P35">21</text:p>
          </text:list-item>
          <text:list-item>
            <text:p text:style-name="P35">400</text:p>
          </text:list-item>
          <text:list-item>
            <text:p text:style-name="P35">48</text:p>
          </text:list-item>
          <text:list-item>
            <text:p text:style-name="P35">ten-thousands place</text:p>
          </text:list-item>
          <text:list-item>
            <text:p text:style-name="P35">hundredths place</text:p>
          </text:list-item>
          <text:list-item>
            <text:p text:style-name="P35">tenths place</text:p>
          </text:list-item>
          <text:list-item>
            <text:p text:style-name="P35">2,015,600</text:p>
          </text:list-item>
          <text:list-item>
            <text:p text:style-name="P35">0.4004</text:p>
          </text:list-item>
          <text:list-item>
            <text:p text:style-name="P57"><text:soft-page-break/><text:span text:style-name="T1">9,876.</text:span><text:span text:style-name="T1">5432</text:span></text:p>
          </text:list-item>
          <text:list-item>
            <text:p text:style-name="P35">32,349</text:p>
          </text:list-item>
          <text:list-item>
            <text:p text:style-name="P35">82.25</text:p>
          </text:list-item>
          <text:list-item>
            <text:p text:style-name="P35">23.7</text:p>
          </text:list-item>
          <text:list-item>
            <text:p text:style-name="P35">40.842</text:p>
          </text:list-item>
          <text:list-item>
            <text:p text:style-name="P35">111.95</text:p>
          </text:list-item>
          <text:list-item>
            <text:p text:style-name="P35">134.79</text:p>
          </text:list-item>
          <text:list-item>
            <text:p text:style-name="P35">7,385</text:p>
          </text:list-item>
          <text:list-item>
            <text:p text:style-name="P35">81.89</text:p>
          </text:list-item>
          <text:list-item>
            <text:p text:style-name="P35">22.3</text:p>
          </text:list-item>
          <text:list-item>
            <text:p text:style-name="P35">92.9</text:p>
          </text:list-item>
          <text:list-item>
            <text:p text:style-name="P35">102.65</text:p>
          </text:list-item>
          <text:list-item>
            <text:p text:style-name="P35">29.01</text:p>
          </text:list-item>
          <text:list-item>
            <text:p text:style-name="P35">240</text:p>
          </text:list-item>
          <text:list-item>
            <text:p text:style-name="P35">74.4</text:p>
          </text:list-item>
          <text:list-item>
            <text:p text:style-name="P35">.1107</text:p>
          </text:list-item>
          <text:list-item>
            <text:p text:style-name="P35">10.4016</text:p>
          </text:list-item>
          <text:list-item>
            <text:p text:style-name="P35">0.1176</text:p>
          </text:list-item>
          <text:list-item>
            <text:p text:style-name="P35">20.99579</text:p>
          </text:list-item>
          <text:list-item>
            <text:p text:style-name="P35">61.5</text:p>
          </text:list-item>
          <text:list-item>
            <text:p text:style-name="P35">104.33</text:p>
          </text:list-item>
          <text:list-item>
            <text:p text:style-name="P35">1.36</text:p>
          </text:list-item>
          <text:list-item>
            <text:p text:style-name="P35">41.18</text:p>
          </text:list-item>
          <text:list-item>
            <text:p text:style-name="P35">0.2</text:p>
          </text:list-item>
          <text:list-item>
            <text:p text:style-name="P35">0.12</text:p>
          </text:list-item>
          <text:list-item>
            <text:p text:style-name="P35">454 grams</text:p>
          </text:list-item>
          <text:list-item>
            <text:p text:style-name="P35">2.3 kilograms</text:p>
          </text:list-item>
          <text:list-item>
            <text:p text:style-name="P35">$29.88</text:p>
          </text:list-item>
          <text:list-item>
            <text:p text:style-name="P35">14 days</text:p>
          </text:list-item>
        </text:list>
      </text:section>
      <text:p text:style-name="P4"/>
      <text:p text:style-name="P3">Chapter 2 - Fractions</text:p>
      <text:p text:style-name="P4"/>
      <text:section text:style-name="Sect2" text:name="Section10">
        <text:p text:style-name="P4">Worksheet 2-1</text:p>
        <text:list xml:id="list944648914" text:style-name="L9">
          <text:list-item>
            <text:p text:style-name="P36">0.2</text:p>
          </text:list-item>
          <text:list-item>
            <text:p text:style-name="P36">0.5</text:p>
          </text:list-item>
          <text:list-item>
            <text:p text:style-name="P36">0.5</text:p>
          </text:list-item>
          <text:list-item>
            <text:p text:style-name="P36">0.1</text:p>
          </text:list-item>
          <text:list-item>
            <text:p text:style-name="P36">0.083</text:p>
          </text:list-item>
          <text:list-item>
            <text:p text:style-name="P36">0.01</text:p>
          </text:list-item>
          <text:list-item>
            <text:p text:style-name="P36">0.001</text:p>
          </text:list-item>
          <text:list-item>
            <text:p text:style-name="P36">0.667</text:p>
          </text:list-item>
          <text:list-item>
            <text:p text:style-name="P36">0.75</text:p>
          </text:list-item>
          <text:list-item>
            <text:p text:style-name="P36">0.8</text:p>
          </text:list-item>
          <text:list-item>
            <text:p text:style-name="P36">0.375</text:p>
          </text:list-item>
          <text:list-item>
            <text:p text:style-name="P36">0.417</text:p>
          </text:list-item>
          <text:list-item>
            <text:p text:style-name="P36">0.389</text:p>
          </text:list-item>
          <text:list-item>
            <text:p text:style-name="P36">0.364</text:p>
          </text:list-item>
          <text:list-item>
            <text:p text:style-name="P36">0.091</text:p>
          </text:list-item>
          <text:list-item>
            <text:p text:style-name="P36">0.143</text:p>
          </text:list-item>
          <text:list-item>
            <text:p text:style-name="P36">0.164</text:p>
          </text:list-item>
          <text:list-item>
            <text:p text:style-name="P36">0.206</text:p>
          </text:list-item>
          <text:list-item>
            <text:p text:style-name="P36">0.211</text:p>
          </text:list-item>
          <text:list-item>
            <text:p text:style-name="P36">0.277</text:p>
          </text:list-item>
          <text:list-item>
            <text:p text:style-name="P36"><draw:frame draw:style-name="fr4"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36"><draw:frame draw:style-name="fr4"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36"><draw:frame draw:style-name="fr4"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36"><draw:frame draw:style-name="fr4"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36"><draw:frame draw:style-name="fr4"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36"><draw:frame draw:style-name="fr4"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36"><draw:frame draw:style-name="fr4"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36"><draw:frame draw:style-name="fr4"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36"><draw:frame draw:style-name="fr4"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36"><draw:frame draw:style-name="fr4"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36"><draw:frame draw:style-name="fr4"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36"><draw:frame draw:style-name="fr4"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36"><draw:frame draw:style-name="fr4"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36"><draw:frame draw:style-name="fr4"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36"><draw:frame draw:style-name="fr4"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36"><draw:frame draw:style-name="fr4"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36"><draw:frame draw:style-name="fr4"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36"><draw:frame draw:style-name="fr4"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36"><draw:frame draw:style-name="fr4"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36"><draw:frame draw:style-name="fr4"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502222650" text:style-name="L10">
          <text:list-item>
            <text:p text:style-name="P37"><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7"><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7"><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7"><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7"><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7"><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7"><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7"><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7"><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7"><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7"><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7"><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7"><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7"><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7"><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7"><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7"><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7"><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7"><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7"><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7"><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7"><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7"><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7"><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7"><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7"><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7"><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7"><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7"><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7"><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2032332190" text:style-name="L11">
          <text:list-item>
            <text:p text:style-name="P38"><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38"><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38"><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38"><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38"><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38"><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38"><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38"><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38"><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38"><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38"><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38"><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38"><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38"><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38"><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38"><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38"><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38"><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38"><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38"><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38"><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38"><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38"><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38"><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018593677" text:style-name="L12">
          <text:list-item>
            <text:p text:style-name="P39"><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39"><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39"><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39"><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39"><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39"><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39">0 </text:p>
          </text:list-item>
          <text:list-item>
            <text:p text:style-name="P39"><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39"><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39"><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39"><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39"><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39"><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39"><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39"><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39"><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39">18 </text:p>
          </text:list-item>
          <text:list-item>
            <text:p text:style-name="P39"><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39"><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39"><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39"><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39">20 </text:p>
          </text:list-item>
          <text:list-item>
            <text:p text:style-name="P39"><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39">18 </text:p>
          </text:list-item>
        </text:list>
      </text:section>
      <text:p text:style-name="P4"/>
      <text:section text:style-name="Sect2" text:name="Section14">
        <text:p text:style-name="P4"><text:soft-page-break/>Worksheet 2-5</text:p>
        <text:list xml:id="list794144512" text:style-name="L13">
          <text:list-item>
            <text:p text:style-name="P58">1</text:p>
          </text:list-item>
          <text:list-item>
            <text:p text:style-name="P58"><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58"><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58"><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58"><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58"><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58"><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58">1</text:p>
          </text:list-item>
          <text:list-item>
            <text:p text:style-name="P58"><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58">32</text:p>
          </text:list-item>
          <text:list-item>
            <text:p text:style-name="P58"><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58"><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58"><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58"><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58">80 capsules</text:p>
          </text:list-item>
          <text:list-item>
            <text:p text:style-name="P58">25 syringes</text:p>
          </text:list-item>
        </text:list>
      </text:section>
      <text:p text:style-name="P4"/>
      <text:section text:style-name="Sect2" text:name="Section15">
        <text:p text:style-name="P4">Worksheet 2-6</text:p>
        <text:list xml:id="list326520130" text:style-name="L14">
          <text:list-item>
            <text:p text:style-name="P59">0.467</text:p>
          </text:list-item>
          <text:list-item>
            <text:p text:style-name="P59">0.325</text:p>
          </text:list-item>
          <text:list-item>
            <text:p text:style-name="P59">0.625</text:p>
          </text:list-item>
          <text:list-item>
            <text:p text:style-name="P59">0.867</text:p>
          </text:list-item>
          <text:list-item>
            <text:p text:style-name="P59">0.567</text:p>
          </text:list-item>
          <text:list-item>
            <text:p text:style-name="P59">0.875</text:p>
          </text:list-item>
          <text:list-item>
            <text:p text:style-name="P59">0.333</text:p>
          </text:list-item>
          <text:list-item>
            <text:p text:style-name="P59">0.68</text:p>
          </text:list-item>
          <text:list-item>
            <text:p text:style-name="P59">0.351</text:p>
          </text:list-item>
          <text:list-item>
            <text:p text:style-name="P59"><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59"><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59"><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59"><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59"><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59"><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59"><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59"><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59"><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59"><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59"><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59"><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59"><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59"><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59"><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59"><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59"><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59"><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59"><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59"><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59"><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59"><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59"><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59"><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59"><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59"><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59"><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59">20</text:p>
          </text:list-item>
          <text:list-item>
            <text:p text:style-name="P59"><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59"><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59"><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59"><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59"><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59">5 mg</text:p>
          </text:list-item>
          <text:list-item>
            <text:p text:style-name="P59">40 doses</text:p>
          </text:list-item>
          <text:list-item>
            <text:p text:style-name="P59"><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580514234" text:style-name="L15">
          <text:list-item>
            <text:p text:style-name="P60">24.44%</text:p>
          </text:list-item>
          <text:list-item>
            <text:p text:style-name="P60">30%</text:p>
          </text:list-item>
          <text:list-item>
            <text:p text:style-name="P60">50%</text:p>
          </text:list-item>
          <text:list-item>
            <text:p text:style-name="P60">12.5%</text:p>
          </text:list-item>
          <text:list-item>
            <text:p text:style-name="P60">75%</text:p>
          </text:list-item>
          <text:list-item>
            <text:p text:style-name="P60">2%</text:p>
          </text:list-item>
          <text:list-item>
            <text:p text:style-name="P60">9%</text:p>
          </text:list-item>
          <text:list-item>
            <text:p text:style-name="P60">10%</text:p>
          </text:list-item>
          <text:list-item>
            <text:p text:style-name="P60">80%</text:p>
          </text:list-item>
          <text:list-item>
            <text:p text:style-name="P60">36%</text:p>
          </text:list-item>
          <text:list-item>
            <text:p text:style-name="P60">52%</text:p>
          </text:list-item>
          <text:list-item>
            <text:p text:style-name="P60">40%</text:p>
          </text:list-item>
          <text:list-item>
            <text:p text:style-name="P60">65%</text:p>
          </text:list-item>
          <text:list-item>
            <text:p text:style-name="P60">2.5%</text:p>
          </text:list-item>
          <text:list-item>
            <text:p text:style-name="P60"><text:soft-page-break/>3.5%</text:p>
          </text:list-item>
          <text:list-item>
            <text:p text:style-name="P60">5.5%</text:p>
          </text:list-item>
          <text:list-item>
            <text:p text:style-name="P60">0.4%</text:p>
          </text:list-item>
          <text:list-item>
            <text:p text:style-name="P60">110%</text:p>
          </text:list-item>
          <text:list-item>
            <text:p text:style-name="P60">175%</text:p>
          </text:list-item>
          <text:list-item>
            <text:p text:style-name="P60">200%</text:p>
          </text:list-item>
          <text:list-item>
            <text:p text:style-name="P60">0.33</text:p>
          </text:list-item>
          <text:list-item>
            <text:p text:style-name="P60">0.24</text:p>
          </text:list-item>
          <text:list-item>
            <text:p text:style-name="P60">0.333</text:p>
          </text:list-item>
          <text:list-item>
            <text:p text:style-name="P60">0.505</text:p>
          </text:list-item>
          <text:list-item>
            <text:p text:style-name="P60">0.2</text:p>
          </text:list-item>
          <text:list-item>
            <text:p text:style-name="P60">0.47</text:p>
          </text:list-item>
          <text:list-item>
            <text:p text:style-name="P60">0.93</text:p>
          </text:list-item>
          <text:list-item>
            <text:p text:style-name="P60">0.325</text:p>
          </text:list-item>
          <text:list-item>
            <text:p text:style-name="P60">0.75</text:p>
          </text:list-item>
          <text:list-item>
            <text:p text:style-name="P60">0.8332</text:p>
          </text:list-item>
          <text:list-item>
            <text:p text:style-name="P60">0.6666667</text:p>
          </text:list-item>
          <text:list-item>
            <text:p text:style-name="P60">0.185</text:p>
          </text:list-item>
          <text:list-item>
            <text:p text:style-name="P60">0.013</text:p>
          </text:list-item>
          <text:list-item>
            <text:p text:style-name="P60">0.0025</text:p>
          </text:list-item>
          <text:list-item>
            <text:p text:style-name="P60">0.00125</text:p>
          </text:list-item>
          <text:list-item>
            <text:p text:style-name="P60">80%</text:p>
          </text:list-item>
          <text:list-item>
            <text:p text:style-name="P60">20%</text:p>
          </text:list-item>
          <text:list-item>
            <text:p text:style-name="P60">87.5%</text:p>
          </text:list-item>
          <text:list-item>
            <text:p text:style-name="P60">75%</text:p>
          </text:list-item>
          <text:list-item>
            <text:p text:style-name="P60">85.7% (rounded)</text:p>
          </text:list-item>
          <text:list-item>
            <text:p text:style-name="P60">85%</text:p>
          </text:list-item>
          <text:list-item>
            <text:p text:style-name="P60">62.5%</text:p>
          </text:list-item>
          <text:list-item>
            <text:p text:style-name="P60">42.9% (rounded)</text:p>
          </text:list-item>
          <text:list-item>
            <text:p text:style-name="P60">30%</text:p>
          </text:list-item>
          <text:list-item>
            <text:p text:style-name="P60">60%</text:p>
          </text:list-item>
          <text:list-item>
            <text:p text:style-name="P60">87.5%</text:p>
          </text:list-item>
          <text:list-item>
            <text:p text:style-name="P60">80%</text:p>
          </text:list-item>
          <text:list-item>
            <text:p text:style-name="P60">55%</text:p>
          </text:list-item>
          <text:list-item>
            <text:p text:style-name="P60">88.9% (rounded)</text:p>
          </text:list-item>
          <text:list-item>
            <text:p text:style-name="P60">50%</text:p>
          </text:list-item>
        </text:list>
      </text:section>
      <text:p text:style-name="P4"/>
      <text:section text:style-name="Sect2" text:name="Section17">
        <text:p text:style-name="P4">Worksheet 3-2</text:p>
        <text:list xml:id="list1490869976" text:style-name="L16">
          <text:list-item>
            <text:p text:style-name="P61"><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1"><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1"><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1"><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1"><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1">1</text:p>
          </text:list-item>
          <text:list-item>
            <text:p text:style-name="P61"><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1"><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1"><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1"><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1"><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1"><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1"><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1"><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1"><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1">150</text:p>
          </text:list-item>
          <text:list-item>
            <text:p text:style-name="P61">6</text:p>
          </text:list-item>
          <text:list-item>
            <text:p text:style-name="P61">3</text:p>
          </text:list-item>
          <text:list-item>
            <text:p text:style-name="P61">37.5</text:p>
          </text:list-item>
          <text:list-item>
            <text:p text:style-name="P61">3</text:p>
          </text:list-item>
          <text:list-item>
            <text:p text:style-name="P61">32</text:p>
          </text:list-item>
          <text:list-item>
            <text:p text:style-name="P61">90</text:p>
          </text:list-item>
          <text:list-item>
            <text:p text:style-name="P61">1.7</text:p>
          </text:list-item>
          <text:list-item>
            <text:p text:style-name="P61">5.5</text:p>
          </text:list-item>
          <text:list-item>
            <text:p text:style-name="P61">29.7</text:p>
          </text:list-item>
          <text:list-item>
            <text:p text:style-name="P61">2.5</text:p>
          </text:list-item>
          <text:list-item>
            <text:p text:style-name="P61">36</text:p>
          </text:list-item>
          <text:list-item>
            <text:p text:style-name="P61">20</text:p>
          </text:list-item>
          <text:list-item>
            <text:p text:style-name="P61">90</text:p>
          </text:list-item>
          <text:list-item>
            <text:p text:style-name="P61">280</text:p>
          </text:list-item>
          <text:list-item>
            <text:p text:style-name="P61">10</text:p>
          </text:list-item>
          <text:list-item>
            <text:p text:style-name="P61">8.4</text:p>
          </text:list-item>
          <text:list-item>
            <text:p text:style-name="P61">4.8</text:p>
          </text:list-item>
          <text:list-item>
            <text:p text:style-name="P61">7.5</text:p>
          </text:list-item>
          <text:list-item>
            <text:p text:style-name="P61">12</text:p>
          </text:list-item>
          <text:list-item>
            <text:p text:style-name="P61">12</text:p>
          </text:list-item>
          <text:list-item>
            <text:p text:style-name="P61">50</text:p>
          </text:list-item>
          <text:list-item>
            <text:p text:style-name="P61">12.5</text:p>
          </text:list-item>
          <text:list-item>
            <text:p text:style-name="P61">27</text:p>
          </text:list-item>
          <text:list-item>
            <text:p text:style-name="P61">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1028969058" text:style-name="L17">
          <text:list-item>
            <text:p text:style-name="P62">2</text:p>
          </text:list-item>
          <text:list-item>
            <text:p text:style-name="P62">16%</text:p>
          </text:list-item>
          <text:list-item>
            <text:p text:style-name="P62">175</text:p>
          </text:list-item>
          <text:list-item>
            <text:p text:style-name="P62">198</text:p>
          </text:list-item>
          <text:list-item>
            <text:p text:style-name="P62">28%</text:p>
          </text:list-item>
          <text:list-item>
            <text:p text:style-name="P62">2500</text:p>
          </text:list-item>
          <text:list-item>
            <text:p text:style-name="P62">325</text:p>
          </text:list-item>
          <text:list-item>
            <text:p text:style-name="P62">25%</text:p>
          </text:list-item>
          <text:list-item>
            <text:p text:style-name="P62">15</text:p>
          </text:list-item>
          <text:list-item>
            <text:p text:style-name="P62">100.8</text:p>
          </text:list-item>
          <text:list-item>
            <text:p text:style-name="P62">20%</text:p>
          </text:list-item>
          <text:list-item>
            <text:p text:style-name="P62">20</text:p>
          </text:list-item>
          <text:list-item>
            <text:p text:style-name="P62">18</text:p>
          </text:list-item>
          <text:list-item>
            <text:p text:style-name="P62">90%</text:p>
          </text:list-item>
          <text:list-item>
            <text:p text:style-name="P62">32</text:p>
          </text:list-item>
          <text:list-item>
            <text:p text:style-name="P62">62</text:p>
          </text:list-item>
          <text:list-item>
            <text:p text:style-name="P62">92%</text:p>
          </text:list-item>
          <text:list-item>
            <text:p text:style-name="P62">500</text:p>
          </text:list-item>
          <text:list-item>
            <text:p text:style-name="P62">42</text:p>
          </text:list-item>
          <text:list-item>
            <text:p text:style-name="P62">81.25%</text:p>
          </text:list-item>
          <text:list-item>
            <text:p text:style-name="P62">92% correct</text:p>
          </text:list-item>
          <text:list-item>
            <text:p text:style-name="P62">23 students</text:p>
          </text:list-item>
          <text:list-item>
            <text:p text:style-name="P62">3,077 people</text:p>
          </text:list-item>
          <text:list-item>
            <text:p text:style-name="P62">64% of his savings</text:p>
          </text:list-item>
          <text:list-item>
            <text:p text:style-name="P62">2,800 hairs</text:p>
          </text:list-item>
          <text:list-item>
            <text:p text:style-name="P62">68% of patients</text:p>
          </text:list-item>
        </text:list>
      </text:section>
      <text:p text:style-name="P4"/>
      <text:section text:style-name="Sect2" text:name="Section19">
        <text:p text:style-name="P4">Worksheet 3-4</text:p>
        <text:list xml:id="list1742628450" text:style-name="L18">
          <text:list-item>
            <text:p text:style-name="P40"><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0"><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0"><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0">0.33</text:p>
          </text:list-item>
          <text:list-item>
            <text:p text:style-name="P40">0.045</text:p>
          </text:list-item>
          <text:list-item>
            <text:p text:style-name="P40">0.0294</text:p>
          </text:list-item>
          <text:list-item>
            <text:p text:style-name="P40">25%</text:p>
          </text:list-item>
          <text:list-item>
            <text:p text:style-name="P40">40%</text:p>
          </text:list-item>
          <text:list-item>
            <text:p text:style-name="P40">70%</text:p>
          </text:list-item>
          <text:list-item>
            <text:p text:style-name="P40">70%</text:p>
          </text:list-item>
          <text:list-item>
            <text:p text:style-name="P40">46.7%</text:p>
          </text:list-item>
          <text:list-item>
            <text:p text:style-name="P40">0.6%</text:p>
          </text:list-item>
          <text:list-item>
            <text:p text:style-name="P40">48</text:p>
          </text:list-item>
          <text:list-item>
            <text:p text:style-name="P40">6</text:p>
          </text:list-item>
          <text:list-item>
            <text:p text:style-name="P40">10%</text:p>
          </text:list-item>
          <text:list-item>
            <text:p text:style-name="P40">66.7%</text:p>
          </text:list-item>
          <text:list-item>
            <text:p text:style-name="P40">250</text:p>
          </text:list-item>
          <text:list-item>
            <text:p text:style-name="P40">27.3</text:p>
          </text:list-item>
          <text:list-item>
            <text:p text:style-name="P40">210</text:p>
          </text:list-item>
          <text:list-item>
            <text:p text:style-name="P40">5%</text:p>
          </text:list-item>
          <text:list-item>
            <text:p text:style-name="P40">7 instructors</text:p>
          </text:list-item>
          <text:list-item>
            <text:p text:style-name="P40">27 milligrams</text:p>
          </text:list-item>
          <text:list-item>
            <text:p text:style-name="P40">6.5 pounds</text:p>
          </text:list-item>
          <text:list-item>
            <text:p text:style-name="P40">24 patients</text:p>
          </text:list-item>
          <text:list-item>
            <text:p text:style-name="P40">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834554664" text:style-name="L19">
          <text:list-item>
            <text:p text:style-name="P41">1</text:p>
          </text:list-item>
          <text:list-item>
            <text:p text:style-name="P41">2</text:p>
          </text:list-item>
          <text:list-item>
            <text:p text:style-name="P41">1</text:p>
          </text:list-item>
          <text:list-item>
            <text:p text:style-name="P41">4</text:p>
          </text:list-item>
          <text:list-item>
            <text:p text:style-name="P41">8</text:p>
          </text:list-item>
          <text:list-item>
            <text:p text:style-name="P41">9</text:p>
          </text:list-item>
          <text:list-item>
            <text:p text:style-name="P41">27</text:p>
          </text:list-item>
          <text:list-item>
            <text:p text:style-name="P41">81</text:p>
          </text:list-item>
          <text:list-item>
            <text:p text:style-name="P41">100</text:p>
          </text:list-item>
          <text:list-item>
            <text:p text:style-name="P41">216</text:p>
          </text:list-item>
          <text:list-item>
            <text:p text:style-name="P41">1</text:p>
          </text:list-item>
          <text:list-item>
            <text:p text:style-name="P41"><text:soft-page-break/>25</text:p>
          </text:list-item>
          <text:list-item>
            <text:p text:style-name="P41">1</text:p>
          </text:list-item>
          <text:list-item>
            <text:p text:style-name="P41">81</text:p>
          </text:list-item>
          <text:list-item>
            <text:p text:style-name="P41">1</text:p>
          </text:list-item>
          <text:list-item>
            <text:p text:style-name="P41">20,736</text:p>
          </text:list-item>
          <text:list-item>
            <text:p text:style-name="P41">1,728</text:p>
          </text:list-item>
          <text:list-item>
            <text:p text:style-name="P41">10,000</text:p>
          </text:list-item>
          <text:list-item>
            <text:p text:style-name="P41">1</text:p>
          </text:list-item>
          <text:list-item>
            <text:p text:style-name="P41">343</text:p>
          </text:list-item>
          <text:list-item>
            <text:p text:style-name="P41"><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1"><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1"><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1"><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1"><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1"><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1"><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1"><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1"><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1"><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1">0.000000614</text:p>
          </text:list-item>
          <text:list-item>
            <text:p text:style-name="P41">0.00306</text:p>
          </text:list-item>
          <text:list-item>
            <text:p text:style-name="P41">0.00028</text:p>
          </text:list-item>
          <text:list-item>
            <text:p text:style-name="P41">0.1</text:p>
          </text:list-item>
          <text:list-item>
            <text:p text:style-name="P41">0.001</text:p>
          </text:list-item>
          <text:list-item>
            <text:p text:style-name="P41">67,000,000</text:p>
          </text:list-item>
          <text:list-item>
            <text:p text:style-name="P41">909,000</text:p>
          </text:list-item>
          <text:list-item>
            <text:p text:style-name="P41">1</text:p>
          </text:list-item>
          <text:list-item>
            <text:p text:style-name="P41">1,000,000</text:p>
          </text:list-item>
          <text:list-item>
            <text:p text:style-name="P41">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1536423803" text:style-name="L20">
          <text:list-item>
            <text:p text:style-name="P42">216</text:p>
          </text:list-item>
          <text:list-item>
            <text:p text:style-name="P42">25</text:p>
          </text:list-item>
          <text:list-item>
            <text:p text:style-name="P42">16,384</text:p>
          </text:list-item>
          <text:list-item>
            <text:p text:style-name="P42">81</text:p>
          </text:list-item>
          <text:list-item>
            <text:p text:style-name="P42">100</text:p>
          </text:list-item>
          <text:list-item>
            <text:p text:style-name="P42">36</text:p>
          </text:list-item>
          <text:list-item>
            <text:p text:style-name="P42">125</text:p>
          </text:list-item>
          <text:list-item>
            <text:p text:style-name="P42">1024</text:p>
          </text:list-item>
          <text:list-item>
            <text:p text:style-name="P42">27</text:p>
          </text:list-item>
          <text:list-item>
            <text:p text:style-name="P42">10,000</text:p>
          </text:list-item>
          <text:list-item>
            <text:p text:style-name="P42"><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2"><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2"><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2"><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2"><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2"><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2"><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2"><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2"><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2"><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2"><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2"><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907429401" text:style-name="L21">
          <text:list-item>
            <text:p text:style-name="P43">The medication should be scheduled for 1300, 1700, 2100, 0100, 0500, and 0900</text:p>
          </text:list-item>
          <text:list-item>
            <text:p text:style-name="P43">602,000,000,000,000,000,000,000</text:p>
          </text:list-item>
          <text:list-item>
            <text:p text:style-name="P43">81</text:p>
          </text:list-item>
          <text:list-item>
            <text:p text:style-name="P43"><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3"><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511128714" text:style-name="L22">
          <text:list-item>
            <text:p text:style-name="P63">1:5</text:p>
          </text:list-item>
          <text:list-item>
            <text:p text:style-name="P63">2:11</text:p>
          </text:list-item>
          <text:list-item>
            <text:p text:style-name="P63">2:9</text:p>
          </text:list-item>
          <text:list-item>
            <text:p text:style-name="P63">15:23</text:p>
          </text:list-item>
          <text:list-item>
            <text:p text:style-name="P63">1:9</text:p>
          </text:list-item>
          <text:list-item>
            <text:p text:style-name="P63">5:1</text:p>
          </text:list-item>
          <text:list-item>
            <text:p text:style-name="P63">6:1</text:p>
          </text:list-item>
          <text:list-item>
            <text:p text:style-name="P63">8:3</text:p>
          </text:list-item>
          <text:list-item>
            <text:p text:style-name="P63">1:3</text:p>
          </text:list-item>
          <text:list-item>
            <text:p text:style-name="P63">1:10</text:p>
          </text:list-item>
          <text:list-item>
            <text:p text:style-name="P63">900 oz of sol; 3:900 or 1:300</text:p>
          </text:list-item>
          <text:list-item>
            <text:p text:style-name="P63">30:90 or 1:3</text:p>
          </text:list-item>
          <text:list-item>
            <text:p text:style-name="P63">60 oz of sol; 20:60 or 1:3</text:p>
          </text:list-item>
          <text:list-item>
            <text:p text:style-name="P63">50 g of sol; 10:50 or 1:5</text:p>
          </text:list-item>
          <text:list-item>
            <text:p text:style-name="P63">3:90 or 1:30</text:p>
          </text:list-item>
          <text:list-item>
            <text:p text:style-name="P63">2:40 or 1:20</text:p>
          </text:list-item>
          <text:list-item>
            <text:p text:style-name="P63">100 oz of sol; 5:100 or 1:20</text:p>
          </text:list-item>
        </text:list>
      </text:section>
      <text:p text:style-name="P4"/>
      <text:section text:style-name="Sect2" text:name="Section26">
        <text:p text:style-name="P4">Worksheet 5-2</text:p>
        <text:list xml:id="list1883980110" text:style-name="L23">
          <text:list-item>
            <text:p text:style-name="P64">1:4</text:p>
          </text:list-item>
          <text:list-item>
            <text:p text:style-name="P64">3:17</text:p>
          </text:list-item>
          <text:list-item>
            <text:p text:style-name="P64">1:5</text:p>
          </text:list-item>
          <text:list-item>
            <text:p text:style-name="P64">2:7</text:p>
          </text:list-item>
          <text:list-item>
            <text:p text:style-name="P64">5:19</text:p>
          </text:list-item>
          <text:list-item>
            <text:p text:style-name="P64">23:25</text:p>
          </text:list-item>
          <text:list-item>
            <text:p text:style-name="P64">1:6</text:p>
          </text:list-item>
          <text:list-item>
            <text:p text:style-name="P64">5:1</text:p>
          </text:list-item>
          <text:list-item>
            <text:p text:style-name="P64">100:1</text:p>
          </text:list-item>
          <text:list-item>
            <text:p text:style-name="P64">1:4</text:p>
          </text:list-item>
          <text:list-item>
            <text:p text:style-name="P64">400 oz of sol; 5:400 or <text:soft-page-break/>1:80</text:p>
          </text:list-item>
          <text:list-item>
            <text:p text:style-name="P64">10 oz of sol; 2:10 or 1:5</text:p>
          </text:list-item>
          <text:list-item>
            <text:p text:style-name="P64">68:110 or 34:55</text:p>
          </text:list-item>
          <text:list-item>
            <text:p text:style-name="P64">744 oz of sol; 3:744 or 1:248</text:p>
          </text:list-item>
          <text:list-item>
            <text:p text:style-name="P64">1:10:20</text:p>
          </text:list-item>
        </text:list>
      </text:section>
      <text:p text:style-name="P4"/>
      <text:section text:style-name="Sect2" text:name="Section27">
        <text:p text:style-name="P4">Worksheet 5-3</text:p>
        <text:list xml:id="list763696260" text:style-name="L24">
          <text:list-item>
            <text:p text:style-name="P65"><text:s/></text:p>
            <text:list>
              <text:list-item>
                <text:p text:style-name="P65">The extremes are 5 and 40.</text:p>
              </text:list-item>
              <text:list-item>
                <text:p text:style-name="P65">The means are 8 and 25.</text:p>
              </text:list-item>
            </text:list>
          </text:list-item>
          <text:list-item>
            <text:p text:style-name="P65">6</text:p>
          </text:list-item>
          <text:list-item>
            <text:p text:style-name="P65">21</text:p>
          </text:list-item>
          <text:list-item>
            <text:p text:style-name="P65">2</text:p>
          </text:list-item>
          <text:list-item>
            <text:p text:style-name="P65">14</text:p>
          </text:list-item>
          <text:list-item>
            <text:p text:style-name="P65">12</text:p>
          </text:list-item>
          <text:list-item>
            <text:p text:style-name="P65">2</text:p>
          </text:list-item>
          <text:list-item>
            <text:p text:style-name="P65">1</text:p>
          </text:list-item>
          <text:list-item>
            <text:p text:style-name="P65">10</text:p>
          </text:list-item>
          <text:list-item>
            <text:p text:style-name="P65">3</text:p>
          </text:list-item>
          <text:list-item>
            <text:p text:style-name="P65">2</text:p>
          </text:list-item>
          <text:list-item>
            <text:p text:style-name="P65">5</text:p>
          </text:list-item>
          <text:list-item>
            <text:p text:style-name="P65">1</text:p>
          </text:list-item>
          <text:list-item>
            <text:p text:style-name="P65">6</text:p>
          </text:list-item>
          <text:list-item>
            <text:p text:style-name="P65">2</text:p>
          </text:list-item>
          <text:list-item>
            <text:p text:style-name="P65">60</text:p>
          </text:list-item>
          <text:list-item>
            <text:p text:style-name="P65">1</text:p>
          </text:list-item>
          <text:list-item>
            <text:p text:style-name="P65">1,000</text:p>
          </text:list-item>
          <text:list-item>
            <text:p text:style-name="P65">8</text:p>
          </text:list-item>
        </text:list>
      </text:section>
      <text:p text:style-name="P4"/>
      <text:section text:style-name="Sect2" text:name="Section28">
        <text:p text:style-name="P4">Worksheet 5-4</text:p>
        <text:list xml:id="list1473764950" text:style-name="L25">
          <text:list-item>
            <text:p text:style-name="P66"><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6"><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6"><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6"><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6"><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6"><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6">3</text:p>
          </text:list-item>
          <text:list-item>
            <text:p text:style-name="P66">5</text:p>
          </text:list-item>
          <text:list-item>
            <text:p text:style-name="P66">9</text:p>
          </text:list-item>
          <text:list-item>
            <text:p text:style-name="P66">15</text:p>
          </text:list-item>
          <text:list-item>
            <text:p text:style-name="P66">3</text:p>
          </text:list-item>
          <text:list-item>
            <text:p text:style-name="P66">16</text:p>
          </text:list-item>
          <text:list-item>
            <text:p text:style-name="P66">1.25</text:p>
          </text:list-item>
          <text:list-item>
            <text:p text:style-name="P66">200</text:p>
          </text:list-item>
          <text:list-item>
            <text:p text:style-name="P66">100</text:p>
          </text:list-item>
          <text:list-item>
            <text:p text:style-name="P66">3.22 g</text:p>
          </text:list-item>
          <text:list-item>
            <text:p text:style-name="P66">0.175 oz of boric acid</text:p>
          </text:list-item>
          <text:list-item>
            <text:p text:style-name="P66">6 oz of magnesium sulfate</text:p>
          </text:list-item>
          <text:list-item>
            <text:p text:style-name="P66">45 g of salt</text:p>
          </text:list-item>
          <text:list-item>
            <text:p text:style-name="P66">0.16 oz of boric acid</text:p>
          </text:list-item>
        </text:list>
      </text:section>
      <text:p text:style-name="P4"/>
      <text:section text:style-name="Sect2" text:name="Section29">
        <text:p text:style-name="P4">Worksheet 5-5</text:p>
        <text:list xml:id="list866177905" text:style-name="L26">
          <text:list-item>
            <text:p text:style-name="P67"><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67"><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67"><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67"><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67"><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67"><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67">10</text:p>
          </text:list-item>
          <text:list-item>
            <text:p text:style-name="P67">10</text:p>
          </text:list-item>
          <text:list-item>
            <text:p text:style-name="P67">8.5</text:p>
          </text:list-item>
          <text:list-item>
            <text:p text:style-name="P67">5.<text:span text:style-name="T14">5</text:span></text:p>
          </text:list-item>
          <text:list-item>
            <text:p text:style-name="P67">50</text:p>
          </text:list-item>
          <text:list-item>
            <text:p text:style-name="P67">0.6</text:p>
          </text:list-item>
          <text:list-item>
            <text:p text:style-name="P67">3.74</text:p>
          </text:list-item>
          <text:list-item>
            <text:p text:style-name="P67">60 mL</text:p>
          </text:list-item>
          <text:list-item>
            <text:p text:style-name="P67">3.15 L</text:p>
          </text:list-item>
          <text:list-item>
            <text:p text:style-name="P67">1.65</text:p>
          </text:list-item>
          <text:list-item>
            <text:p text:style-name="P67">$49.84</text:p>
          </text:list-item>
          <text:list-item>
            <text:p text:style-name="P67">33.11 mL of colloids</text:p>
          </text:list-item>
        </text:list>
      </text:section>
      <text:p text:style-name="P4"/>
      <text:section text:style-name="Sect3" text:name="Section30">
        <text:p text:style-name="P4">Worksheet 5-6</text:p>
        <text:list xml:id="list964092013" text:style-name="L27">
          <text:list-item>
            <text:p text:style-name="P68"><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68"><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68"><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68"><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68"><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68"><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68"><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68"><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68"><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68"><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951531204" text:style-name="L28">
          <text:list-item>
            <text:p text:style-name="P69"><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69"><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69"><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69"><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69"><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69"><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69"><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69"><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569676719" text:style-name="L29">
          <text:list-item>
            <text:p text:style-name="P70"><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0"><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0"><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0"><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0"><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0"><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0"><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0"><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0"><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978168275" text:style-name="L30">
          <text:list-item>
            <text:p text:style-name="P71">1:9</text:p>
          </text:list-item>
          <text:list-item>
            <text:p text:style-name="P71">1:6</text:p>
          </text:list-item>
          <text:list-item>
            <text:p text:style-name="P71">1:6</text:p>
          </text:list-item>
          <text:list-item>
            <text:p text:style-name="P71">20:100 or 1:5</text:p>
          </text:list-item>
          <text:list-item>
            <text:p text:style-name="P71">125 mL of a drug</text:p>
          </text:list-item>
          <text:list-item>
            <text:p text:style-name="P71">2.4 g of hydrocortisone</text:p>
          </text:list-item>
          <text:list-item>
            <text:p text:style-name="P71"><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1"><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1"><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1">6</text:p>
          </text:list-item>
          <text:list-item>
            <text:p text:style-name="P71">8</text:p>
          </text:list-item>
          <text:list-item>
            <text:p text:style-name="P71">6</text:p>
          </text:list-item>
          <text:list-item>
            <text:p text:style-name="P71">40.5 g</text:p>
          </text:list-item>
          <text:list-item>
            <text:p text:style-name="P71">28.4 g</text:p>
          </text:list-item>
          <text:list-item>
            <text:p text:style-name="P71">18.3 g</text:p>
          </text:list-item>
          <text:list-item>
            <text:p text:style-name="P71">1 mL</text:p>
          </text:list-item>
          <text:list-item>
            <text:p text:style-name="P71">3.<text:span text:style-name="T14">3</text:span> in.</text:p>
          </text:list-item>
          <text:list-item>
            <text:p text:style-name="P71">2 g</text:p>
          </text:list-item>
        </text:list>
      </text:section>
      <text:section text:style-name="Sect3" text:name="Section34">
        <text:list xml:id="list1599333471" text:continue-numbering="true" text:style-name="L30">
          <text:list-item>
            <text:p text:style-name="P71"><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1"><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1"><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1"><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1"><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1"><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1"><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1"><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1"><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1"><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460939067" text:style-name="L31">
          <text:list-item>
            <text:p text:style-name="P72">122<text:span text:style-name="T2">º</text:span><text:span text:style-name="T15"> F</text:span></text:p>
          </text:list-item>
          <text:list-item>
            <text:p text:style-name="P72">116.6<text:span text:style-name="T2">º</text:span><text:span text:style-name="T15"> F</text:span></text:p>
          </text:list-item>
          <text:list-item>
            <text:p text:style-name="P72">113<text:span text:style-name="T2">º</text:span><text:span text:style-name="T15"> F</text:span></text:p>
          </text:list-item>
          <text:list-item>
            <text:p text:style-name="P72">104<text:span text:style-name="T2">º</text:span><text:span text:style-name="T15"> F</text:span></text:p>
          </text:list-item>
          <text:list-item>
            <text:p text:style-name="P72">98.6<text:span text:style-name="T2">º</text:span><text:span text:style-name="T15"> F</text:span></text:p>
          </text:list-item>
          <text:list-item>
            <text:p text:style-name="P72">89.6<text:span text:style-name="T2">º</text:span><text:span text:style-name="T15"> F</text:span></text:p>
          </text:list-item>
          <text:list-item>
            <text:p text:style-name="P72">86<text:span text:style-name="T2">º</text:span><text:span text:style-name="T15"> F</text:span></text:p>
          </text:list-item>
          <text:list-item>
            <text:p text:style-name="P72">77<text:span text:style-name="T2">º</text:span><text:span text:style-name="T15"> F</text:span></text:p>
          </text:list-item>
          <text:list-item>
            <text:p text:style-name="P72">71.6<text:span text:style-name="T2">º</text:span><text:span text:style-name="T15"> F</text:span></text:p>
          </text:list-item>
          <text:list-item>
            <text:p text:style-name="P72">68<text:span text:style-name="T2">º</text:span><text:span text:style-name="T15"> F</text:span></text:p>
          </text:list-item>
          <text:list-item>
            <text:p text:style-name="P72">64.4<text:span text:style-name="T2">º</text:span><text:span text:style-name="T15"> F</text:span></text:p>
          </text:list-item>
          <text:list-item>
            <text:p text:style-name="P72">59<text:span text:style-name="T2">º</text:span><text:span text:style-name="T15"> F</text:span></text:p>
          </text:list-item>
          <text:list-item>
            <text:p text:style-name="P72">53.6<text:span text:style-name="T2">º</text:span><text:span text:style-name="T15"> F</text:span></text:p>
          </text:list-item>
          <text:list-item>
            <text:p text:style-name="P72">50<text:span text:style-name="T2">º</text:span><text:span text:style-name="T15"> F</text:span></text:p>
          </text:list-item>
          <text:list-item>
            <text:p text:style-name="P72">44.6<text:span text:style-name="T2">º</text:span><text:span text:style-name="T15"> F</text:span></text:p>
          </text:list-item>
          <text:list-item>
            <text:p text:style-name="P72">41<text:span text:style-name="T2">º</text:span><text:span text:style-name="T15"> F</text:span></text:p>
          </text:list-item>
          <text:list-item>
            <text:p text:style-name="P72">35.6<text:span text:style-name="T2">º</text:span><text:span text:style-name="T15"> F</text:span></text:p>
          </text:list-item>
          <text:list-item>
            <text:p text:style-name="P72">32<text:span text:style-name="T2">º</text:span><text:span text:style-name="T15"> F</text:span></text:p>
          </text:list-item>
          <text:list-item>
            <text:p text:style-name="P72">23<text:span text:style-name="T2">º</text:span><text:span text:style-name="T15"> F</text:span></text:p>
          </text:list-item>
          <text:list-item>
            <text:p text:style-name="P72">14<text:span text:style-name="T2">º</text:span><text:span text:style-name="T15"> F</text:span></text:p>
          </text:list-item>
          <text:list-item>
            <text:p text:style-name="P72">-40<text:span text:style-name="T2">º</text:span><text:span text:style-name="T15"> F</text:span></text:p>
          </text:list-item>
          <text:list-item>
            <text:p text:style-name="P72"><text:span text:style-name="T15">37.8</text:span><text:span text:style-name="T2">º</text:span><text:span text:style-name="T15"> C</text:span></text:p>
          </text:list-item>
          <text:list-item>
            <text:p text:style-name="P72"><text:span text:style-name="T15">32.2</text:span><text:span text:style-name="T2">º</text:span><text:span text:style-name="T15"> C</text:span></text:p>
          </text:list-item>
          <text:list-item>
            <text:p text:style-name="P72"><text:span text:style-name="T15">31.7</text:span><text:span text:style-name="T2">º</text:span><text:span text:style-name="T15"> C</text:span></text:p>
          </text:list-item>
          <text:list-item>
            <text:p text:style-name="P72"><text:span text:style-name="T15">27.8</text:span><text:span text:style-name="T2">º</text:span><text:span text:style-name="T15"> C</text:span></text:p>
          </text:list-item>
          <text:list-item>
            <text:p text:style-name="P72"><text:span text:style-name="T15">26.7</text:span><text:span text:style-name="T2">º</text:span><text:span text:style-name="T15"> C</text:span></text:p>
          </text:list-item>
          <text:list-item>
            <text:p text:style-name="P72"><text:span text:style-name="T15">26.1</text:span><text:span text:style-name="T2">º</text:span><text:span text:style-name="T15"> C</text:span></text:p>
          </text:list-item>
          <text:list-item>
            <text:p text:style-name="P72"><text:span text:style-name="T15">23.9</text:span><text:span text:style-name="T2">º</text:span><text:span text:style-name="T15"> C</text:span></text:p>
          </text:list-item>
          <text:list-item>
            <text:p text:style-name="P72"><text:span text:style-name="T15">21.1</text:span><text:span text:style-name="T2">º</text:span><text:span text:style-name="T15"> C</text:span></text:p>
          </text:list-item>
          <text:list-item>
            <text:p text:style-name="P72"><text:span text:style-name="T15">17.2</text:span><text:span text:style-name="T2">º</text:span><text:span text:style-name="T15"> C</text:span></text:p>
          </text:list-item>
          <text:list-item>
            <text:p text:style-name="P72"><text:span text:style-name="T15">15.6</text:span><text:span text:style-name="T2">º</text:span><text:span text:style-name="T15"> C</text:span></text:p>
          </text:list-item>
          <text:list-item>
            <text:p text:style-name="P72"><text:span text:style-name="T15">14.4</text:span><text:span text:style-name="T2">º</text:span><text:span text:style-name="T15"> C</text:span></text:p>
          </text:list-item>
          <text:list-item>
            <text:p text:style-name="P72"><text:span text:style-name="T15">12.8</text:span><text:span text:style-name="T2">º</text:span><text:span text:style-name="T15"> C</text:span></text:p>
          </text:list-item>
          <text:list-item>
            <text:p text:style-name="P72"><text:span text:style-name="T15">7.2</text:span><text:span text:style-name="T2">º</text:span><text:span text:style-name="T15"> C</text:span></text:p>
          </text:list-item>
          <text:list-item>
            <text:p text:style-name="P72"><text:span text:style-name="T15">2.8</text:span><text:span text:style-name="T2">º</text:span><text:span text:style-name="T15"> C</text:span></text:p>
          </text:list-item>
          <text:list-item>
            <text:p text:style-name="P72"><text:span text:style-name="T15">0</text:span><text:span text:style-name="T2">º</text:span><text:span text:style-name="T15"> C</text:span></text:p>
          </text:list-item>
          <text:list-item>
            <text:p text:style-name="P72"><text:span text:style-name="T15">-3.9</text:span><text:span text:style-name="T2">º</text:span><text:span text:style-name="T15"> C</text:span></text:p>
          </text:list-item>
          <text:list-item>
            <text:p text:style-name="P72"><text:span text:style-name="T15">-5.6</text:span><text:span text:style-name="T2">º</text:span><text:span text:style-name="T15"> C</text:span></text:p>
          </text:list-item>
          <text:list-item>
            <text:p text:style-name="P72"><text:span text:style-name="T15">-9.4</text:span><text:span text:style-name="T2">º</text:span><text:span text:style-name="T15"> C</text:span></text:p>
          </text:list-item>
          <text:list-item>
            <text:p text:style-name="P72"><text:span text:style-name="T15">-11.1</text:span><text:span text:style-name="T2">º</text:span><text:span text:style-name="T15"> C</text:span></text:p>
          </text:list-item>
          <text:list-item>
            <text:p text:style-name="P72"><text:span text:style-name="T15">-15</text:span><text:span text:style-name="T2">º</text:span><text:span text:style-name="T15"> C</text:span></text:p>
          </text:list-item>
          <text:list-item>
            <text:p text:style-name="P72"><text:span text:style-name="T15">-17.8</text:span><text:span text:style-name="T2">º</text:span><text:span text:style-name="T15"> C</text:span></text:p>
          </text:list-item>
          <text:list-item>
            <text:p text:style-name="P72"><text:span text:style-name="T15">-20.6</text:span><text:span text:style-name="T2">º</text:span><text:span text:style-name="T15"> C</text:span></text:p>
          </text:list-item>
          <text:list-item>
            <text:p text:style-name="P72"><text:span text:style-name="T15">-25.6</text:span><text:span text:style-name="T2">º</text:span><text:span text:style-name="T15"> C</text:span></text:p>
          </text:list-item>
          <text:list-item>
            <text:p text:style-name="P72"><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869156447" text:style-name="L32">
          <text:list-item>
            <text:p text:style-name="P44">Cold: any temperature not exceeding 46<text:span text:style-name="T2">º</text:span><text:span text:style-name="T15"> F</text:span></text:p>
          </text:list-item>
          <text:list-item>
            <text:p text:style-name="P44">Freezer: -13<text:span text:style-name="T2">º to 14º F</text:span></text:p>
          </text:list-item>
          <text:list-item>
            <text:p text:style-name="P127">Refrigerator: 36º to 46º F</text:p>
          </text:list-item>
          <text:list-item>
            <text:p text:style-name="P127">Cool: 46º to 59º F</text:p>
          </text:list-item>
          <text:list-item>
            <text:p text:style-name="P127">Room temperature: the temperature prevailing in a working area</text:p>
          </text:list-item>
          <text:list-item>
            <text:p text:style-name="P127">Controlled room temperature: 59º to 86º F</text:p>
          </text:list-item>
          <text:list-item>
            <text:p text:style-name="P127">Warm: 86º to 104º F</text:p>
          </text:list-item>
          <text:list-item>
            <text:p text:style-name="P127">Excessive heat: any temperature above 104º F</text:p>
          </text:list-item>
        </text:list>
        <text:p text:style-name="P22">part II</text:p>
        <text:list xml:id="list1063764954" text:style-name="L33">
          <text:list-item>
            <text:p text:style-name="P45">Cold: any temperature not exceeding 8<text:span text:style-name="T2">º</text:span><text:span text:style-name="T15"> C</text:span></text:p>
          </text:list-item>
          <text:list-item>
            <text:p text:style-name="P45">Freezer: -25<text:span text:style-name="T2">º to -10º C</text:span></text:p>
          </text:list-item>
          <text:list-item>
            <text:p text:style-name="P128">Refrigerator: 2º to 8º C</text:p>
          </text:list-item>
          <text:list-item>
            <text:p text:style-name="P128">Cool: 8º to 15º C</text:p>
          </text:list-item>
          <text:list-item>
            <text:p text:style-name="P128">Room temperature: the temperature prevailing in a working area</text:p>
          </text:list-item>
          <text:list-item>
            <text:p text:style-name="P128">Controlled room temperature: 15º to 30º C</text:p>
          </text:list-item>
          <text:list-item>
            <text:p text:style-name="P128">Warm: 30º to 40º C</text:p>
          </text:list-item>
          <text:list-item>
            <text:p text:style-name="P128">Excessive heat: any temperature above 40º C</text:p>
          </text:list-item>
        </text:list>
      </text:section>
      <text:p text:style-name="P4"/>
      <text:section text:style-name="Sect3" text:name="Section37">
        <text:p text:style-name="P4">Worksheet 6-3</text:p>
        <text:list xml:id="list1788237519" text:style-name="L34">
          <text:list-item>
            <text:p text:style-name="P73">266<text:span text:style-name="T3">º F</text:span></text:p>
          </text:list-item>
          <text:list-item>
            <text:p text:style-name="P129">No, it is too warm.</text:p>
          </text:list-item>
          <text:list-item>
            <text:p text:style-name="P129"><text:s/></text:p>
            <text:list>
              <text:list-item>
                <text:p text:style-name="P129">-13º to 14º F</text:p>
              </text:list-item>
              <text:list-item>
                <text:p text:style-name="P129">You will need to calculate this from when it is assigned.</text:p>
              </text:list-item>
            </text:list>
          </text:list-item>
          <text:list-item>
            <text:p text:style-name="P129">148.9º C</text:p>
          </text:list-item>
          <text:list-item>
            <text:p text:style-name="P129">121.1º C</text:p>
          </text:list-item>
          <text:list-item>
            <text:p text:style-name="P129"/>
            <text:list>
              <text:list-item>
                <text:p text:style-name="P129">2.3º C</text:p>
              </text:list-item>
              <text:list-item>
                <text:p text:style-name="P129">3.2º C</text:p>
              </text:list-item>
              <text:list-item>
                <text:p text:style-name="P129">3.9º C</text:p>
              </text:list-item>
              <text:list-item>
                <text:p text:style-name="P129">1.4º C*</text:p>
              </text:list-item>
              <text:list-item>
                <text:p text:style-name="P129">2.7º C</text:p>
              </text:list-item>
              <text:list-item>
                <text:p text:style-name="P129">2.6º C</text:p>
              </text:list-item>
              <text:list-item>
                <text:p text:style-name="P129">3.8º C</text:p>
              </text:list-item>
              <text:list-item>
                <text:p text:style-name="P129">6.6º C</text:p>
              </text:list-item>
              <text:list-item>
                <text:p text:style-name="P129">9.3º C*</text:p>
              </text:list-item>
            </text:list>
          </text:list-item>
        </text:list>
        <text:p text:style-name="P23">1/28 &amp; 2/2 fell outside the safe range</text:p>
        <text:list xml:id="list1380615574" text:continue-numbering="true" text:style-name="L34">
          <text:list-item>
            <text:p text:style-name="P129"/>
            <text:list>
              <text:list-item>
                <text:p text:style-name="P129">4.8º F</text:p>
              </text:list-item>
              <text:list-item>
                <text:p text:style-name="P129"><text:soft-page-break/>8.8º F</text:p>
              </text:list-item>
              <text:list-item>
                <text:p text:style-name="P129">8.2º F</text:p>
              </text:list-item>
              <text:list-item>
                <text:p text:style-name="P129">15.1º F*</text:p>
              </text:list-item>
              <text:list-item>
                <text:p text:style-name="P129">13.1º F</text:p>
              </text:list-item>
              <text:list-item>
                <text:p text:style-name="P129">7.7º F</text:p>
              </text:list-item>
              <text:list-item>
                <text:p text:style-name="P129">3.7º F</text:p>
              </text:list-item>
              <text:list-item>
                <text:p text:style-name="P129">-2.0º F</text:p>
              </text:list-item>
              <text:list-item>
                <text:p text:style-name="P129">-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657504493" text:style-name="L35">
          <text:list-item>
            <text:p text:style-name="P74">1,000 mL</text:p>
          </text:list-item>
          <text:list-item>
            <text:p text:style-name="P74">10 mL</text:p>
          </text:list-item>
          <text:list-item>
            <text:p text:style-name="P74">0.697 L</text:p>
          </text:list-item>
          <text:list-item>
            <text:p text:style-name="P74">2,600 mL</text:p>
          </text:list-item>
          <text:list-item>
            <text:p text:style-name="P74">250 cc</text:p>
          </text:list-item>
          <text:list-item>
            <text:p text:style-name="P74">2,500 g</text:p>
          </text:list-item>
          <text:list-item>
            <text:p text:style-name="P74">0.415 kg</text:p>
          </text:list-item>
          <text:list-item>
            <text:p text:style-name="P74">2.16 g</text:p>
          </text:list-item>
          <text:list-item>
            <text:p text:style-name="P74">8,900 mg</text:p>
          </text:list-item>
          <text:list-item>
            <text:p text:style-name="P74">0.44 lb</text:p>
          </text:list-item>
          <text:list-item>
            <text:p text:style-name="P74">4.2 qt</text:p>
          </text:list-item>
          <text:list-item>
            <text:p text:style-name="P74">80.5 km</text:p>
          </text:list-item>
          <text:list-item>
            <text:p text:style-name="P74">197 in</text:p>
          </text:list-item>
          <text:list-item>
            <text:p text:style-name="P74">7.62 cm</text:p>
          </text:list-item>
          <text:list-item>
            <text:p text:style-name="P74">1.8 kg</text:p>
          </text:list-item>
          <text:list-item>
            <text:p text:style-name="P74">1.76 oz</text:p>
          </text:list-item>
          <text:list-item>
            <text:p text:style-name="P74">150 cc</text:p>
          </text:list-item>
          <text:list-item>
            <text:p text:style-name="P74">1,920 mL or 1,892 mL</text:p>
          </text:list-item>
          <text:list-item>
            <text:p text:style-name="P74">70.4 oz or 70.5 oz</text:p>
          </text:list-item>
          <text:list-item>
            <text:p text:style-name="P74">83 oz</text:p>
          </text:list-item>
          <text:list-item>
            <text:p text:style-name="P74">0.568 kg</text:p>
          </text:list-item>
          <text:list-item>
            <text:p text:style-name="P74">1.6 m</text:p>
          </text:list-item>
          <text:list-item>
            <text:p text:style-name="P74">1,986 to 1,989 g</text:p>
          </text:list-item>
          <text:list-item>
            <text:p text:style-name="P74">100 kg</text:p>
          </text:list-item>
          <text:list-item>
            <text:p text:style-name="P74">0.137 mg</text:p>
          </text:list-item>
        </text:list>
      </text:section>
      <text:p text:style-name="P4"/>
      <text:section text:style-name="Sect2" text:name="Section39">
        <text:p text:style-name="P4">Worksheet 7-2</text:p>
        <text:list xml:id="list1824704921" text:style-name="L36">
          <text:list-item>
            <text:p text:style-name="P75">93 kg</text:p>
          </text:list-item>
          <text:list-item>
            <text:p text:style-name="P75">20 lb</text:p>
          </text:list-item>
          <text:list-item>
            <text:p text:style-name="P75">70 in = 178 cm = 1.78 m</text:p>
          </text:list-item>
          <text:list-item>
            <text:p text:style-name="P75">72 oz = 2,045 g = 2 kg</text:p>
          </text:list-item>
          <text:list-item>
            <text:p text:style-name="P75">32 fl oz = 2 pt</text:p>
          </text:list-item>
          <text:list-item>
            <text:p text:style-name="P75">2 qt</text:p>
          </text:list-item>
          <text:list-item>
            <text:p text:style-name="P75">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5">4 cups = 32 fl oz = 960 mL</text:p>
          </text:list-item>
          <text:list-item>
            <text:p text:style-name="P75">3 qt = 6 pt = 2,880 mL = 2.88 L</text:p>
          </text:list-item>
          <text:list-item>
            <text:p text:style-name="P75">3.35 kg</text:p>
          </text:list-item>
          <text:list-item>
            <text:p text:style-name="P75">1.88 m</text:p>
          </text:list-item>
          <text:list-item>
            <text:p text:style-name="P75">360 cc</text:p>
          </text:list-item>
          <text:list-item>
            <text:p text:style-name="P75">1.3 gal</text:p>
          </text:list-item>
          <text:list-item>
            <text:p text:style-name="P75">78.2 kg</text:p>
          </text:list-item>
          <text:list-item>
            <text:p text:style-name="P75">1.7 mL</text:p>
          </text:list-item>
          <text:list-item>
            <text:p text:style-name="P75">9.15 g</text:p>
          </text:list-item>
          <text:list-item>
            <text:p text:style-name="P75"><text:s/></text:p>
            <text:list>
              <text:list-item>
                <text:p text:style-name="P75">1.5 tsp</text:p>
              </text:list-item>
              <text:list-item>
                <text:p text:style-name="P75">yes</text:p>
              </text:list-item>
            </text:list>
          </text:list-item>
          <text:list-item>
            <text:p text:style-name="P75"/>
            <text:list>
              <text:list-item>
                <text:p text:style-name="P75">1 tsp</text:p>
              </text:list-item>
              <text:list-item>
                <text:p text:style-name="P75">75 mL</text:p>
              </text:list-item>
            </text:list>
          </text:list-item>
        </text:list>
      </text:section>
      <text:p text:style-name="P4"/>
      <text:section text:style-name="Sect2" text:name="Section40">
        <text:p text:style-name="P4">Worksheet 7-3</text:p>
        <text:list xml:id="list1636245962" text:style-name="L37">
          <text:list-item>
            <text:p text:style-name="P76">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6">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6">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6">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6">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6">1 m = 100 cm</text:p>
          </text:list-item>
          <text:list-item>
            <text:p text:style-name="P76">1 m = 1000 mm</text:p>
          </text:list-item>
          <text:list-item>
            <text:p text:style-name="P76">1 kg = 1000 g</text:p>
          </text:list-item>
          <text:list-item>
            <text:p text:style-name="P76">1 g = 1000 mg</text:p>
          </text:list-item>
          <text:list-item>
            <text:p text:style-name="P76">1 mg = 1000 mcg</text:p>
          </text:list-item>
          <text:list-item>
            <text:p text:style-name="P76">1 mcg = 1000 ng</text:p>
          </text:list-item>
          <text:list-item>
            <text:p text:style-name="P76">1 L = 1000 mL</text:p>
          </text:list-item>
          <text:list-item>
            <text:p text:style-name="P76">1 L = 1000 cc</text:p>
          </text:list-item>
          <text:list-item>
            <text:p text:style-name="P76">1 cc = 1 mL</text:p>
          </text:list-item>
          <text:list-item>
            <text:p text:style-name="P76">1 ft = 12 in</text:p>
          </text:list-item>
          <text:list-item>
            <text:p text:style-name="P76">1 lb = 16 oz</text:p>
          </text:list-item>
          <text:list-item>
            <text:p text:style-name="P76">1 gal = 4 qt</text:p>
          </text:list-item>
          <text:list-item>
            <text:p text:style-name="P76">1 qt = 2 pt</text:p>
          </text:list-item>
          <text:list-item>
            <text:p text:style-name="P76">1 pt = 2 cups</text:p>
          </text:list-item>
          <text:list-item>
            <text:p text:style-name="P76">1 pt = 16 fl oz</text:p>
          </text:list-item>
          <text:list-item>
            <text:p text:style-name="P76">1 cup = 8 fl oz</text:p>
          </text:list-item>
          <text:list-item>
            <text:p text:style-name="P76">1 oz = 2 Tbsp</text:p>
          </text:list-item>
          <text:list-item>
            <text:p text:style-name="P76">1 Tbsp = 3 tsp</text:p>
          </text:list-item>
          <text:list-item>
            <text:p text:style-name="P76">1 gr = 60, 64.8, or 65 mg</text:p>
          </text:list-item>
          <text:list-item>
            <text:p text:style-name="P76">1 fl oz = 30 mL</text:p>
          </text:list-item>
          <text:list-item>
            <text:p text:style-name="P76">1 gtt = 0.06 mL</text:p>
          </text:list-item>
          <text:list-item>
            <text:p text:style-name="P76">1 in = 2.54 cm</text:p>
          </text:list-item>
          <text:list-item>
            <text:p text:style-name="P76">1 kg = 2.2 lb</text:p>
          </text:list-item>
          <text:list-item>
            <text:p text:style-name="P76">1 lb = 454 g</text:p>
          </text:list-item>
          <text:list-item>
            <text:p text:style-name="P76">1 oz = 28.4 g</text:p>
          </text:list-item>
          <text:list-item>
            <text:p text:style-name="P76">1 pt = 480 mL</text:p>
          </text:list-item>
          <text:list-item>
            <text:p text:style-name="P76">1 Tbsp = 3 tsp</text:p>
          </text:list-item>
          <text:list-item>
            <text:p text:style-name="P76">1 tsp = 5 mL</text:p>
          </text:list-item>
          <text:list-item>
            <text:p text:style-name="P76">3 tsp = 0.5 fl oz</text:p>
          </text:list-item>
          <text:list-item>
            <text:p text:style-name="P76">960 mL = 2 pt</text:p>
          </text:list-item>
          <text:list-item>
            <text:p text:style-name="P76">20 gtt = 1.2 mL</text:p>
          </text:list-item>
          <text:list-item>
            <text:p text:style-name="P76">6'1” = 185 cm</text:p>
          </text:list-item>
          <text:list-item>
            <text:p text:style-name="P76">165 lb = 75 kg</text:p>
          </text:list-item>
          <text:list-item>
            <text:p text:style-name="P76">8 lb 13 oz = 4 kg</text:p>
          </text:list-item>
          <text:list-item>
            <text:p text:style-name="P76">7.5 mL = 1.5 tsp</text:p>
          </text:list-item>
          <text:list-item>
            <text:p text:style-name="P76">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72596837" text:style-name="L38">
          <text:list-item>
            <text:p text:style-name="P77"><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77"><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77">180, 194.4, or 195 mg</text:p>
          </text:list-item>
          <text:list-item>
            <text:p text:style-name="P77"><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77"><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77"><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77">0.5 pt</text:p>
          </text:list-item>
          <text:list-item>
            <text:p text:style-name="P77">30 gtt</text:p>
          </text:list-item>
          <text:list-item>
            <text:p text:style-name="P77"><text:soft-page-break/>10.8 to 15 mL</text:p>
          </text:list-item>
          <text:list-item>
            <text:p text:style-name="P77">gr ii</text:p>
          </text:list-item>
          <text:list-item>
            <text:p text:style-name="P77">56.8 or 62.2 g</text:p>
          </text:list-item>
          <text:list-item>
            <text:p text:style-name="P77"><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77">120 mL</text:p>
          </text:list-item>
          <text:list-item>
            <text:p text:style-name="P77">170.4 g</text:p>
          </text:list-item>
          <text:list-item>
            <text:p text:style-name="P77">gr iss</text:p>
          </text:list-item>
          <text:list-item>
            <text:p text:style-name="P77"><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77"><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77"><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77">gr iii</text:p>
          </text:list-item>
          <text:list-item>
            <text:p text:style-name="P77"><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77">3 or 4 tsp</text:p>
          </text:list-item>
          <text:list-item>
            <text:p text:style-name="P77">25 tsp</text:p>
          </text:list-item>
          <text:list-item>
            <text:p text:style-name="P77">24 tsp</text:p>
          </text:list-item>
          <text:list-item>
            <text:p text:style-name="P77"><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77">gr 0.23 or 0.25</text:p>
          </text:list-item>
          <text:list-item>
            <text:p text:style-name="P77">900 to 975 mg</text:p>
          </text:list-item>
          <text:list-item>
            <text:p text:style-name="P77">gr .15 to .17</text:p>
          </text:list-item>
          <text:list-item>
            <text:p text:style-name="P77">gr 38 to 42</text:p>
          </text:list-item>
          <text:list-item>
            <text:p text:style-name="P77">92.4 lb</text:p>
          </text:list-item>
          <text:list-item>
            <text:p text:style-name="P77">20 kg</text:p>
          </text:list-item>
          <text:list-item>
            <text:p text:style-name="P77">180 mL</text:p>
          </text:list-item>
          <text:list-item>
            <text:p text:style-name="P77">1.5 pt</text:p>
          </text:list-item>
          <text:list-item>
            <text:p text:style-name="P77">10 mL</text:p>
          </text:list-item>
          <text:list-item>
            <text:p text:style-name="P77">143 lb</text:p>
          </text:list-item>
          <text:list-item>
            <text:p text:style-name="P77">85 kg</text:p>
          </text:list-item>
          <text:list-item>
            <text:p text:style-name="P77">1.9 to 2.7 Tbsp</text:p>
          </text:list-item>
          <text:list-item>
            <text:p text:style-name="P77">960 mL</text:p>
          </text:list-item>
          <text:list-item>
            <text:p text:style-name="P77">180, 194.4, or 195 mg</text:p>
          </text:list-item>
          <text:list-item>
            <text:p text:style-name="P77">90, 97.2, or 95 mg</text:p>
          </text:list-item>
          <text:list-item>
            <text:p text:style-name="P77">22.5 mL</text:p>
          </text:list-item>
        </text:list>
      </text:section>
      <text:p text:style-name="P4"/>
      <text:section text:style-name="Sect2" text:name="Section42">
        <text:p text:style-name="P4">Worksheet 7-5</text:p>
        <text:list xml:id="list1207248834" text:style-name="L39">
          <text:list-item>
            <text:p text:style-name="P78">100 cm</text:p>
          </text:list-item>
          <text:list-item>
            <text:p text:style-name="P78">10 mm</text:p>
          </text:list-item>
          <text:list-item>
            <text:p text:style-name="P78">1000 L</text:p>
          </text:list-item>
          <text:list-item>
            <text:p text:style-name="P78">1000 mm</text:p>
          </text:list-item>
          <text:list-item>
            <text:p text:style-name="P78">1 mL</text:p>
          </text:list-item>
          <text:list-item>
            <text:p text:style-name="P78">1000 g</text:p>
          </text:list-item>
          <text:list-item>
            <text:p text:style-name="P78"><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78"><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78">3 tsp</text:p>
          </text:list-item>
          <text:list-item>
            <text:p text:style-name="P78">12 in</text:p>
          </text:list-item>
          <text:list-item>
            <text:p text:style-name="P78">3600 mm</text:p>
          </text:list-item>
          <text:list-item>
            <text:p text:style-name="P78">0.47 m</text:p>
          </text:list-item>
          <text:list-item>
            <text:p text:style-name="P78">94 mm</text:p>
          </text:list-item>
          <text:list-item>
            <text:p text:style-name="P78">0.482 L</text:p>
          </text:list-item>
          <text:list-item>
            <text:p text:style-name="P78">3900 mL</text:p>
          </text:list-item>
          <text:list-item>
            <text:p text:style-name="P78">3600 mg</text:p>
          </text:list-item>
          <text:list-item>
            <text:p text:style-name="P78">56.8 g</text:p>
          </text:list-item>
          <text:list-item>
            <text:p text:style-name="P78">227 g</text:p>
          </text:list-item>
          <text:list-item>
            <text:p text:style-name="P78">60 cc</text:p>
          </text:list-item>
          <text:list-item>
            <text:p text:style-name="P78">2 in</text:p>
          </text:list-item>
          <text:list-item>
            <text:p text:style-name="P78"><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78">1 g</text:p>
          </text:list-item>
          <text:list-item>
            <text:p text:style-name="P78">6 Tbs</text:p>
          </text:list-item>
          <text:list-item>
            <text:p text:style-name="P78">25 mL</text:p>
          </text:list-item>
          <text:list-item>
            <text:p text:style-name="P78">1 Tbs</text:p>
          </text:list-item>
          <text:list-item>
            <text:p text:style-name="P78">54.5 kg</text:p>
          </text:list-item>
          <text:list-item>
            <text:p text:style-name="P78">42.3 kg</text:p>
          </text:list-item>
          <text:list-item>
            <text:p text:style-name="P78">1489 to 1491 g</text:p>
          </text:list-item>
          <text:list-item>
            <text:p text:style-name="P78">602 g</text:p>
          </text:list-item>
          <text:list-item>
            <text:p text:style-name="P78">1.8 m</text:p>
          </text:list-item>
          <text:list-item>
            <text:p text:style-name="P78">91.44 cm</text:p>
          </text:list-item>
          <text:list-item>
            <text:p text:style-name="P78">gtt iii</text:p>
          </text:list-item>
          <text:list-item>
            <text:p text:style-name="P78">1.02 mL</text:p>
          </text:list-item>
          <text:list-item>
            <text:p text:style-name="P78">a) Nitrostat 0.3 mg (nitroglycerin)</text:p>
          </text:list-item>
          <text:list-item>
            <text:p text:style-name="P78">d) ferrous gluconate 325 mg tablets</text:p>
          </text:list-item>
          <text:list-item>
            <text:p text:style-name="P78">10 cups</text:p>
          </text:list-item>
          <text:list-item>
            <text:p text:style-name="P78">90 kg</text:p>
          </text:list-item>
        </text:list>
      </text:section>
      <text:p text:style-name="P4"/>
      <text:p text:style-name="P4">Worksheet 7-6</text:p>
      <text:list xml:id="list395105022" text:style-name="L40">
        <text:list-item>
          <text:p text:style-name="P79">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562440886" text:continue-numbering="true" text:style-name="L40">
        <text:list-item>
          <text:p text:style-name="P79">Rx<text:tab/>Camphor<text:tab/>2.59 g</text:p>
        </text:list-item>
      </text:list>
      <text:p text:style-name="P25">Eualyptol<text:tab/>0.648 g</text:p>
      <text:p text:style-name="P25">Menthol<text:tab/>1.94 g</text:p>
      <text:p text:style-name="P25">Petrolatum<text:tab/>qs 62.2 g</text:p>
      <text:list xml:id="list1965098569" text:continue-numbering="true" text:style-name="L40">
        <text:list-item>
          <text:p text:style-name="P79">Rx<text:tab/>ASA<text:tab/><text:tab/>648 mg</text:p>
        </text:list-item>
      </text:list>
      <text:p text:style-name="P25">Caffeine<text:tab/>32.4 mg</text:p>
      <text:p text:style-name="P25">Salicylamide<text:tab/>194.4 mg</text:p>
      <text:list xml:id="list324993883" text:continue-numbering="true" text:style-name="L40">
        <text:list-item>
          <text:p text:style-name="P79">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489590956" text:continue-numbering="true" text:style-name="L40">
        <text:list-item>
          <text:p text:style-name="P79">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636513281" text:style-name="L41">
          <text:list-item>
            <text:p text:style-name="P80">1000 mg</text:p>
          </text:list-item>
          <text:list-item>
            <text:p text:style-name="P80">100 cm</text:p>
          </text:list-item>
          <text:list-item>
            <text:p text:style-name="P80">1000 ml</text:p>
          </text:list-item>
          <text:list-item>
            <text:p text:style-name="P80">580 cm</text:p>
          </text:list-item>
          <text:list-item>
            <text:p text:style-name="P80">0.92 m</text:p>
          </text:list-item>
          <text:list-item>
            <text:p text:style-name="P80">3700 mL</text:p>
          </text:list-item>
          <text:list-item>
            <text:p text:style-name="P80">0.247 L</text:p>
          </text:list-item>
          <text:list-item>
            <text:p text:style-name="P80">4600 mL</text:p>
          </text:list-item>
          <text:list-item>
            <text:p text:style-name="P80">1.4 g</text:p>
          </text:list-item>
          <text:list-item>
            <text:p text:style-name="P80">4200 g</text:p>
          </text:list-item>
          <text:list-item>
            <text:p text:style-name="P80">55 in</text:p>
          </text:list-item>
          <text:list-item>
            <text:p text:style-name="P80">142 g</text:p>
          </text:list-item>
          <text:list-item>
            <text:p text:style-name="P80">272.4 g</text:p>
          </text:list-item>
          <text:list-item>
            <text:p text:style-name="P80">4.8 L</text:p>
          </text:list-item>
          <text:list-item>
            <text:p text:style-name="P80">90 cc</text:p>
          </text:list-item>
          <text:list-item>
            <text:p text:style-name="P80">3 in</text:p>
          </text:list-item>
          <text:list-item>
            <text:p text:style-name="P80">5.2 qt</text:p>
          </text:list-item>
          <text:list-item>
            <text:p text:style-name="P80">3 kg</text:p>
          </text:list-item>
          <text:list-item>
            <text:p text:style-name="P80">15.8 oz</text:p>
          </text:list-item>
          <text:list-item>
            <text:p text:style-name="P80">4500 mL</text:p>
          </text:list-item>
          <text:list-item>
            <text:p text:style-name="P80">18 cc</text:p>
          </text:list-item>
          <text:list-item>
            <text:p text:style-name="P80">gr</text:p>
          </text:list-item>
          <text:list-item>
            <text:p text:style-name="P80">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0"><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0">pt</text:p>
          </text:list-item>
          <text:list-item>
            <text:p text:style-name="P80">T, Tbs, Tbsp</text:p>
          </text:list-item>
          <text:list-item>
            <text:p text:style-name="P80">teaspoon</text:p>
          </text:list-item>
          <text:list-item>
            <text:p text:style-name="P80">drop</text:p>
          </text:list-item>
          <text:list-item>
            <text:p text:style-name="P80">quart</text:p>
          </text:list-item>
          <text:list-item>
            <text:p text:style-name="P80">dram</text:p>
          </text:list-item>
          <text:list-item>
            <text:p text:style-name="P80">ounce</text:p>
          </text:list-item>
          <text:list-item>
            <text:p text:style-name="P80">minim</text:p>
          </text:list-item>
          <text:list-item>
            <text:p text:style-name="P80">fluid ounce</text:p>
          </text:list-item>
          <text:list-item>
            <text:p text:style-name="P80">30 mL</text:p>
          </text:list-item>
          <text:list-item>
            <text:p text:style-name="P80">0.06 mL</text:p>
          </text:list-item>
          <text:list-item>
            <text:p text:style-name="P80">28.4 or 31.1 g</text:p>
          </text:list-item>
          <text:list-item>
            <text:p text:style-name="P80">0.06 mL</text:p>
          </text:list-item>
          <text:list-item>
            <text:p text:style-name="P80">60, 64.8, or 65 mg</text:p>
          </text:list-item>
          <text:list-item>
            <text:p text:style-name="P80"><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0">5 mL</text:p>
          </text:list-item>
          <text:list-item>
            <text:p text:style-name="P80">3 tsp</text:p>
          </text:list-item>
          <text:list-item>
            <text:p text:style-name="P80"><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0">30, 32.4, or 32.5 mg</text:p>
          </text:list-item>
          <text:list-item>
            <text:p text:style-name="P80"><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0"><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0"><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0"><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0">10 mL</text:p>
          </text:list-item>
          <text:list-item>
            <text:p text:style-name="P80">180, 194.4, 195 mg</text:p>
          </text:list-item>
          <text:list-item>
            <text:p text:style-name="P80">2.4 mL</text:p>
          </text:list-item>
          <text:list-item>
            <text:p text:style-name="P80">gr 154 or 167</text:p>
          </text:list-item>
          <text:list-item>
            <text:p text:style-name="P80">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053791170" text:style-name="L42">
        <text:list-item>
          <text:p text:style-name="P81">This script for Okla Beaty is for one Flonase (fluticasone propionate) Nasal Spray. The instructions read, “Spray once in each nostril every morning.” The refills are written for as needed.</text:p>
        </text:list-item>
        <text:list-item>
          <text:p text:style-name="P81">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1">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1">This script for Okla Beaty is for a one month supply of Coumadin (warfarin) 5 mg tablets with no refills. The directions read, “Take ½ tablet on Sunday, Tuesday, Thursday, and Saturday, and take 1 tablet on Monday, Wednesday, and Friday.”</text:p>
        </text:list-item>
        <text:list-item>
          <text:p text:style-name="P81">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1">This prescription for Patricia Pearson is for 90 Lipitor (atorvastatin) 10 mg tablets with no refills. The instructions read, “Take 1 tablet by mouth daily.”</text:p>
        </text:list-item>
        <text:list-item>
          <text:p text:style-name="P81"><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1">This prescription for Patricia Pearson is for a 10 mL vial of Novolin N (isophane – NPH – insulin) with 5 refills. The instructions read, “Inject 24 units subcutaneously every morning <text:s/>and 22 units subcutaneously every evening.”</text:p>
        </text:list-item>
        <text:list-item>
          <text:p text:style-name="P81">This prescription for Patricia Pearson is for 90 capsules of Cardizem CD (extended release diltiazem) 240 mg with no refills. The instructions read, “Take 1 capsule by mouth daily.”</text:p>
        </text:list-item>
        <text:list-item>
          <text:p text:style-name="P81">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1">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1">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1">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1">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1">This prescription for Richard Stallman is for 180 tablets of Sinemet (carbidopa and levodopa) 25/100 with 5 refills. The instructions read, “Take 2 tablets by mouth three times a day.”</text:p>
        </text:list-item>
        <text:list-item>
          <text:p text:style-name="P81">This prescription for Barbara Ericson is for 9 tablets of Imitrex (sumatriptan) 25 mg with 6 refills. “The instructions read, “Take 1 tablet every 6 hours as needed for migraine.”</text:p>
        </text:list-item>
        <text:list-item>
          <text:p text:style-name="P81">This prescription for Kurt Thomas is for Trusopt (dorzolamide) 2% ophthalmic solution with 6 refills. The instructions are, “Place 1 drop in each eye three times a day.”</text:p>
        </text:list-item>
        <text:list-item>
          <text:p text:style-name="P81">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375392494" text:style-name="L43">
          <text:list-item>
            <text:p text:style-name="P82">P</text:p>
          </text:list-item>
          <text:list-item>
            <text:p text:style-name="P82">J</text:p>
          </text:list-item>
          <text:list-item>
            <text:p text:style-name="P82">C</text:p>
          </text:list-item>
          <text:list-item>
            <text:p text:style-name="P82">E</text:p>
          </text:list-item>
          <text:list-item>
            <text:p text:style-name="P82">F</text:p>
          </text:list-item>
          <text:list-item>
            <text:p text:style-name="P82">G</text:p>
          </text:list-item>
          <text:list-item>
            <text:p text:style-name="P82">H</text:p>
          </text:list-item>
          <text:list-item>
            <text:p text:style-name="P82">I</text:p>
          </text:list-item>
          <text:list-item>
            <text:p text:style-name="P82">L</text:p>
          </text:list-item>
          <text:list-item>
            <text:p text:style-name="P82">N</text:p>
          </text:list-item>
          <text:list-item>
            <text:p text:style-name="P82">M</text:p>
          </text:list-item>
          <text:list-item>
            <text:p text:style-name="P82">Q</text:p>
          </text:list-item>
          <text:list-item>
            <text:p text:style-name="P82">K</text:p>
          </text:list-item>
          <text:list-item>
            <text:p text:style-name="P82">D</text:p>
          </text:list-item>
          <text:list-item>
            <text:p text:style-name="P82">B</text:p>
          </text:list-item>
          <text:list-item>
            <text:p text:style-name="P82">A</text:p>
          </text:list-item>
          <text:list-item>
            <text:p text:style-name="P82">O</text:p>
          </text:list-item>
          <text:list-item>
            <text:p text:style-name="P82">U</text:p>
          </text:list-item>
          <text:list-item>
            <text:p text:style-name="P82">R</text:p>
          </text:list-item>
          <text:list-item>
            <text:p text:style-name="P82">S</text:p>
          </text:list-item>
          <text:list-item>
            <text:p text:style-name="P82">T</text:p>
          </text:list-item>
          <text:list-item>
            <text:p text:style-name="P82">A</text:p>
          </text:list-item>
          <text:list-item>
            <text:p text:style-name="P82">L</text:p>
          </text:list-item>
          <text:list-item>
            <text:p text:style-name="P82">B</text:p>
          </text:list-item>
          <text:list-item>
            <text:p text:style-name="P82">C</text:p>
          </text:list-item>
          <text:list-item>
            <text:p text:style-name="P82">D</text:p>
          </text:list-item>
          <text:list-item>
            <text:p text:style-name="P82">E</text:p>
          </text:list-item>
          <text:list-item>
            <text:p text:style-name="P82">H</text:p>
          </text:list-item>
          <text:list-item>
            <text:p text:style-name="P82">I</text:p>
          </text:list-item>
          <text:list-item>
            <text:p text:style-name="P82">G</text:p>
          </text:list-item>
          <text:list-item>
            <text:p text:style-name="P82">J</text:p>
          </text:list-item>
          <text:list-item>
            <text:p text:style-name="P82">K</text:p>
          </text:list-item>
          <text:list-item>
            <text:p text:style-name="P82">F</text:p>
          </text:list-item>
          <text:list-item>
            <text:p text:style-name="P82">T</text:p>
          </text:list-item>
          <text:list-item>
            <text:p text:style-name="P82">S</text:p>
          </text:list-item>
          <text:list-item>
            <text:p text:style-name="P82"><text:soft-page-break/>X</text:p>
          </text:list-item>
          <text:list-item>
            <text:p text:style-name="P82">C</text:p>
          </text:list-item>
          <text:list-item>
            <text:p text:style-name="P82">D</text:p>
          </text:list-item>
          <text:list-item>
            <text:p text:style-name="P82">E</text:p>
          </text:list-item>
          <text:list-item>
            <text:p text:style-name="P82">F</text:p>
          </text:list-item>
          <text:list-item>
            <text:p text:style-name="P82">H</text:p>
          </text:list-item>
          <text:list-item>
            <text:p text:style-name="P82">I</text:p>
          </text:list-item>
          <text:list-item>
            <text:p text:style-name="P82">K</text:p>
          </text:list-item>
          <text:list-item>
            <text:p text:style-name="P82">J</text:p>
          </text:list-item>
          <text:list-item>
            <text:p text:style-name="P82">G</text:p>
          </text:list-item>
          <text:list-item>
            <text:p text:style-name="P82">N</text:p>
          </text:list-item>
          <text:list-item>
            <text:p text:style-name="P82">O</text:p>
          </text:list-item>
          <text:list-item>
            <text:p text:style-name="P82">P</text:p>
          </text:list-item>
          <text:list-item>
            <text:p text:style-name="P82">Q</text:p>
          </text:list-item>
          <text:list-item>
            <text:p text:style-name="P82">R</text:p>
          </text:list-item>
          <text:list-item>
            <text:p text:style-name="P82">A</text:p>
          </text:list-item>
          <text:list-item>
            <text:p text:style-name="P82">B</text:p>
          </text:list-item>
          <text:list-item>
            <text:p text:style-name="P82">U</text:p>
          </text:list-item>
          <text:list-item>
            <text:p text:style-name="P82">V</text:p>
          </text:list-item>
          <text:list-item>
            <text:p text:style-name="P82">W</text:p>
          </text:list-item>
          <text:list-item>
            <text:p text:style-name="P82">Y</text:p>
          </text:list-item>
          <text:list-item>
            <text:p text:style-name="P82">L</text:p>
          </text:list-item>
          <text:list-item>
            <text:p text:style-name="P82">M</text:p>
          </text:list-item>
          <text:list-item>
            <text:p text:style-name="P82">E</text:p>
          </text:list-item>
          <text:list-item>
            <text:p text:style-name="P82">N</text:p>
          </text:list-item>
          <text:list-item>
            <text:p text:style-name="P82">B</text:p>
          </text:list-item>
          <text:list-item>
            <text:p text:style-name="P82">Q</text:p>
          </text:list-item>
          <text:list-item>
            <text:p text:style-name="P82">R</text:p>
          </text:list-item>
          <text:list-item>
            <text:p text:style-name="P82">L</text:p>
          </text:list-item>
          <text:list-item>
            <text:p text:style-name="P82">D</text:p>
          </text:list-item>
          <text:list-item>
            <text:p text:style-name="P82">A</text:p>
          </text:list-item>
          <text:list-item>
            <text:p text:style-name="P82">G</text:p>
          </text:list-item>
          <text:list-item>
            <text:p text:style-name="P82">C</text:p>
          </text:list-item>
          <text:list-item>
            <text:p text:style-name="P82">K</text:p>
          </text:list-item>
          <text:list-item>
            <text:p text:style-name="P82">F</text:p>
          </text:list-item>
          <text:list-item>
            <text:p text:style-name="P82">I</text:p>
          </text:list-item>
          <text:list-item>
            <text:p text:style-name="P82">H</text:p>
          </text:list-item>
          <text:list-item>
            <text:p text:style-name="P82">J</text:p>
          </text:list-item>
          <text:list-item>
            <text:p text:style-name="P82">M</text:p>
          </text:list-item>
          <text:list-item>
            <text:p text:style-name="P82">O</text:p>
          </text:list-item>
          <text:list-item>
            <text:p text:style-name="P82">P</text:p>
          </text:list-item>
          <text:list-item>
            <text:p text:style-name="P82">K</text:p>
          </text:list-item>
          <text:list-item>
            <text:p text:style-name="P82">B</text:p>
          </text:list-item>
          <text:list-item>
            <text:p text:style-name="P82">S</text:p>
          </text:list-item>
          <text:list-item>
            <text:p text:style-name="P82">E</text:p>
          </text:list-item>
          <text:list-item>
            <text:p text:style-name="P82">D</text:p>
          </text:list-item>
          <text:list-item>
            <text:p text:style-name="P82">F</text:p>
          </text:list-item>
          <text:list-item>
            <text:p text:style-name="P82">G</text:p>
          </text:list-item>
          <text:list-item>
            <text:p text:style-name="P82">L</text:p>
          </text:list-item>
          <text:list-item>
            <text:p text:style-name="P82">M</text:p>
          </text:list-item>
          <text:list-item>
            <text:p text:style-name="P82">H</text:p>
          </text:list-item>
          <text:list-item>
            <text:p text:style-name="P82">I</text:p>
          </text:list-item>
          <text:list-item>
            <text:p text:style-name="P82">A</text:p>
          </text:list-item>
          <text:list-item>
            <text:p text:style-name="P82">J</text:p>
          </text:list-item>
          <text:list-item>
            <text:p text:style-name="P82">B</text:p>
          </text:list-item>
          <text:list-item>
            <text:p text:style-name="P82">C</text:p>
          </text:list-item>
          <text:list-item>
            <text:p text:style-name="P82">C</text:p>
          </text:list-item>
          <text:list-item>
            <text:p text:style-name="P82">D</text:p>
          </text:list-item>
        </text:list>
      </text:section>
      <text:list xml:id="list1331439965" text:continue-numbering="true" text:style-name="L43">
        <text:list-item>
          <text:p text:style-name="P82">The abbreviation “U” can be misread as the number “0” or “4” or the cursive letters for “cc”.</text:p>
        </text:list-item>
        <text:list-item>
          <text:p text:style-name="P82">Apothecary symbols should be avoided because they can easily be misread as number or othr symbols (i.e., the dram symbol looks like a 3 and the abbreviation for grain can be misread as gram).</text:p>
        </text:list-item>
        <text:list-item>
          <text:p text:style-name="P82">A trailing zero should be avoided because if the decimal is missed it may result in a patient being overdosed.</text:p>
        </text:list-item>
        <text:list-item>
          <text:p text:style-name="P82">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392351587" text:style-name="L44">
          <text:list-item>
            <text:p text:style-name="P83">4 capsules/dose</text:p>
          </text:list-item>
          <text:list-item>
            <text:p text:style-name="P83">8 tablets/dose</text:p>
          </text:list-item>
          <text:list-item>
            <text:p text:style-name="P83">6 tablets/dose</text:p>
          </text:list-item>
          <text:list-item>
            <text:p text:style-name="P83">4 capsules/dose</text:p>
          </text:list-item>
          <text:list-item>
            <text:p text:style-name="P83">0.5 tablets/dose</text:p>
          </text:list-item>
          <text:list-item>
            <text:p text:style-name="P83">4 capsules/dose</text:p>
          </text:list-item>
          <text:list-item>
            <text:p text:style-name="P83">4 tablets/dose</text:p>
          </text:list-item>
          <text:list-item>
            <text:p text:style-name="P83">5 tablets/dose</text:p>
          </text:list-item>
          <text:list-item>
            <text:p text:style-name="P83">2 tablets/dose</text:p>
          </text:list-item>
          <text:list-item>
            <text:p text:style-name="P83">2 tablets/dose</text:p>
          </text:list-item>
          <text:list-item>
            <text:p text:style-name="P83">6 tablets/day</text:p>
          </text:list-item>
          <text:list-item>
            <text:p text:style-name="P83">24 tablets/day</text:p>
          </text:list-item>
          <text:list-item>
            <text:p text:style-name="P83">12 tablets/day</text:p>
          </text:list-item>
          <text:list-item>
            <text:p text:style-name="P83">8 capsules/day</text:p>
          </text:list-item>
          <text:list-item>
            <text:p text:style-name="P83">16 capsules/day</text:p>
          </text:list-item>
          <text:list-item>
            <text:p text:style-name="P83">48 tablets/day</text:p>
          </text:list-item>
          <text:list-item>
            <text:p text:style-name="P83">12 tablets/day</text:p>
          </text:list-item>
          <text:list-item>
            <text:p text:style-name="P83">1 tablet/day</text:p>
          </text:list-item>
          <text:list-item>
            <text:p text:style-name="P83">2 tablets/day</text:p>
          </text:list-item>
          <text:list-item>
            <text:p text:style-name="P83">6 tablets/day</text:p>
          </text:list-item>
          <text:list-item>
            <text:p text:style-name="P83">14 tablets</text:p>
          </text:list-item>
          <text:list-item>
            <text:p text:style-name="P83">14 tablets</text:p>
          </text:list-item>
          <text:list-item>
            <text:p text:style-name="P83">21 tablets</text:p>
          </text:list-item>
          <text:list-item>
            <text:p text:style-name="P83">30 tablets</text:p>
          </text:list-item>
          <text:list-item>
            <text:p text:style-name="P83">14 tablets</text:p>
          </text:list-item>
          <text:list-item>
            <text:p text:style-name="P83">12 capsules</text:p>
          </text:list-item>
          <text:list-item>
            <text:p text:style-name="P83">63 tablets</text:p>
          </text:list-item>
          <text:list-item>
            <text:p text:style-name="P83">84 tablets</text:p>
          </text:list-item>
          <text:list-item>
            <text:p text:style-name="P83">540 capsules</text:p>
          </text:list-item>
        </text:list>
      </text:section>
      <text:p text:style-name="P4"/>
      <text:section text:style-name="Sect2" text:name="Section46">
        <text:p text:style-name="P4">Worksheet 9-2</text:p>
        <text:list xml:id="list1342000995" text:style-name="L45">
          <text:list-item>
            <text:p text:style-name="P84">0.75 cc</text:p>
          </text:list-item>
          <text:list-item>
            <text:p text:style-name="P84">0.4 cc</text:p>
          </text:list-item>
          <text:list-item>
            <text:p text:style-name="P84">0.5 cc</text:p>
          </text:list-item>
          <text:list-item>
            <text:p text:style-name="P84">0.4 cc</text:p>
          </text:list-item>
          <text:list-item>
            <text:p text:style-name="P84">1.5 cc</text:p>
          </text:list-item>
          <text:list-item>
            <text:p text:style-name="P84">1.875 cc</text:p>
          </text:list-item>
          <text:list-item>
            <text:p text:style-name="P84">1.6 cc</text:p>
          </text:list-item>
          <text:list-item>
            <text:p text:style-name="P84">0.8 cc</text:p>
          </text:list-item>
          <text:list-item>
            <text:p text:style-name="P84">1.5 mL</text:p>
          </text:list-item>
          <text:list-item>
            <text:p text:style-name="P84">21 mL</text:p>
          </text:list-item>
          <text:list-item>
            <text:p text:style-name="P84">6.5 mL</text:p>
          </text:list-item>
          <text:list-item>
            <text:p text:style-name="P84">1.2 cc</text:p>
          </text:list-item>
          <text:list-item>
            <text:p text:style-name="P84">2.5 cc</text:p>
          </text:list-item>
          <text:list-item>
            <text:p text:style-name="P84">1.5 cc</text:p>
          </text:list-item>
          <text:list-item>
            <text:p text:style-name="P84"><text:soft-page-break/>0.5 cc</text:p>
          </text:list-item>
          <text:list-item>
            <text:p text:style-name="P84">0.15 mL</text:p>
          </text:list-item>
          <text:list-item>
            <text:p text:style-name="P84">0.28 mL</text:p>
          </text:list-item>
          <text:list-item>
            <text:p text:style-name="P84">2.4 mL</text:p>
          </text:list-item>
          <text:list-item>
            <text:p text:style-name="P84">2 cc</text:p>
          </text:list-item>
          <text:list-item>
            <text:p text:style-name="P84">1.5 cc</text:p>
          </text:list-item>
          <text:list-item>
            <text:p text:style-name="P84">0.5 cc</text:p>
          </text:list-item>
          <text:list-item>
            <text:p text:style-name="P84">3.75 cc</text:p>
          </text:list-item>
          <text:list-item>
            <text:p text:style-name="P84">0.75 cc</text:p>
          </text:list-item>
          <text:list-item>
            <text:p text:style-name="P84">8 mL</text:p>
          </text:list-item>
          <text:list-item>
            <text:p text:style-name="P84">22.4 mL</text:p>
          </text:list-item>
        </text:list>
      </text:section>
      <text:p text:style-name="P4"/>
      <text:section text:style-name="Sect2" text:name="Section47">
        <text:p text:style-name="P4">Worksheet 9-3</text:p>
        <text:list xml:id="list1917596422" text:style-name="L46">
          <text:list-item>
            <text:p text:style-name="P85">1.5 g</text:p>
          </text:list-item>
          <text:list-item>
            <text:p text:style-name="P85">10%</text:p>
          </text:list-item>
          <text:list-item>
            <text:p text:style-name="P85">50 cc</text:p>
          </text:list-item>
          <text:list-item>
            <text:p text:style-name="P85">1.5 g</text:p>
          </text:list-item>
          <text:list-item>
            <text:p text:style-name="P85">10%</text:p>
          </text:list-item>
          <text:list-item>
            <text:p text:style-name="P85">150 cc</text:p>
          </text:list-item>
          <text:list-item>
            <text:p text:style-name="P85">1.6 g</text:p>
          </text:list-item>
          <text:list-item>
            <text:p text:style-name="P85">0.5 g</text:p>
          </text:list-item>
          <text:list-item>
            <text:p text:style-name="P85">20%</text:p>
          </text:list-item>
          <text:list-item>
            <text:p text:style-name="P85">10%</text:p>
          </text:list-item>
          <text:list-item>
            <text:p text:style-name="P85">200 cc</text:p>
          </text:list-item>
          <text:list-item>
            <text:p text:style-name="P85">300 mL</text:p>
          </text:list-item>
          <text:list-item>
            <text:p text:style-name="P85">50 cc</text:p>
          </text:list-item>
          <text:list-item>
            <text:p text:style-name="P85">4.5 g</text:p>
          </text:list-item>
          <text:list-item>
            <text:p text:style-name="P85">62.5%</text:p>
          </text:list-item>
        </text:list>
      </text:section>
      <text:p text:style-name="P4"/>
      <text:section text:style-name="Sect2" text:name="Section48">
        <text:p text:style-name="P4">Worksheet 9-4</text:p>
        <text:list xml:id="list697427609" text:style-name="L47">
          <text:list-item>
            <text:p text:style-name="P86">192.3 mL</text:p>
          </text:list-item>
          <text:list-item>
            <text:p text:style-name="P86">10 mL</text:p>
          </text:list-item>
          <text:list-item>
            <text:p text:style-name="P86">8 mL</text:p>
          </text:list-item>
          <text:list-item>
            <text:p text:style-name="P86">5 mL</text:p>
          </text:list-item>
          <text:list-item>
            <text:p text:style-name="P86">10 mL</text:p>
          </text:list-item>
          <text:list-item>
            <text:p text:style-name="P86">2.25 g</text:p>
          </text:list-item>
          <text:list-item>
            <text:p text:style-name="P86">1 g</text:p>
          </text:list-item>
          <text:list-item>
            <text:p text:style-name="P86">4 mL</text:p>
          </text:list-item>
          <text:list-item>
            <text:p text:style-name="P86">250 mL</text:p>
          </text:list-item>
          <text:list-item>
            <text:p text:style-name="P86">2 tablespoons</text:p>
          </text:list-item>
        </text:list>
      </text:section>
      <text:p text:style-name="P4"/>
      <text:section text:style-name="Sect2" text:name="Section49">
        <text:p text:style-name="P4">Worksheet 9-5</text:p>
        <text:list xml:id="list185176099" text:style-name="L48">
          <text:list-item>
            <text:p text:style-name="P87">2 tablets/dose</text:p>
          </text:list-item>
          <text:list-item>
            <text:p text:style-name="P87">3 tablets/dose</text:p>
          </text:list-item>
          <text:list-item>
            <text:p text:style-name="P87">2 tablets/dose</text:p>
          </text:list-item>
          <text:list-item>
            <text:p text:style-name="P87">1.5 tablets/dose</text:p>
          </text:list-item>
          <text:list-item>
            <text:p text:style-name="P87">1 capsule/dose</text:p>
          </text:list-item>
          <text:list-item>
            <text:p text:style-name="P87">8 tablets/day</text:p>
          </text:list-item>
          <text:list-item>
            <text:p text:style-name="P87">1 tablet/day</text:p>
          </text:list-item>
          <text:list-item>
            <text:p text:style-name="P87">8 capsules/day</text:p>
          </text:list-item>
          <text:list-item>
            <text:p text:style-name="P87">15 tablets/day</text:p>
          </text:list-item>
          <text:list-item>
            <text:p text:style-name="P87">2 capsules/day</text:p>
          </text:list-item>
          <text:list-item>
            <text:p text:style-name="P87">0.6 cc</text:p>
          </text:list-item>
          <text:list-item>
            <text:p text:style-name="P87">0.4 cc</text:p>
          </text:list-item>
          <text:list-item>
            <text:p text:style-name="P87">1.5 cc</text:p>
          </text:list-item>
          <text:list-item>
            <text:p text:style-name="P87">0.8 cc</text:p>
          </text:list-item>
          <text:list-item>
            <text:p text:style-name="P87">2.5 cc</text:p>
          </text:list-item>
          <text:list-item>
            <text:p text:style-name="P87">0.8 g</text:p>
          </text:list-item>
          <text:list-item>
            <text:p text:style-name="P87">3%</text:p>
          </text:list-item>
          <text:list-item>
            <text:p text:style-name="P87">90 mL</text:p>
          </text:list-item>
          <text:list-item>
            <text:p text:style-name="P87">0.5 g</text:p>
          </text:list-item>
          <text:list-item>
            <text:p text:style-name="P87">10%</text:p>
          </text:list-item>
        </text:list>
      </text:section>
      <text:p text:style-name="P4"/>
      <text:p text:style-name="P3">Chapter 10 - Basic Infusion Calculations</text:p>
      <text:p text:style-name="P4"/>
      <text:section text:style-name="Sect2" text:name="Section50">
        <text:p text:style-name="P4">Worksheet 10-1</text:p>
        <text:list xml:id="list1474430918" text:style-name="L49">
          <text:list-item>
            <text:p text:style-name="P88">8 cc of 50% stock solution; 32 cc of diluent</text:p>
          </text:list-item>
          <text:list-item>
            <text:p text:style-name="P88">400 cc of 25% stock solution; 600 cc of diluent</text:p>
          </text:list-item>
          <text:list-item>
            <text:p text:style-name="P88">200 mL of 50% stock solution; 300 ml of diluent</text:p>
          </text:list-item>
          <text:list-item>
            <text:p text:style-name="P88">25 mL of 40% stock solution; 475 mL of diluent</text:p>
          </text:list-item>
          <text:list-item>
            <text:p text:style-name="P88">80 cc of 20% stock solution; 120 cc of diluent</text:p>
          </text:list-item>
          <text:list-item>
            <text:p text:style-name="P88">5 cc of 40% stock solution; 15 cc of diluent</text:p>
          </text:list-item>
          <text:list-item>
            <text:p text:style-name="P88">102.7 mL of 14.6% sodium chloride; 397.3 mL sterile water for injection</text:p>
          </text:list-item>
          <text:list-item>
            <text:p text:style-name="P88">100 mL of 50% mannitol; 150 mL of diluent</text:p>
          </text:list-item>
          <text:list-item>
            <text:p text:style-name="P88">24 mL of 10% povidone-iodine; 216 mL of diluent</text:p>
          </text:list-item>
          <text:list-item>
            <text:p text:style-name="P88">42 mL of 5.95% sodium hypochlorite solution; 958 mL of diluent</text:p>
          </text:list-item>
          <text:list-item>
            <text:p text:style-name="P88">0.61%</text:p>
          </text:list-item>
          <text:list-item>
            <text:p text:style-name="P88">167 mL of 70% dextrose solution; 833 mL of 40% dextrose solution</text:p>
          </text:list-item>
        </text:list>
      </text:section>
      <text:p text:style-name="P4"/>
      <text:section text:style-name="Sect2" text:name="Section51">
        <text:p text:style-name="P4">Worksheet 10-2</text:p>
        <text:list xml:id="list1493671967" text:style-name="L50">
          <text:list-item>
            <text:p text:style-name="P89">31 gtt/min</text:p>
          </text:list-item>
          <text:list-item>
            <text:p text:style-name="P89">42 gtt/min</text:p>
          </text:list-item>
          <text:list-item>
            <text:p text:style-name="P89">21 gtt/min</text:p>
          </text:list-item>
          <text:list-item>
            <text:p text:style-name="P89">26 gtt/min</text:p>
          </text:list-item>
          <text:list-item>
            <text:p text:style-name="P89">150 mL/hr</text:p>
          </text:list-item>
          <text:list-item>
            <text:p text:style-name="P89">64.75 mL/hr</text:p>
          </text:list-item>
          <text:list-item>
            <text:p text:style-name="P89">25 minutes</text:p>
          </text:list-item>
          <text:list-item>
            <text:p text:style-name="P89">0300 on Wednesday</text:p>
          </text:list-item>
          <text:list-item>
            <text:p text:style-name="P89">10 hours</text:p>
          </text:list-item>
          <text:list-item>
            <text:p text:style-name="P89">approximately midnight (0000)</text:p>
          </text:list-item>
          <text:list-item>
            <text:p text:style-name="P89">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683289596" text:style-name="L51">
          <text:list-item>
            <text:p text:style-name="P90">37.5 mL</text:p>
          </text:list-item>
          <text:list-item>
            <text:p text:style-name="P90">0.18 mL</text:p>
          </text:list-item>
          <text:list-item>
            <text:p text:style-name="P90"><text:soft-page-break/>5.8 mL</text:p>
          </text:list-item>
          <text:list-item>
            <text:p text:style-name="P90">12.5 mL</text:p>
          </text:list-item>
          <text:list-item>
            <text:p text:style-name="P90">1.6 mL</text:p>
          </text:list-item>
          <text:list-item>
            <text:p text:style-name="P90"/>
            <text:list>
              <text:list-item>
                <text:p text:style-name="P90">2850 mg</text:p>
              </text:list-item>
              <text:list-item>
                <text:p text:style-name="P90">11,799 mg</text:p>
              </text:list-item>
            </text:list>
          </text:list-item>
          <text:list-item>
            <text:p text:style-name="P90"/>
            <text:list>
              <text:list-item>
                <text:p text:style-name="P90">1400 mg</text:p>
              </text:list-item>
              <text:list-item>
                <text:p text:style-name="P90">700 mg</text:p>
              </text:list-item>
            </text:list>
          </text:list-item>
          <text:list-item>
            <text:p text:style-name="P90">117,273 units</text:p>
          </text:list-item>
        </text:list>
      </text:section>
      <text:p text:style-name="P4"/>
      <text:section text:style-name="Sect2" text:name="Section53">
        <text:p text:style-name="P4">Worksheet 10-4</text:p>
        <text:list xml:id="list1196066365" text:style-name="L52">
          <text:list-item>
            <text:p text:style-name="P91">470 mcg</text:p>
          </text:list-item>
          <text:list-item>
            <text:p text:style-name="P91"/>
            <text:list>
              <text:list-item>
                <text:p text:style-name="P91">50 mg</text:p>
              </text:list-item>
              <text:list-item>
                <text:p text:style-name="P91">12.5 mL</text:p>
              </text:list-item>
              <text:list-item>
                <text:p text:style-name="P91">1 vial</text:p>
              </text:list-item>
            </text:list>
          </text:list-item>
          <text:list-item>
            <text:p text:style-name="P91">768 mL</text:p>
          </text:list-item>
          <text:list-item>
            <text:p text:style-name="P91">1 mL</text:p>
          </text:list-item>
          <text:list-item>
            <text:p text:style-name="P91">6.56 g</text:p>
          </text:list-item>
        </text:list>
      </text:section>
      <text:p text:style-name="P4"/>
      <text:section text:style-name="Sect2" text:name="Section54">
        <text:p text:style-name="P4">Worksheet 10-5</text:p>
        <text:list xml:id="list819006727" text:style-name="L53">
          <text:list-item>
            <text:p text:style-name="P92"/>
            <text:list>
              <text:list-item>
                <text:p text:style-name="P92">12.7 mg</text:p>
              </text:list-item>
              <text:list-item>
                <text:p text:style-name="P92">14.6 mg</text:p>
              </text:list-item>
              <text:list-item>
                <text:p text:style-name="P92">2.3 mg</text:p>
              </text:list-item>
              <text:list-item>
                <text:p text:style-name="P92">36.4 mg</text:p>
              </text:list-item>
            </text:list>
          </text:list-item>
          <text:list-item>
            <text:p text:style-name="P92"/>
            <text:list>
              <text:list-item>
                <text:p text:style-name="P92">25 mg</text:p>
              </text:list-item>
              <text:list-item>
                <text:p text:style-name="P92">20.8 mg</text:p>
              </text:list-item>
              <text:list-item>
                <text:p text:style-name="P92">21.3 mg</text:p>
              </text:list-item>
              <text:list-item>
                <text:p text:style-name="P92">36.4 mg</text:p>
              </text:list-item>
            </text:list>
          </text:list-item>
          <text:list-item>
            <text:p text:style-name="P92"/>
            <text:list>
              <text:list-item>
                <text:p text:style-name="P92">125 mg</text:p>
              </text:list-item>
              <text:list-item>
                <text:p text:style-name="P92">127.5 mg</text:p>
              </text:list-item>
              <text:list-item>
                <text:p text:style-name="P92">146.7 mg</text:p>
              </text:list-item>
              <text:list-item>
                <text:p text:style-name="P92">100 mg</text:p>
              </text:list-item>
            </text:list>
          </text:list-item>
        </text:list>
      </text:section>
      <text:p text:style-name="P4"/>
      <text:section text:style-name="Sect2" text:name="Section55">
        <text:p text:style-name="P4">Worksheet 10-6</text:p>
        <text:list xml:id="list1381475753" text:style-name="L54">
          <text:list-item>
            <text:p text:style-name="P93">51.4 mL of 14.6% sodium chloride; 198.6 mL sterile water for injection</text:p>
          </text:list-item>
          <text:list-item>
            <text:p text:style-name="P93">12.5 mL of 2% stock solution</text:p>
          </text:list-item>
          <text:list-item>
            <text:p text:style-name="P93">1316 mL of 95% ethyl alcohol; 1184 mL of NS</text:p>
          </text:list-item>
          <text:list-item>
            <text:p text:style-name="P93">6 mL of 10% cyclosporine solution</text:p>
          </text:list-item>
          <text:list-item>
            <text:p text:style-name="P93">18 mL of 5% potassium permanganate stock solution; 162 mL of diluent</text:p>
          </text:list-item>
          <text:list-item>
            <text:p text:style-name="P93">56 gtt/min</text:p>
          </text:list-item>
          <text:list-item>
            <text:p text:style-name="P93">125 mL/hr</text:p>
          </text:list-item>
          <text:list-item>
            <text:p text:style-name="P93">31 gtt/min</text:p>
          </text:list-item>
          <text:list-item>
            <text:p text:style-name="P93">15 minutes</text:p>
          </text:list-item>
          <text:list-item>
            <text:p text:style-name="P93">21 gtt/min</text:p>
          </text:list-item>
          <text:list-item>
            <text:p text:style-name="P93">0.3 mg</text:p>
          </text:list-item>
          <text:list-item>
            <text:p text:style-name="P93">19.9 mg</text:p>
          </text:list-item>
          <text:list-item>
            <text:p text:style-name="P93">5.727 g</text:p>
          </text:list-item>
          <text:list-item>
            <text:p text:style-name="P93">45 mL</text:p>
          </text:list-item>
          <text:list-item>
            <text:p text:style-name="P93">9.4 mL</text:p>
          </text:list-item>
          <text:list-item>
            <text:p text:style-name="P93">117 mg</text:p>
          </text:list-item>
          <text:list-item>
            <text:p text:style-name="P93">2 mg</text:p>
          </text:list-item>
          <text:list-item>
            <text:p text:style-name="P93">1485 mg</text:p>
          </text:list-item>
          <text:list-item>
            <text:p text:style-name="P93">29.7 mL</text:p>
          </text:list-item>
          <text:list-item>
            <text:p text:style-name="P93">3 vials</text:p>
          </text:list-item>
          <text:list-item>
            <text:p text:style-name="P93">864 mL</text:p>
          </text:list-item>
          <text:list-item>
            <text:p text:style-name="P93">670 mg</text:p>
          </text:list-item>
          <text:list-item>
            <text:p text:style-name="P93">Young's rule</text:p>
          </text:list-item>
          <text:list-item>
            <text:p text:style-name="P93">113.6 mg</text:p>
          </text:list-item>
          <text:list-item>
            <text:p text:style-name="P93">133.5 mg</text:p>
          </text:list-item>
          <text:list-item>
            <text:p text:style-name="P93">133.3 mg</text:p>
          </text:list-item>
          <text:list-item>
            <text:p text:style-name="P93">171.4 mg</text:p>
          </text:list-item>
          <text:list-item>
            <text:p text:style-name="P93">166.7 mg</text:p>
          </text:list-item>
        </text:list>
      </text:section>
      <text:p text:style-name="P4"/>
      <text:p text:style-name="P3">Chapter 11 - Day's Supply</text:p>
      <text:p text:style-name="P4"/>
      <text:section text:style-name="Sect2" text:name="Section56">
        <text:p text:style-name="P4">Worksheet 11-1</text:p>
        <text:list xml:id="list1921452319" text:style-name="L55">
          <text:list-item>
            <text:p text:style-name="P94">30 days</text:p>
          </text:list-item>
          <text:list-item>
            <text:p text:style-name="P94">6 days</text:p>
          </text:list-item>
          <text:list-item>
            <text:p text:style-name="P94">10 days</text:p>
          </text:list-item>
          <text:list-item>
            <text:p text:style-name="P94">30 days</text:p>
          </text:list-item>
          <text:list-item>
            <text:p text:style-name="P94">50 days</text:p>
          </text:list-item>
          <text:list-item>
            <text:p text:style-name="P94">12 days</text:p>
          </text:list-item>
          <text:list-item>
            <text:p text:style-name="P94">90 days</text:p>
          </text:list-item>
          <text:list-item>
            <text:p text:style-name="P94">13 days</text:p>
          </text:list-item>
          <text:list-item>
            <text:p text:style-name="P94">30 days</text:p>
          </text:list-item>
          <text:list-item>
            <text:p text:style-name="P94">14 days</text:p>
          </text:list-item>
          <text:list-item>
            <text:p text:style-name="P94">Many pharmacies would enter it as 5 days even though it works to 4.<text:span text:style-name="T14">6</text:span> days.</text:p>
          </text:list-item>
          <text:list-item>
            <text:p text:style-name="P94">28 days</text:p>
          </text:list-item>
          <text:list-item>
            <text:p text:style-name="P94">30 days</text:p>
          </text:list-item>
          <text:list-item>
            <text:p text:style-name="P94">27 days</text:p>
          </text:list-item>
          <text:list-item>
            <text:p text:style-name="P94">15 days</text:p>
          </text:list-item>
          <text:list-item>
            <text:p text:style-name="P94">30 days</text:p>
          </text:list-item>
          <text:list-item>
            <text:p text:style-name="P94">5 days</text:p>
          </text:list-item>
          <text:list-item>
            <text:p text:style-name="P94">18 days</text:p>
          </text:list-item>
          <text:list-item>
            <text:p text:style-name="P94">25 days</text:p>
          </text:list-item>
          <text:list-item>
            <text:p text:style-name="P94">100 days</text:p>
          </text:list-item>
          <text:list-item>
            <text:p text:style-name="P94">60 days</text:p>
          </text:list-item>
          <text:list-item>
            <text:p text:style-name="P94">30 days</text:p>
          </text:list-item>
          <text:list-item>
            <text:p text:style-name="P94">6 days</text:p>
          </text:list-item>
          <text:list-item>
            <text:p text:style-name="P94">90 days</text:p>
          </text:list-item>
          <text:list-item>
            <text:p text:style-name="P94">Even though there is enough gel for 7 days, the script is for 5 days.</text:p>
          </text:list-item>
          <text:list-item>
            <text:p text:style-name="P94">11 days</text:p>
          </text:list-item>
          <text:list-item>
            <text:p text:style-name="P94">14 days</text:p>
          </text:list-item>
          <text:list-item>
            <text:p text:style-name="P94">30 days</text:p>
          </text:list-item>
          <text:list-item>
            <text:p text:style-name="P94">30 days</text:p>
          </text:list-item>
          <text:list-item>
            <text:p text:style-name="P94">10 days</text:p>
          </text:list-item>
          <text:list-item>
            <text:p text:style-name="P94">30 days</text:p>
          </text:list-item>
          <text:list-item>
            <text:p text:style-name="P94">60 days</text:p>
          </text:list-item>
          <text:list-item>
            <text:p text:style-name="P94">16 days (many places automatically enter prn inhalers for 30 days)</text:p>
          </text:list-item>
          <text:list-item>
            <text:p text:style-name="P94">100 days</text:p>
          </text:list-item>
          <text:list-item>
            <text:p text:style-name="P94">84 days</text:p>
          </text:list-item>
          <text:list-item>
            <text:p text:style-name="P94">7 days</text:p>
          </text:list-item>
          <text:list-item>
            <text:p text:style-name="P94">90 days</text:p>
          </text:list-item>
          <text:list-item>
            <text:p text:style-name="P94"><text:soft-page-break/>100 days</text:p>
          </text:list-item>
          <text:list-item>
            <text:p text:style-name="P94">30 days</text:p>
          </text:list-item>
          <text:list-item>
            <text:p text:style-name="P94">30 days</text:p>
          </text:list-item>
          <text:list-item>
            <text:p text:style-name="P94">Even though there is enough cream for 9 days, the script is for 7 days.</text:p>
          </text:list-item>
          <text:list-item>
            <text:p text:style-name="P94">6 days</text:p>
          </text:list-item>
          <text:list-item>
            <text:p text:style-name="P94">12 days</text:p>
          </text:list-item>
          <text:list-item>
            <text:p text:style-name="P94">90 days</text:p>
          </text:list-item>
          <text:list-item>
            <text:p text:style-name="P94">12 days</text:p>
          </text:list-item>
          <text:list-item>
            <text:p text:style-name="P94">30 days</text:p>
          </text:list-item>
          <text:list-item>
            <text:p text:style-name="P94">10 days</text:p>
          </text:list-item>
          <text:list-item>
            <text:p text:style-name="P94">28 days</text:p>
          </text:list-item>
          <text:list-item>
            <text:p text:style-name="P94">5 days</text:p>
          </text:list-item>
          <text:list-item>
            <text:p text:style-name="P94">30 days</text:p>
          </text:list-item>
        </text:list>
      </text:section>
      <text:p text:style-name="P4"/>
      <text:section text:style-name="Sect3" text:name="Section57">
        <text:p text:style-name="P4">Worksheet 11-2</text:p>
        <text:list xml:id="list106977724" text:style-name="L56">
          <text:list-item>
            <text:p text:style-name="P95">Dispense 1 inhaler at a time with 3 refills and no partials.</text:p>
          </text:list-item>
          <text:list-item>
            <text:p text:style-name="P95">Dispense 5 boxes at a time with 5 refills and no partials.</text:p>
          </text:list-item>
          <text:list-item>
            <text:p text:style-name="P95">Dispense 60 capsules at a time with 5 refills and no partials.</text:p>
          </text:list-item>
          <text:list-item>
            <text:p text:style-name="P95">Dispense 30 tablets at a time with 11 refills and no partials.</text:p>
          </text:list-item>
          <text:list-item>
            <text:p text:style-name="P95">Dispense 1 bottle at a time with 2 refills and no partials.</text:p>
          </text:list-item>
          <text:list-item>
            <text:p text:style-name="P95">Dispense 4 tablets at a time with 2 refills and no partials.</text:p>
          </text:list-item>
          <text:list-item>
            <text:p text:style-name="P95">Dispense 120 tablets at a time with 5 refills and no partials.</text:p>
          </text:list-item>
          <text:list-item>
            <text:p text:style-name="P95">Dispense 1 vial at a time with 2 refills and no partials.</text:p>
          </text:list-item>
          <text:list-item>
            <text:p text:style-name="P95">Dispense 30 tablets at a time with 9 refills and no partials.</text:p>
          </text:list-item>
          <text:list-item>
            <text:p text:style-name="P95">Dispense 2 vials at a time with 2 refills and no partials.</text:p>
          </text:list-item>
          <text:list-item>
            <text:p text:style-name="P95">Dispense 30 tablets at a time with 5 refills and a partial of 20 tablets.</text:p>
          </text:list-item>
          <text:list-item>
            <text:p text:style-name="P95">Dispense 30 capsules at a time with 1 refill and no partials.</text:p>
          </text:list-item>
          <text:list-item>
            <text:p text:style-name="P95">Dispense 30 tablets at a time with 5 refills and no partials.</text:p>
          </text:list-item>
          <text:list-item>
            <text:p text:style-name="P95">Dispense 30 tablets at a time with 9 refills and no partials.</text:p>
          </text:list-item>
          <text:list-item>
            <text:p text:style-name="P95">Dispense 60 capsules at a time with 2 refills and partial of 44 capsules.</text:p>
          </text:list-item>
          <text:list-item>
            <text:p text:style-name="P95">Dispense 30 patches at a time with 2 refills and no partials.</text:p>
          </text:list-item>
          <text:list-item>
            <text:p text:style-name="P95">Dispense 1 bottle at a time with 11 refills and no partials.</text:p>
          </text:list-item>
          <text:list-item>
            <text:p text:style-name="P95">Dispense 1 bottle at a time with 2 refills and no partials.</text:p>
          </text:list-item>
          <text:list-item>
            <text:p text:style-name="P95">Dispense 30 tablets at a time with 9 refills and no partials.</text:p>
          </text:list-item>
          <text:list-item>
            <text:p text:style-name="P95">Dispense 90 tablets at a time with 5 refills and no partials.</text:p>
          </text:list-item>
          <text:list-item>
            <text:p text:style-name="P95">Dispense 30 tablets at a time with 9 refills and no partials.</text:p>
          </text:list-item>
          <text:list-item>
            <text:p text:style-name="P95">Dispense 30 tablets at a time with 11 refills and no partials.</text:p>
          </text:list-item>
          <text:list-item>
            <text:p text:style-name="P95">Dispense 5 bottles at a time with 2 refills and a partial of 3 bottles.</text:p>
          </text:list-item>
          <text:list-item>
            <text:p text:style-name="P95">Dispense 90 tablets at a time with 5 refills and no partials.</text:p>
          </text:list-item>
          <text:list-item>
            <text:p text:style-name="P95">Dispense 60 tablets at a time with no refills and a partial of 40 tablets.</text:p>
          </text:list-item>
        </text:list>
      </text:section>
      <text:p text:style-name="P4"/>
      <text:p text:style-name="P3">Chapter 12 - Compounding Math</text:p>
      <text:p text:style-name="P4"/>
      <text:p text:style-name="P4">Worksheet 12-1</text:p>
      <text:list xml:id="list61859804" text:style-name="L57">
        <text:list-item>
          <text:p text:style-name="P96">Add 34 mL of water each time.</text:p>
        </text:list-item>
        <text:list-item>
          <text:p text:style-name="P96">4 mL clindamycin phosphate; 56 mL of Cetaphil Lotion</text:p>
        </text:list-item>
        <text:list-item>
          <text:p text:style-name="P96">40.8 mL diphenhydramine elixir; 12 mL lidocaine viscous; 48 mL nystatin suspension; 12.48 mL erythromycin ethyl succinate suspension; 6.72 mL cherry syrup</text:p>
        </text:list-item>
        <text:list-item>
          <text:p text:style-name="P96">8 capsules</text:p>
        </text:list-item>
        <text:list-item>
          <text:p text:style-name="P96">250 mL of each ingredient</text:p>
        </text:list-item>
        <text:list-item>
          <text:p text:style-name="P96">4.5 g ibuprofen powder</text:p>
        </text:list-item>
        <text:list-item>
          <text:p text:style-name="P96">5 capsules</text:p>
        </text:list-item>
        <text:list-item>
          <text:p text:style-name="P96">2.4 g testosterone; 5.2 g menthol; 112.4 g hydrophilic petrolatum</text:p>
        </text:list-item>
        <text:list-item>
          <text:p text:style-name="P96">3.4 g cholesterol; 3.4 g stearyl alcohol; 9.1 g white wax; 97.7 g white petrolatum <text:span text:style-name="T16">or</text:span> 3.6 g cholesterol; 3.6 g stearyl alcohol; 9.6 g white wax; 103.2 g white petrolatum</text:p>
        </text:list-item>
        <text:list-item>
          <text:p text:style-name="P96"><text:soft-page-break/>20 metfromin tablets; 100 mL Ora-Plus; 100 mL Ora-Sweet</text:p>
        </text:list-item>
      </text:list>
      <text:p text:style-name="P4"/>
      <text:p text:style-name="P4">Worksheet 12-2</text:p>
      <text:list xml:id="list699750479" text:style-name="L58">
        <text:list-item>
          <text:p text:style-name="P97">4% diclofenac sodium</text:p>
        </text:list-item>
        <text:list-item>
          <text:p text:style-name="P97">2.4 g glycopyrrolate; 2.3 mL benzyl alcohol; qs 240 mL purified water</text:p>
        </text:list-item>
        <text:list-item>
          <text:p text:style-name="P97">120 tablets</text:p>
        </text:list-item>
        <text:list-item>
          <text:p text:style-name="P97">25 g potassium bromide</text:p>
        </text:list-item>
        <text:list-item>
          <text:p text:style-name="P97">1% hydrocortisone</text:p>
        </text:list-item>
        <text:list-item>
          <text:p text:style-name="P97">9.6 mL promethazine; 125 mL codeine; 105.4 mL cherry syrup</text:p>
        </text:list-item>
        <text:list-item>
          <text:p text:style-name="P97">60 tablets</text:p>
        </text:list-item>
        <text:list-item>
          <text:p text:style-name="P97">4 tablets</text:p>
        </text:list-item>
        <text:list-item>
          <text:p text:style-name="P97">6 capsules</text:p>
        </text:list-item>
        <text:list-item>
          <text:p text:style-name="P97">160 mL nystatin; 16 mL gentamicin; 8 mL colistimethate</text:p>
        </text:list-item>
        <text:list-item>
          <text:p text:style-name="P97">12 acetazolamide tablets; 60 mL Ora-Plus; 60 mL Ora-Sweet</text:p>
        </text:list-item>
        <text:list-item>
          <text:p text:style-name="P97">24 amlodipine tablets; 60 mL Ora-Plus; 60 mL Ora-Sweet</text:p>
        </text:list-item>
        <text:list-item>
          <text:p text:style-name="P97">12 tablets</text:p>
        </text:list-item>
        <text:list-item>
          <text:p text:style-name="P97">120 tablets</text:p>
        </text:list-item>
        <text:list-item>
          <text:p text:style-name="P97">15 tablets</text:p>
        </text:list-item>
      </text:list>
      <text:p text:style-name="P4"/>
      <text:p text:style-name="P4">Worksheet 12-3</text:p>
      <text:list xml:id="list1020198722" text:style-name="L59">
        <text:list-item>
          <text:p text:style-name="P98">Add 30 mL of water initially to wet powder, then add another 60 mL</text:p>
        </text:list-item>
        <text:list-item>
          <text:p text:style-name="P98">20 mL Donnatal elixir; 20 mL lidocaine viscous; 80 mL Mylanta</text:p>
        </text:list-item>
        <text:list-item>
          <text:p text:style-name="P98">5.68 g ichthammol; 5.68 g lanolin; 45.44 g white petrolatum <text:span text:style-name="T16">or</text:span> 6 g ichthammol; 6 g lanolin; 48 g white petrolatum</text:p>
        </text:list-item>
        <text:list-item>
          <text:p text:style-name="P98">38.4 g zinc oxide; 1.2 g menthol; 2.4 g phenol; 220.8 mL calcium hydroxide solution; qs ad 480 mL olive oil</text:p>
        </text:list-item>
        <text:list-item>
          <text:p text:style-name="P98">4.8 g diclofenac sodium; 55.2 g Pentravan cream</text:p>
        </text:list-item>
        <text:list-item>
          <text:p text:style-name="P98">30 tetracycline capsules; 150 mL Ora-Plus; 150 mL Ora-Sweet</text:p>
        </text:list-item>
        <text:list-item>
          <text:p text:style-name="P98">120 mg benzocaine; 840 mg acacia; 6 drops food coloring; 6 drops flavoring</text:p>
        </text:list-item>
        <text:list-item>
          <text:p text:style-name="P98">0.91 mL</text:p>
        </text:list-item>
        <text:list-item>
          <text:p text:style-name="P98">12.5 g erythromycin concentrate; 37.5 g ophthalmic base; 0.5% erythromycin</text:p>
        </text:list-item>
        <text:list-item>
          <text:p text:style-name="P98">12 clonazepam tablets; 60 mL Ora-Plus; 60 mL Ora-Sweet</text:p>
        </text:list-item>
        <text:list-item>
          <text:p text:style-name="P98">12 tablets</text:p>
        </text:list-item>
        <text:list-item>
          <text:p text:style-name="P98">30 bethanechol tablets; 30 mL Ora-Plus; 30 mL Ora-Sweet</text:p>
        </text:list-item>
        <text:list-item>
          <text:p text:style-name="P98"><text:s/></text:p>
          <text:list>
            <text:list-item>
              <text:p text:style-name="P98">15 mL</text:p>
            </text:list-item>
            <text:list-item>
              <text:p text:style-name="P98">240 mL</text:p>
            </text:list-item>
            <text:list-item>
              <text:p text:style-name="P98">240 tablets</text:p>
            </text:list-item>
          </text:list>
        </text:list-item>
        <text:list-item>
          <text:p text:style-name="P98">40 diltiazem tablets; 150 mL Ora-Plus; 150 mL Ora-Sweet</text:p>
        </text:list-item>
        <text:list-item>
          <text:p text:style-name="P98">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593226117" text:style-name="L60">
        <text:list-item>
          <text:p text:style-name="P99">5.7%</text:p>
        </text:list-item>
        <text:list-item>
          <text:p text:style-name="P99">crush and triturate 12 tablets then weigh out 3.71 grams</text:p>
        </text:list-item>
        <text:list-item>
          <text:p text:style-name="P99"><text:soft-page-break/>2.4 g procaine; 25.24 g cocoa butter</text:p>
        </text:list-item>
        <text:list-item>
          <text:p text:style-name="P99">size 3 capsule shell</text:p>
        </text:list-item>
        <text:list-item>
          <text:p text:style-name="P99"><text:s/></text:p>
          <text:list>
            <text:list-item>
              <text:p text:style-name="P99">58.5%</text:p>
            </text:list-item>
            <text:list-item>
              <text:p text:style-name="P99">5 mg morphine</text:p>
            </text:list-item>
            <text:list-item>
              <text:p text:style-name="P99">5 mg cocaine</text:p>
            </text:list-item>
          </text:list>
        </text:list-item>
        <text:list-item>
          <text:p text:style-name="P99">30 levothyroxine tablets; 48 mL glycerin; qs 120 mL distilled water</text:p>
        </text:list-item>
        <text:list-item>
          <text:p text:style-name="P99">25 g bentonite; 475 mL purified water</text:p>
        </text:list-item>
        <text:list-item>
          <text:p text:style-name="P99">crush and triturate 13 tablets then weigh out 7.94 grams</text:p>
        </text:list-item>
        <text:list-item>
          <text:p text:style-name="P99"><text:s/></text:p>
          <text:list>
            <text:list-item>
              <text:p text:style-name="P99">2.4 g procaine</text:p>
            </text:list-item>
            <text:list-item>
              <text:p text:style-name="P99">1.2 g hydrocortisone acetate</text:p>
            </text:list-item>
            <text:list-item>
              <text:p text:style-name="P99">0.72 g witch hazel; 0.73 mL witch hazel</text:p>
            </text:list-item>
            <text:list-item>
              <text:p text:style-name="P99">44.55 g cocoa butter</text:p>
            </text:list-item>
          </text:list>
        </text:list-item>
        <text:list-item>
          <text:p text:style-name="P99">size 1 capsule shell</text:p>
        </text:list-item>
      </text:list>
      <text:p text:style-name="P4"/>
      <text:p text:style-name="P4">Worksheet 12-5</text:p>
      <text:list xml:id="list1639608348" text:style-name="L61">
        <text:list-item>
          <text:p text:style-name="P100">Add 30.5 mL of water each time.</text:p>
        </text:list-item>
        <text:list-item>
          <text:p text:style-name="P100">Add 26 mL of water each time.</text:p>
        </text:list-item>
        <text:list-item>
          <text:p text:style-name="P100">30 mL lidocaine HCl; 90 mL Cetaphil Lotion</text:p>
        </text:list-item>
        <text:list-item>
          <text:p text:style-name="P100">6 g precipitated sulfur; 1.2 g salicylic acid; 52.8 g hydrophilic ointment</text:p>
        </text:list-item>
        <text:list-item>
          <text:p text:style-name="P100">45.4 g precipitated sulfur; 9.08 g salicylic acid; 399.52 g hydrophilic ointment</text:p>
        </text:list-item>
        <text:list-item>
          <text:p text:style-name="P100">160 mL of each ingredient</text:p>
        </text:list-item>
        <text:list-item>
          <text:p text:style-name="P100"><text:s/></text:p>
          <text:list>
            <text:list-item>
              <text:p text:style-name="P100">368 mL of Mudd Mixture</text:p>
            </text:list-item>
            <text:list-item>
              <text:p text:style-name="P100">320 mL nystatin; 32 mL gentamicin; 16 mL colistimethate</text:p>
            </text:list-item>
            <text:list-item>
              <text:p text:style-name="P100">1 bottle of nystatin; 2 vials of gentamicin; 3 vials of colistimethate</text:p>
            </text:list-item>
          </text:list>
        </text:list-item>
        <text:list-item>
          <text:p text:style-name="P100">12 capsules</text:p>
        </text:list-item>
        <text:list-item>
          <text:p text:style-name="P100"/>
          <text:list>
            <text:list-item>
              <text:p text:style-name="P100">0.568 g metronidazole; 0.568 g silver sulfadiazine; 2.84 g glycerin; qs 56.8 g hydrophylic ointment <text:span text:style-name="T16">or</text:span> 0.6 g metronidazole; 0.6 g silver sulfadiazine; 3 g glycerin; qs 60 g hydrophylic ointment</text:p>
            </text:list-item>
            <text:list-item>
              <text:p text:style-name="P100">2.27 mL <text:span text:style-name="T16">or</text:span> 2.4 mL glycerin</text:p>
            </text:list-item>
          </text:list>
        </text:list-item>
        <text:list-item>
          <text:p text:style-name="P100"><text:s/></text:p>
          <text:list>
            <text:list-item>
              <text:p text:style-name="P100">120 mg lidocaine HCl; 840 mg acacia; 6 drops food coloring; 6 drops flavoring</text:p>
            </text:list-item>
            <text:list-item>
              <text:p text:style-name="P100">3 mL lidocaine HCl</text:p>
            </text:list-item>
          </text:list>
        </text:list-item>
        <text:list-item>
          <text:p text:style-name="P100">5 tablets</text:p>
        </text:list-item>
        <text:list-item>
          <text:p text:style-name="P100">crush and triturate 4 tablets then weigh out 0.3 grams</text:p>
        </text:list-item>
        <text:list-item>
          <text:p text:style-name="P100">0.6 g aminophylline; 12.47 g cocoa butter</text:p>
        </text:list-item>
        <text:list-item>
          <text:p text:style-name="P100">size 0 capsule shell</text:p>
        </text:list-item>
        <text:list-item>
          <text:p text:style-name="P100"><text:s/></text:p>
          <text:list>
            <text:list-item>
              <text:p text:style-name="P100">24 mL prednisone elixir</text:p>
            </text:list-item>
            <text:list-item>
              <text:p text:style-name="P100">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442827383" text:style-name="L62">
          <text:list-item>
            <text:p text:style-name="P46">$19.84 </text:p>
          </text:list-item>
          <text:list-item>
            <text:p text:style-name="P46">$33.59 </text:p>
          </text:list-item>
          <text:list-item>
            <text:p text:style-name="P46"><text:soft-page-break/>$33.80 </text:p>
          </text:list-item>
          <text:list-item>
            <text:p text:style-name="P46">$78.92 </text:p>
          </text:list-item>
          <text:list-item>
            <text:p text:style-name="P46">$38.53 </text:p>
          </text:list-item>
          <text:list-item>
            <text:p text:style-name="P46">$43.04 </text:p>
          </text:list-item>
          <text:list-item>
            <text:p text:style-name="P46">$30.91 </text:p>
          </text:list-item>
          <text:list-item>
            <text:p text:style-name="P46">$46.45 </text:p>
          </text:list-item>
          <text:list-item>
            <text:p text:style-name="P46">$20.52 </text:p>
          </text:list-item>
          <text:list-item>
            <text:p text:style-name="P46">$34.18</text:p>
          </text:list-item>
        </text:list>
      </text:section>
      <text:p text:style-name="P4"/>
      <text:section text:style-name="Sect2" text:name="Section59">
        <text:p text:style-name="P4">Worksheet 13-2 </text:p>
        <text:list xml:id="list276588510" text:style-name="L63">
          <text:list-item>
            <text:p text:style-name="P47">$83.21 </text:p>
          </text:list-item>
          <text:list-item>
            <text:p text:style-name="P47">$38.69 </text:p>
          </text:list-item>
          <text:list-item>
            <text:p text:style-name="P47">$29.95 </text:p>
          </text:list-item>
          <text:list-item>
            <text:p text:style-name="P47">$21.19 </text:p>
          </text:list-item>
          <text:list-item>
            <text:p text:style-name="P47">$25.03 </text:p>
          </text:list-item>
          <text:list-item>
            <text:p text:style-name="P47">$56.51 </text:p>
          </text:list-item>
          <text:list-item>
            <text:p text:style-name="P47">$19.92 </text:p>
          </text:list-item>
          <text:list-item>
            <text:p text:style-name="P47">$38.12 </text:p>
          </text:list-item>
          <text:list-item>
            <text:p text:style-name="P47">$27.41 </text:p>
          </text:list-item>
          <text:list-item>
            <text:p text:style-name="P47">$13.98</text:p>
          </text:list-item>
        </text:list>
      </text:section>
      <text:p text:style-name="P4"/>
      <text:section text:style-name="Sect2" text:name="Section60">
        <text:p text:style-name="P4">Worksheet 13-3</text:p>
        <text:list xml:id="list517579248" text:style-name="L64">
          <text:list-item>
            <text:p text:style-name="P48">$34.49</text:p>
          </text:list-item>
          <text:list-item>
            <text:p text:style-name="P48">$32.76</text:p>
          </text:list-item>
          <text:list-item>
            <text:p text:style-name="P48">$14.55</text:p>
          </text:list-item>
          <text:list-item>
            <text:p text:style-name="P48">$17.50</text:p>
          </text:list-item>
          <text:list-item>
            <text:p text:style-name="P48">$96.92</text:p>
          </text:list-item>
          <text:list-item>
            <text:p text:style-name="P48">$71.95</text:p>
          </text:list-item>
          <text:list-item>
            <text:p text:style-name="P48">$39.71</text:p>
          </text:list-item>
          <text:list-item>
            <text:p text:style-name="P48">$34.35</text:p>
          </text:list-item>
          <text:list-item>
            <text:p text:style-name="P48">$21.76</text:p>
          </text:list-item>
          <text:list-item>
            <text:p text:style-name="P48">$194.50</text:p>
          </text:list-item>
        </text:list>
      </text:section>
      <text:p text:style-name="P4"/>
      <text:section text:style-name="Sect2" text:name="Section61">
        <text:p text:style-name="P4">Worksheet 13-4</text:p>
        <text:list xml:id="list1045270848" text:style-name="L65">
          <text:list-item>
            <text:p text:style-name="P49">$36.23</text:p>
          </text:list-item>
          <text:list-item>
            <text:p text:style-name="P49">$17.18 or $17.29</text:p>
          </text:list-item>
          <text:list-item>
            <text:p text:style-name="P49">$110.15</text:p>
          </text:list-item>
          <text:list-item>
            <text:p text:style-name="P49">$23.79</text:p>
          </text:list-item>
          <text:list-item>
            <text:p text:style-name="P49">$14.03</text:p>
          </text:list-item>
          <text:list-item>
            <text:p text:style-name="P49">$23.27</text:p>
          </text:list-item>
          <text:list-item>
            <text:p text:style-name="P49">$20.83</text:p>
          </text:list-item>
          <text:list-item>
            <text:p text:style-name="P49">$21.83</text:p>
          </text:list-item>
          <text:list-item>
            <text:p text:style-name="P49">$11.23</text:p>
          </text:list-item>
          <text:list-item>
            <text:p text:style-name="P49">$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895782597" text:style-name="L66">
          <text:list-item>
            <text:p text:style-name="P50">5 boxes</text:p>
          </text:list-item>
          <text:list-item>
            <text:p text:style-name="P50">0 bottles</text:p>
          </text:list-item>
          <text:list-item>
            <text:p text:style-name="P50">1 bottle</text:p>
          </text:list-item>
          <text:list-item>
            <text:p text:style-name="P50">41 bottles</text:p>
          </text:list-item>
          <text:list-item>
            <text:p text:style-name="P50">0 bottles</text:p>
          </text:list-item>
          <text:list-item>
            <text:p text:style-name="P50">5 bottles</text:p>
          </text:list-item>
          <text:list-item>
            <text:p text:style-name="P50">0 bottle</text:p>
          </text:list-item>
          <text:list-item>
            <text:p text:style-name="P50">3 bottles</text:p>
          </text:list-item>
          <text:list-item>
            <text:p text:style-name="P50">6 bottles</text:p>
          </text:list-item>
          <text:list-item>
            <text:p text:style-name="P50">7 bottles</text:p>
          </text:list-item>
          <text:list-item>
            <text:p text:style-name="P50">4 bottles</text:p>
          </text:list-item>
          <text:list-item>
            <text:p text:style-name="P50">6 bottles</text:p>
          </text:list-item>
          <text:list-item>
            <text:p text:style-name="P50">0 bottles</text:p>
          </text:list-item>
          <text:list-item>
            <text:p text:style-name="P50">6 bottles</text:p>
          </text:list-item>
          <text:list-item>
            <text:p text:style-name="P50">0 bottles</text:p>
          </text:list-item>
          <text:list-item>
            <text:p text:style-name="P50">11.5 turnovers annually</text:p>
          </text:list-item>
          <text:list-item>
            <text:p text:style-name="P50">12 turnovers annually</text:p>
          </text:list-item>
          <text:list-item>
            <text:p text:style-name="P50">12.5 turnovers annually</text:p>
          </text:list-item>
          <text:list-item>
            <text:p text:style-name="P50">31.65 days' supply inventory; $11,945.15 below budget</text:p>
          </text:list-item>
          <text:list-item>
            <text:p text:style-name="P101"><text:span text:style-name="T1">30.33 days' supply inventory; </text:span><text:span text:style-name="T1">$2,061.74 over budget</text:span></text:p>
          </text:list-item>
          <text:list-item>
            <text:p text:style-name="P101"><text:span text:style-name="T1">29.12 days' supply inventory; </text:span><text:span text:style-name="T1">$13,838.86 over budget</text:span></text:p>
          </text:list-item>
          <text:list-item>
            <text:p text:style-name="P50">Most pharmacies use wholesalers to simplify their ordering process.</text:p>
          </text:list-item>
          <text:list-item>
            <text:p text:style-name="P50">Schedule III – V medications may be ordered with the rest of the pharmacy's drug ordered.</text:p>
          </text:list-item>
          <text:list-item>
            <text:p text:style-name="P50">Schedule II medications are ordered via a DEA 222 order form using either a triplicate paper form, or through CSOS enabled software.</text:p>
          </text:list-item>
          <text:list-item>
            <text:p text:style-name="P50">The pharmacist and the vendor should be notified immediately.</text:p>
          </text:list-item>
          <text:list-item>
            <text:p text:style-name="P50">Pharmacists are required <text:soft-page-break/>to check in controlled substances, although a technician may do so under the direct supervision of a pharmacist.</text:p>
          </text:list-item>
        </text:list>
      </text:section>
      <text:p text:style-name="P4"/>
      <text:p text:style-name="P4">Worksheet 14-3</text:p>
      <text:list xml:id="list156490115" text:style-name="L67">
        <text:list-item>
          <text:p text:style-name="P51">Environmental considerations include proper temperature, ventilation, humidity, light and sanitation.</text:p>
        </text:list-item>
        <text:list-item>
          <text:p text:style-name="P51">Freezer: -25° to -10° C (-13° to 14° F); Refrigerator: 2° to 8° C (36° to 46° F); Controlled room temperature: 15° to 30° C (59° to 86° F)</text:p>
        </text:list-item>
        <text:list-item>
          <text:p text:style-name="P51">More than 200 medications are considered light sensitive.</text:p>
        </text:list-item>
        <text:list-item>
          <text:p text:style-name="P51">It breaks down into cyanide.</text:p>
        </text:list-item>
        <text:list-item>
          <text:p text:style-name="P51">The state board of pharmacy sets sanitation standards.</text:p>
        </text:list-item>
        <text:list-item>
          <text:p text:style-name="P51">A legend drug is a medication that requires a prescription and only “authorized personnel” should have access to it.</text:p>
        </text:list-item>
        <text:list-item>
          <text:p text:style-name="P51">Schedule III – V medications must either be stored in a secured vault or be distributed throughout the pharmacy stock.</text:p>
        </text:list-item>
        <text:list-item>
          <text:p text:style-name="P51">Schedule II medications must also <text:s/>either be stored in a secured vault or be distributed throughout the pharmacy stock; although, some states specifically require Schedule II medications to be stored in a secured vault.</text:p>
        </text:list-item>
        <text:list-item>
          <text:p text:style-name="P51">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1">10/31/2020</text:p>
        </text:list-item>
      </text:list>
      <text:p text:style-name="P5"/>
      <text:section text:style-name="Sect2" text:name="Section64">
        <text:p text:style-name="P5">Worksheet 14-4</text:p>
        <text:list xml:id="list495722756" text:style-name="L68">
          <text:list-item>
            <text:p text:style-name="P52">$14.97</text:p>
          </text:list-item>
          <text:list-item>
            <text:p text:style-name="P52">$37.41</text:p>
          </text:list-item>
          <text:list-item>
            <text:p text:style-name="P52">$105.60</text:p>
          </text:list-item>
          <text:list-item>
            <text:p text:style-name="P52">$269.70</text:p>
          </text:list-item>
          <text:list-item>
            <text:p text:style-name="P52">$361.41</text:p>
          </text:list-item>
          <text:list-item>
            <text:p text:style-name="P52">$82.50</text:p>
          </text:list-item>
          <text:list-item>
            <text:p text:style-name="P52">$205.50</text:p>
          </text:list-item>
          <text:list-item>
            <text:p text:style-name="P52">$460.50</text:p>
          </text:list-item>
          <text:list-item>
            <text:p text:style-name="P52">$201.36</text:p>
          </text:list-item>
          <text:list-item>
            <text:p text:style-name="P52">$381.90</text:p>
          </text:list-item>
          <text:list-item>
            <text:p text:style-name="P52">$44.63</text:p>
          </text:list-item>
          <text:list-item>
            <text:p text:style-name="P52">$207.73</text:p>
          </text:list-item>
          <text:list-item>
            <text:p text:style-name="P52">$341.60</text:p>
          </text:list-item>
          <text:list-item>
            <text:p text:style-name="P52">$284.38</text:p>
          </text:list-item>
          <text:list-item>
            <text:p text:style-name="P52">$330.66</text:p>
          </text:list-item>
          <text:list-item>
            <text:p text:style-name="P52">$236.60</text:p>
          </text:list-item>
          <text:list-item>
            <text:p text:style-name="P52">$348.97</text:p>
          </text:list-item>
          <text:list-item>
            <text:p text:style-name="P52">$362.83</text:p>
          </text:list-item>
          <text:list-item>
            <text:p text:style-name="P52">$370.39</text:p>
          </text:list-item>
          <text:list-item>
            <text:p text:style-name="P52">$826.88</text:p>
          </text:list-item>
          <text:list-item>
            <text:p text:style-name="P52">$18.50</text:p>
          </text:list-item>
          <text:list-item>
            <text:p text:style-name="P52">$25.25</text:p>
          </text:list-item>
          <text:list-item>
            <text:p text:style-name="P52">$18.50</text:p>
          </text:list-item>
          <text:list-item>
            <text:p text:style-name="P52">$153.50</text:p>
          </text:list-item>
          <text:list-item>
            <text:p text:style-name="P52">$9.50</text:p>
          </text:list-item>
          <text:list-item>
            <text:p text:style-name="P52">$14.22</text:p>
          </text:list-item>
          <text:list-item>
            <text:p text:style-name="P52">$35.54</text:p>
          </text:list-item>
          <text:list-item>
            <text:p text:style-name="P52">$100.32</text:p>
          </text:list-item>
          <text:list-item>
            <text:p text:style-name="P52">$256.22</text:p>
          </text:list-item>
          <text:list-item>
            <text:p text:style-name="P52">$343.34</text:p>
          </text:list-item>
          <text:list-item>
            <text:p text:style-name="P52">$78.38</text:p>
          </text:list-item>
          <text:list-item>
            <text:p text:style-name="P52">$195.23</text:p>
          </text:list-item>
          <text:list-item>
            <text:p text:style-name="P52">$437.48</text:p>
          </text:list-item>
          <text:list-item>
            <text:p text:style-name="P52">$191.29</text:p>
          </text:list-item>
          <text:list-item>
            <text:p text:style-name="P52">$362.81</text:p>
          </text:list-item>
          <text:list-item>
            <text:p text:style-name="P52">$40.17</text:p>
          </text:list-item>
          <text:list-item>
            <text:p text:style-name="P52">$186.96</text:p>
          </text:list-item>
          <text:list-item>
            <text:p text:style-name="P52">$307.44</text:p>
          </text:list-item>
          <text:list-item>
            <text:p text:style-name="P52">$255.94</text:p>
          </text:list-item>
          <text:list-item>
            <text:p text:style-name="P52">$297.59</text:p>
          </text:list-item>
          <text:list-item>
            <text:p text:style-name="P52">$212.94</text:p>
          </text:list-item>
          <text:list-item>
            <text:p text:style-name="P52">$314.07</text:p>
          </text:list-item>
          <text:list-item>
            <text:p text:style-name="P52">$326.55</text:p>
          </text:list-item>
          <text:list-item>
            <text:p text:style-name="P52">$333.35</text:p>
          </text:list-item>
          <text:list-item>
            <text:p text:style-name="P52">$744.19</text:p>
          </text:list-item>
          <text:list-item>
            <text:p text:style-name="P52">20%</text:p>
          </text:list-item>
          <text:list-item>
            <text:p text:style-name="P52">$16.99</text:p>
          </text:list-item>
          <text:list-item>
            <text:p text:style-name="P52">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2">$5,225</text:p>
          </text:list-item>
          <text:list-item>
            <text:p text:style-name="P52">$7.64</text:p>
          </text:list-item>
          <text:list-item>
            <text:p text:style-name="P52">$16,200</text:p>
          </text:list-item>
        </text:list>
      </text:section>
      <text:p text:style-name="P5"/>
      <text:section text:style-name="Sect3" text:name="Section65">
        <text:p text:style-name="P5">Worksheet 14-5</text:p>
        <text:list xml:id="list2030069028" text:style-name="L69">
          <text:list-item>
            <text:p text:style-name="P53">$18.95 gross profit; $13.95net profit</text:p>
          </text:list-item>
          <text:list-item>
            <text:p text:style-name="P53">$23.63 gross profit; $18.63 net profit</text:p>
          </text:list-item>
          <text:list-item>
            <text:p text:style-name="P53">$6.45 gross profit; $1.45 net profit</text:p>
          </text:list-item>
          <text:list-item>
            <text:p text:style-name="P53">$41.03 gross profit; $36.03 net profit</text:p>
          </text:list-item>
          <text:list-item>
            <text:p text:style-name="P53">$8.83 gross profit; $3.83 net profit</text:p>
          </text:list-item>
          <text:list-item>
            <text:p text:style-name="P53">$7.53 gross profit; $2.53 net profit</text:p>
          </text:list-item>
          <text:list-item>
            <text:p text:style-name="P53">$24.01 gross profit; $19.01 net profit</text:p>
          </text:list-item>
          <text:list-item>
            <text:p text:style-name="P53"><text:soft-page-break/>$5.44 gross profit; $0.44 net profit</text:p>
          </text:list-item>
          <text:list-item>
            <text:p text:style-name="P53">$80.33 gross profit; $75.33 net profit</text:p>
          </text:list-item>
          <text:list-item>
            <text:p text:style-name="P53">$102.22 gross profit; $97.22 net profit</text:p>
          </text:list-item>
          <text:list-item>
            <text:p text:style-name="P53">$103.43 gross profit; $98.43 net profit</text:p>
          </text:list-item>
          <text:list-item>
            <text:p text:style-name="P53">$44.12 gross profit; $39.12 net profit</text:p>
          </text:list-item>
          <text:list-item>
            <text:p text:style-name="P53">$29.15 gross profit; $24.15 net profit</text:p>
          </text:list-item>
          <text:list-item>
            <text:p text:style-name="P53">$11.77 gross profit; $6.77 net profit</text:p>
          </text:list-item>
          <text:list-item>
            <text:p text:style-name="P53">$106.06 gross profit; $101.06 net profit</text:p>
          </text:list-item>
          <text:list-item>
            <text:p text:style-name="P53">$4.92 gross profit; $0.08 net loss</text:p>
          </text:list-item>
          <text:list-item>
            <text:p text:style-name="P53">$9.43 gross profit; $4.43 net profit</text:p>
          </text:list-item>
          <text:list-item>
            <text:p text:style-name="P53">$27.17 gross profit; $22.17 net profit</text:p>
          </text:list-item>
          <text:list-item>
            <text:p text:style-name="P53">$4.26 gross profit; $0.74 net loss</text:p>
          </text:list-item>
          <text:list-item>
            <text:p text:style-name="P53">$3.97 gross profit; $1.03 net loss</text:p>
          </text:list-item>
          <text:list-item>
            <text:p text:style-name="P53">$18.95 gross profit; $13.95 net profit</text:p>
          </text:list-item>
          <text:list-item>
            <text:p text:style-name="P53">$23.63 gross profit; $18.63 net profit</text:p>
          </text:list-item>
          <text:list-item>
            <text:p text:style-name="P53">$6.45 gross profit; $2.95 net profit</text:p>
          </text:list-item>
          <text:list-item>
            <text:p text:style-name="P53">$41.03 gross profit; $33.53 net profit</text:p>
          </text:list-item>
          <text:list-item>
            <text:p text:style-name="P53">$8.83 gross profit; $5.33 net profit</text:p>
          </text:list-item>
          <text:list-item>
            <text:p text:style-name="P53">$7.53 gross profit; $4.03 net profit</text:p>
          </text:list-item>
          <text:list-item>
            <text:p text:style-name="P53">$24.01 gross profit; $19.01 net profit</text:p>
          </text:list-item>
          <text:list-item>
            <text:p text:style-name="P53">$5.44 gross profit; $1.94 net profit</text:p>
          </text:list-item>
          <text:list-item>
            <text:p text:style-name="P53">$80.33 gross profit; $72.83 net profit</text:p>
          </text:list-item>
          <text:list-item>
            <text:p text:style-name="P53">$102.22 gross profit; $94.72 net profit</text:p>
          </text:list-item>
          <text:list-item>
            <text:p text:style-name="P53">$103.43 gross profit; $95.93 net profit</text:p>
          </text:list-item>
          <text:list-item>
            <text:p text:style-name="P53">$44.12 gross profit; $36.62 net profit</text:p>
          </text:list-item>
          <text:list-item>
            <text:p text:style-name="P53">$29.15 gross profit; $24.15 net profit</text:p>
          </text:list-item>
          <text:list-item>
            <text:p text:style-name="P53">$11.77 gross profit; $8.27 net profit</text:p>
          </text:list-item>
          <text:list-item>
            <text:p text:style-name="P53">$106.06 gross profit; $98.56 net profit</text:p>
          </text:list-item>
          <text:list-item>
            <text:p text:style-name="P53">$4.92 gross profit; $1.42 net profit</text:p>
          </text:list-item>
          <text:list-item>
            <text:p text:style-name="P53">$9.43 gross profit; $5.93 net profit</text:p>
          </text:list-item>
          <text:list-item>
            <text:p text:style-name="P53">$27.17 gross profit; $22.17 net profit</text:p>
          </text:list-item>
          <text:list-item>
            <text:p text:style-name="P53">$4.26 gross profit; $0.76 net profit</text:p>
          </text:list-item>
          <text:list-item>
            <text:p text:style-name="P53">$3.97 gross profit; $0.47 net profit</text:p>
          </text:list-item>
        </text:list>
      </text:section>
      <text:p text:style-name="P5"/>
      <text:section text:style-name="Sect2" text:name="Section66">
        <text:p text:style-name="P5">Worksheet 14-6</text:p>
        <text:list xml:id="list1325428543" text:style-name="L70">
          <text:list-item>
            <text:p text:style-name="P54">$30.47</text:p>
          </text:list-item>
          <text:list-item>
            <text:p text:style-name="P54">$39.52</text:p>
          </text:list-item>
          <text:list-item>
            <text:p text:style-name="P54">$7.50</text:p>
          </text:list-item>
          <text:list-item>
            <text:p text:style-name="P54">$68.33</text:p>
          </text:list-item>
          <text:list-item>
            <text:p text:style-name="P54">$7.50</text:p>
          </text:list-item>
          <text:list-item>
            <text:p text:style-name="P54">$11.29</text:p>
          </text:list-item>
          <text:list-item>
            <text:p text:style-name="P54">$26.24</text:p>
          </text:list-item>
          <text:list-item>
            <text:p text:style-name="P54">$7.26</text:p>
          </text:list-item>
          <text:list-item>
            <text:p text:style-name="P54">$144.30</text:p>
          </text:list-item>
          <text:list-item>
            <text:p text:style-name="P54">$186.63</text:p>
          </text:list-item>
          <text:list-item>
            <text:p text:style-name="P54">$188.80</text:p>
          </text:list-item>
          <text:list-item>
            <text:p text:style-name="P54">$74.29</text:p>
          </text:list-item>
          <text:list-item>
            <text:p text:style-name="P54">$11.91</text:p>
          </text:list-item>
          <text:list-item>
            <text:p text:style-name="P54">$19.51</text:p>
          </text:list-item>
          <text:list-item>
            <text:p text:style-name="P54">$194.05</text:p>
          </text:list-item>
          <text:list-item>
            <text:p text:style-name="P54">$6.26</text:p>
          </text:list-item>
          <text:list-item>
            <text:p text:style-name="P54">$14.95</text:p>
          </text:list-item>
          <text:list-item>
            <text:p text:style-name="P54">$46.36</text:p>
          </text:list-item>
          <text:list-item>
            <text:p text:style-name="P54">$5.06</text:p>
          </text:list-item>
          <text:list-item>
            <text:p text:style-name="P54">$4.41</text:p>
          </text:list-item>
          <text:list-item>
            <text:p text:style-name="P54">Fred's Pharmacy lost $121 last month on Senile Sally.</text:p>
          </text:list-item>
          <text:list-item>
            <text:p text:style-name="P54"><text:s/></text:p>
            <text:list>
              <text:list-item>
                <text:p text:style-name="P54">$2,750.00</text:p>
              </text:list-item>
              <text:list-item>
                <text:p text:style-name="P54">$847.37</text:p>
              </text:list-item>
              <text:list-item>
                <text:p text:style-name="P54">$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852517373" text:style-name="L71">
          <text:list-item>
            <text:p text:style-name="P102">$4.13</text:p>
          </text:list-item>
          <text:list-item>
            <text:p text:style-name="P102">$3.53</text:p>
          </text:list-item>
          <text:list-item>
            <text:p text:style-name="P102">$1,026.00</text:p>
          </text:list-item>
          <text:list-item>
            <text:p text:style-name="P102">$634.00</text:p>
          </text:list-item>
        </text:list>
      </text:section>
      <text:p text:style-name="P2"/>
      <text:section text:style-name="Sect3" text:name="Section68">
        <text:p text:style-name="P2">Worksheet 14-9</text:p>
        <text:list xml:id="list480788255" text:style-name="L72">
          <text:list-item>
            <text:p text:style-name="P103">g</text:p>
          </text:list-item>
          <text:list-item>
            <text:p text:style-name="P103">o</text:p>
          </text:list-item>
          <text:list-item>
            <text:p text:style-name="P103">u</text:p>
          </text:list-item>
          <text:list-item>
            <text:p text:style-name="P103">l</text:p>
          </text:list-item>
          <text:list-item>
            <text:p text:style-name="P103">i</text:p>
          </text:list-item>
          <text:list-item>
            <text:p text:style-name="P103">p</text:p>
          </text:list-item>
          <text:list-item>
            <text:p text:style-name="P103">q</text:p>
          </text:list-item>
          <text:list-item>
            <text:p text:style-name="P103">r</text:p>
          </text:list-item>
          <text:list-item>
            <text:p text:style-name="P103">w</text:p>
          </text:list-item>
          <text:list-item>
            <text:p text:style-name="P103">m</text:p>
          </text:list-item>
          <text:list-item>
            <text:p text:style-name="P103">n</text:p>
          </text:list-item>
          <text:list-item>
            <text:p text:style-name="P103">k</text:p>
          </text:list-item>
          <text:list-item>
            <text:p text:style-name="P103">v</text:p>
          </text:list-item>
          <text:list-item>
            <text:p text:style-name="P103">e</text:p>
          </text:list-item>
          <text:list-item>
            <text:p text:style-name="P103">t</text:p>
          </text:list-item>
          <text:list-item>
            <text:p text:style-name="P103">a</text:p>
          </text:list-item>
          <text:list-item>
            <text:p text:style-name="P103">b</text:p>
          </text:list-item>
          <text:list-item>
            <text:p text:style-name="P103">d</text:p>
          </text:list-item>
          <text:list-item>
            <text:p text:style-name="P103">h</text:p>
          </text:list-item>
          <text:list-item>
            <text:p text:style-name="P103">f</text:p>
          </text:list-item>
          <text:list-item>
            <text:p text:style-name="P103">j</text:p>
          </text:list-item>
          <text:list-item>
            <text:p text:style-name="P103">s</text:p>
          </text:list-item>
          <text:list-item>
            <text:p text:style-name="P103">c</text:p>
          </text:list-item>
          <text:list-item>
            <text:p text:style-name="P103">1</text:p>
          </text:list-item>
          <text:list-item>
            <text:p text:style-name="P103">2</text:p>
          </text:list-item>
          <text:list-item>
            <text:p text:style-name="P103">0</text:p>
          </text:list-item>
          <text:list-item>
            <text:p text:style-name="P103">3</text:p>
          </text:list-item>
          <text:list-item>
            <text:p text:style-name="P103">0</text:p>
          </text:list-item>
          <text:list-item>
            <text:p text:style-name="P103">11.5 annual turnover rate</text:p>
          </text:list-item>
          <text:list-item>
            <text:p text:style-name="P103">12 annual turnover rate</text:p>
          </text:list-item>
          <text:list-item>
            <text:p text:style-name="P103">31.65 days; $10,750.65 under budget</text:p>
          </text:list-item>
          <text:list-item>
            <text:p text:style-name="P103">30.33 days; $1,855.55 over budget</text:p>
          </text:list-item>
          <text:list-item>
            <text:p text:style-name="P103">DEA 222 form or CSOS</text:p>
          </text:list-item>
          <text:list-item>
            <text:p text:style-name="P103">On the regular warehouse order form</text:p>
          </text:list-item>
          <text:list-item>
            <text:p text:style-name="P103">Controlled substances are to be checked in by the pharmacist; a pharmacy technician may assist under the direct supervision of a pharmacist.</text:p>
          </text:list-item>
          <text:list-item>
            <text:p text:style-name="P103">Under federal guidelines CIIs may be either locked in a secure vault or distributed throughout the inventory. CIII-V medications may also either be locked in a secure vault or distributed throughout the inventory.</text:p>
          </text:list-item>
          <text:list-item>
            <text:p text:style-name="P103">Temperature, ventilation, humidity, light, safety, and sanitation.</text:p>
          </text:list-item>
          <text:list-item>
            <text:p text:style-name="P103">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3"><text:span text:style-name="T2">02/28/2020 will expire first because 2020 is a leap year and therefore 02/2020 would not expire till the 29</text:span><text:span text:style-name="T9">th</text:span><text:span text:style-name="T2"> of February that year.</text:span></text:p>
          </text:list-item>
          <text:list-item>
            <text:p text:style-name="P130">40% markup</text:p>
          </text:list-item>
          <text:list-item>
            <text:p text:style-name="P130">$18.48</text:p>
          </text:list-item>
          <text:list-item>
            <text:p text:style-name="P130">3%</text:p>
          </text:list-item>
          <text:list-item>
            <text:p text:style-name="P130">$6,175.00</text:p>
          </text:list-item>
          <text:list-item>
            <text:p text:style-name="P130">$4.50</text:p>
          </text:list-item>
          <text:list-item>
            <text:p text:style-name="P130">$17,820.00</text:p>
          </text:list-item>
          <text:list-item>
            <text:p text:style-name="P130">$20.95 gross profit; $15.95 net profit</text:p>
          </text:list-item>
          <text:list-item>
            <text:p text:style-name="P130">$25.63 gross profit; $20.63 net profit</text:p>
          </text:list-item>
          <text:list-item>
            <text:p text:style-name="P130">$7.01 gross profit; $2.01 net profit</text:p>
          </text:list-item>
          <text:list-item>
            <text:p text:style-name="P130">$44.03 gross profit; $39.03 net profit</text:p>
          </text:list-item>
          <text:list-item>
            <text:p text:style-name="P130">$9.73 gross profit; $4.73 net profit</text:p>
          </text:list-item>
          <text:list-item>
            <text:p text:style-name="P130">$8.13 gross profit; $3.13 net profit</text:p>
          </text:list-item>
          <text:list-item>
            <text:p text:style-name="P130">$132.50</text:p>
          </text:list-item>
          <text:list-item>
            <text:p text:style-name="P130">$39.52</text:p>
          </text:list-item>
          <text:list-item>
            <text:p text:style-name="P130">$11.66</text:p>
          </text:list-item>
          <text:list-item>
            <text:p text:style-name="P130">$68.12</text:p>
          </text:list-item>
          <text:list-item>
            <text:p text:style-name="P130">$10.89</text:p>
          </text:list-item>
          <text:list-item>
            <text:p text:style-name="P130">$21.25 profit</text:p>
          </text:list-item>
          <text:list-item>
            <text:p text:style-name="P130">$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93425760" text:style-name="L73">
        <text:list-item>
          <text:p text:style-name="P104">$3.67</text:p>
        </text:list-item>
      </text:list>
      <text:p text:style-name="P2"/>
      <text:p text:style-name="P3">Chapter 15 - Parenteral Dosage Calculations</text:p>
      <text:p text:style-name="P5"/>
      <text:section text:style-name="Sect2" text:name="Section69">
        <text:p text:style-name="P5">Worksheet 15-1</text:p>
        <text:list xml:id="list42115913" text:style-name="L74">
          <text:list-item>
            <text:p text:style-name="P105">24.75 mL</text:p>
          </text:list-item>
          <text:list-item>
            <text:p text:style-name="P105">1 mL</text:p>
          </text:list-item>
          <text:list-item>
            <text:p text:style-name="P105">50 mg</text:p>
          </text:list-item>
          <text:list-item>
            <text:p text:style-name="P105">0.12 mL</text:p>
          </text:list-item>
          <text:list-item>
            <text:p text:style-name="P105">0.8 mL</text:p>
          </text:list-item>
          <text:list-item>
            <text:p text:style-name="P105">2.5 mL</text:p>
          </text:list-item>
          <text:list-item>
            <text:p text:style-name="P105">12.5 mL</text:p>
          </text:list-item>
          <text:list-item>
            <text:p text:style-name="P105">14 mL</text:p>
          </text:list-item>
          <text:list-item>
            <text:p text:style-name="P105">1.6 mL</text:p>
          </text:list-item>
          <text:list-item>
            <text:p text:style-name="P105">4.7 mL</text:p>
          </text:list-item>
          <text:list-item>
            <text:p text:style-name="P105">31 mL</text:p>
          </text:list-item>
          <text:list-item>
            <text:p text:style-name="P105">70 mg</text:p>
          </text:list-item>
          <text:list-item>
            <text:p text:style-name="P105">0.5 mL</text:p>
          </text:list-item>
          <text:list-item>
            <text:p text:style-name="P105">4 mL</text:p>
          </text:list-item>
          <text:list-item>
            <text:p text:style-name="P105">7.5 mL</text:p>
          </text:list-item>
          <text:list-item>
            <text:p text:style-name="P105">12 mL</text:p>
          </text:list-item>
          <text:list-item>
            <text:p text:style-name="P105">6 mL</text:p>
          </text:list-item>
        </text:list>
      </text:section>
      <text:p text:style-name="P5"/>
      <text:section text:style-name="Sect2" text:name="Section70">
        <text:p text:style-name="P5">Worksheet 15-2</text:p>
        <text:list xml:id="list1834829536" text:style-name="L75">
          <text:list-item>
            <text:p text:style-name="P131">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1">d c p e i l k b a o n j h g m f</text:p>
          </text:list-item>
          <text:list-item>
            <text:p text:style-name="P131">inhalation and ophthalmic</text:p>
          </text:list-item>
          <text:list-item>
            <text:p text:style-name="P131">sterile, free of visible particulate material, pyrogen-free, stable for intended use, a pH similar to that of human blood, isotonic</text:p>
          </text:list-item>
          <text:list-item>
            <text:p text:style-name="P131">2.5 mL</text:p>
          </text:list-item>
          <text:list-item>
            <text:p text:style-name="P131">0.15 mL</text:p>
          </text:list-item>
          <text:list-item>
            <text:p text:style-name="P131"/>
            <text:list>
              <text:list-item>
                <text:p text:style-name="P131">12.5 mL</text:p>
              </text:list-item>
              <text:list-item>
                <text:p text:style-name="P131">1.5 mL</text:p>
              </text:list-item>
              <text:list-item>
                <text:p text:style-name="P131">21 mL</text:p>
              </text:list-item>
              <text:list-item>
                <text:p text:style-name="P131">31.25 mL</text:p>
              </text:list-item>
              <text:list-item>
                <text:p text:style-name="P131">0.3 mL</text:p>
              </text:list-item>
              <text:list-item>
                <text:p text:style-name="P131">0.5 mL</text:p>
              </text:list-item>
              <text:list-item>
                <text:p text:style-name="P131">4 mL</text:p>
              </text:list-item>
            </text:list>
          </text:list-item>
          <text:list-item>
            <text:p text:style-name="P131">The syringe should be marked at 2 mL</text:p>
          </text:list-item>
          <text:list-item>
            <text:p text:style-name="P131">5 mL</text:p>
          </text:list-item>
          <text:list-item>
            <text:p text:style-name="P131">3 mL</text:p>
          </text:list-item>
          <text:list-item>
            <text:p text:style-name="P131">100 mg</text:p>
          </text:list-item>
          <text:list-item>
            <text:p text:style-name="P131"><text:soft-page-break/>250,000 u/mL = 26 mL; 500,000 u/mL = 13 mL; 1,000,000 u/m/L = 6.5 mL</text:p>
          </text:list-item>
          <text:list-item>
            <text:p text:style-name="P131">Both syringes should be marked at 16 mL.</text:p>
          </text:list-item>
        </text:list>
      </text:section>
      <text:p text:style-name="P5"/>
      <text:p text:style-name="P6">Chapter 16 - Insulin</text:p>
      <text:p text:style-name="P5"/>
      <text:section text:style-name="Sect3" text:name="Section71">
        <text:p text:style-name="P5">Worksheet 16-1</text:p>
        <text:list xml:id="list1497116349" text:style-name="L76">
          <text:list-item>
            <text:p text:style-name="P106">A; Mark the syringe at 12 units.</text:p>
          </text:list-item>
          <text:list-item>
            <text:p text:style-name="P106">B; Mark the syringe at 15 units.</text:p>
          </text:list-item>
          <text:list-item>
            <text:p text:style-name="P106">D; Mark the syringe at 35 units.</text:p>
          </text:list-item>
          <text:list-item>
            <text:p text:style-name="P106">E; Mark the syringe at 72 units.</text:p>
          </text:list-item>
          <text:list-item>
            <text:p text:style-name="P106">I; Mark the syringe at 55 units.</text:p>
          </text:list-item>
          <text:list-item>
            <text:p text:style-name="P106">C; Mark the syringe at 22 units.</text:p>
          </text:list-item>
          <text:list-item>
            <text:p text:style-name="P106">F; Mark the syringe at 80 units.</text:p>
          </text:list-item>
          <text:list-item>
            <text:p text:style-name="P106">H; Mark the syringe at 45 units.</text:p>
          </text:list-item>
          <text:list-item>
            <text:p text:style-name="P106">B; Mark the syringe at 25 units.</text:p>
          </text:list-item>
          <text:list-item>
            <text:p text:style-name="P106">G; Mark the syringe at 0.34 cc.</text:p>
          </text:list-item>
          <text:list-item>
            <text:p text:style-name="P106">D; Mark the syringe at 40 units.</text:p>
          </text:list-item>
          <text:list-item>
            <text:p text:style-name="P106">F; Mark the syringe at 77 units.</text:p>
          </text:list-item>
          <text:list-item>
            <text:p text:style-name="P106">E; Mark the syringe at 21 units.</text:p>
          </text:list-item>
          <text:list-item>
            <text:p text:style-name="P106">A; Mark the syringe at 0.5 cc.</text:p>
          </text:list-item>
        </text:list>
      </text:section>
      <text:list xml:id="list1310691885" text:continue-numbering="true" text:style-name="L76">
        <text:list-item>
          <text:p text:style-name="P134">The clear rapid or short-acting insulin is actually drawn into the syringe prior to adding the cloudy isophane (NPH) insulin.</text:p>
        </text:list-item>
        <text:list-item>
          <text:p text:style-name="P136"><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5">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921401929" text:style-name="L77">
          <text:list-item>
            <text:p text:style-name="P107"><text:s/></text:p>
            <text:list>
              <text:list-item>
                <text:p text:style-name="P107">12 carbon, 22 hydrogen, 1 calcium, 14 oxygen</text:p>
              </text:list-item>
              <text:list-item>
                <text:p text:style-name="P107">1 sodium, 2 hydrogen, 1 phosphorous, 4 oxygen</text:p>
              </text:list-item>
              <text:list-item>
                <text:p text:style-name="P107">2 carbon, 3 hydrogen, 2 oxygen, 1 potassium</text:p>
              </text:list-item>
              <text:list-item>
                <text:p text:style-name="P107">2 carbon, 6 hydrogen, 1 oxygen</text:p>
              </text:list-item>
            </text:list>
          </text:list-item>
          <text:list-item>
            <text:p text:style-name="P107"><text:s/></text:p>
            <text:list>
              <text:list-item>
                <text:p text:style-name="P107">1020 <text:span text:style-name="T10">mg monobasic potassium phosphate (KH</text:span><text:span text:style-name="T12">2</text:span><text:span text:style-name="T10">PO</text:span><text:span text:style-name="T12">4</text:span><text:span text:style-name="T10">)</text:span></text:p>
              </text:list-item>
              <text:list-item>
                <text:p text:style-name="P107">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07"><text:s/></text:p>
            <text:list>
              <text:list-item>
                <text:p text:style-name="P107">2.326 mMol calcium gluconate</text:p>
              </text:list-item>
              <text:list-item>
                <text:p text:style-name="P107">4.65 mEq calcium</text:p>
              </text:list-item>
            </text:list>
          </text:list-item>
          <text:list-item>
            <text:p text:style-name="P107">1490 mg potassium chloride</text:p>
          </text:list-item>
          <text:list-item>
            <text:p text:style-name="P107"><text:s/></text:p>
            <text:list>
              <text:list-item>
                <text:p text:style-name="P107">32.99 mCi</text:p>
              </text:list-item>
              <text:list-item>
                <text:p text:style-name="P107">0.55 mL</text:p>
              </text:list-item>
            </text:list>
          </text:list-item>
          <text:list-item>
            <text:p text:style-name="P107">194.2 Gy</text:p>
          </text:list-item>
          <text:list-item>
            <text:p text:style-name="P107">10 mcg cholecalciferol</text:p>
          </text:list-item>
          <text:list-item>
            <text:p text:style-name="P107">10,000 IU ascorbic acid</text:p>
          </text:list-item>
        </text:list>
      </text:section>
      <text:p text:style-name="P5"/>
      <text:p text:style-name="P6">Chapter 18 - Powder Volume Calculations</text:p>
      <text:p text:style-name="P5"/>
      <text:section text:style-name="Sect2" text:name="Section73">
        <text:p text:style-name="P5">Worksheet 18-1</text:p>
        <text:list xml:id="list346463091" text:style-name="L78">
          <text:list-item>
            <text:p text:style-name="P108">8 mL</text:p>
          </text:list-item>
          <text:list-item>
            <text:p text:style-name="P108">92 mL</text:p>
          </text:list-item>
          <text:list-item>
            <text:p text:style-name="P108"><text:s/></text:p>
            <text:list>
              <text:list-item>
                <text:p text:style-name="P108">0.8 mL</text:p>
              </text:list-item>
              <text:list-item>
                <text:p text:style-name="P108">ampicillin 250 mg/mL; <text:soft-page-break/>sulbactam 125 mg/mL</text:p>
              </text:list-item>
            </text:list>
          </text:list-item>
          <text:list-item>
            <text:p text:style-name="P108">27.7 mL</text:p>
          </text:list-item>
          <text:list-item>
            <text:p text:style-name="P108">0.4 mL</text:p>
          </text:list-item>
          <text:list-item>
            <text:p text:style-name="P108">500,000 units/mL</text:p>
          </text:list-item>
          <text:list-item>
            <text:p text:style-name="P108"/>
            <text:list>
              <text:list-item>
                <text:p text:style-name="P108">0.1 mL</text:p>
              </text:list-item>
              <text:list-item>
                <text:p text:style-name="P108">2080 mg</text:p>
              </text:list-item>
            </text:list>
          </text:list-item>
          <text:list-item>
            <text:p text:style-name="P108"><text:s/></text:p>
            <text:list>
              <text:list-item>
                <text:p text:style-name="P108">500,000 units/mL</text:p>
              </text:list-item>
              <text:list-item>
                <text:p text:style-name="P108">400,000 units/mL</text:p>
              </text:list-item>
              <text:list-item>
                <text:p text:style-name="P108">250,000 units/mL</text:p>
              </text:list-item>
              <text:list-item>
                <text:p text:style-name="P108">200,000 units/mL</text:p>
              </text:list-item>
            </text:list>
          </text:list-item>
          <text:list-item>
            <text:p text:style-name="P108"><text:s/></text:p>
            <text:list>
              <text:list-item>
                <text:p text:style-name="P108">0.7 mL</text:p>
              </text:list-item>
              <text:list-item>
                <text:p text:style-name="P108">200 mg/mL</text:p>
              </text:list-item>
              <text:list-item>
                <text:p text:style-name="P108">1.25 mL</text:p>
              </text:list-item>
            </text:list>
          </text:list-item>
          <text:list-item>
            <text:p text:style-name="P108">5 mg/mL</text:p>
          </text:list-item>
        </text:list>
      </text:section>
      <text:p text:style-name="P5"/>
      <text:section text:style-name="Sect2" text:name="Section74">
        <text:p text:style-name="P5">Worksheet 18-2</text:p>
        <text:list xml:id="list1643982042" text:style-name="L79">
          <text:list-item>
            <text:p text:style-name="P109">5 mL</text:p>
          </text:list-item>
          <text:list-item>
            <text:p text:style-name="P109">45 mL</text:p>
          </text:list-item>
          <text:list-item>
            <text:p text:style-name="P109"><text:s/></text:p>
            <text:list>
              <text:list-item>
                <text:p text:style-name="P109">28 mL</text:p>
              </text:list-item>
              <text:list-item>
                <text:p text:style-name="P109">piperacillin 200 mg/mL; tazobactam 25 mg/mL</text:p>
              </text:list-item>
              <text:list-item>
                <text:p text:style-name="P109">20 mL</text:p>
              </text:list-item>
            </text:list>
          </text:list-item>
          <text:list-item>
            <text:p text:style-name="P109">0.8 mL</text:p>
          </text:list-item>
          <text:list-item>
            <text:p text:style-name="P109">95.2 mg/mL</text:p>
          </text:list-item>
          <text:list-item>
            <text:p text:style-name="P109"><text:s/></text:p>
            <text:list>
              <text:list-item>
                <text:p text:style-name="P109">10 mL</text:p>
              </text:list-item>
              <text:list-item>
                <text:p text:style-name="P109">8 g</text:p>
              </text:list-item>
              <text:list-item>
                <text:p text:style-name="P109">1.14</text:p>
              </text:list-item>
            </text:list>
          </text:list-item>
          <text:list-item>
            <text:p text:style-name="P109"><text:s/></text:p>
            <text:list>
              <text:list-item>
                <text:p text:style-name="P109">1.17 mL</text:p>
              </text:list-item>
              <text:list-item>
                <text:p text:style-name="P109">1.79</text:p>
              </text:list-item>
            </text:list>
          </text:list-item>
          <text:list-item>
            <text:p text:style-name="P109"><text:s/></text:p>
            <text:list>
              <text:list-item>
                <text:p text:style-name="P109">0.4 mL</text:p>
              </text:list-item>
              <text:list-item>
                <text:p text:style-name="P109">30 mL</text:p>
              </text:list-item>
            </text:list>
          </text:list-item>
          <text:list-item>
            <text:p text:style-name="P109"><text:s/></text:p>
            <text:list>
              <text:list-item>
                <text:p text:style-name="P109">500,000 units/mL</text:p>
              </text:list-item>
              <text:list-item>
                <text:p text:style-name="P109">400,000 units/mL</text:p>
              </text:list-item>
              <text:list-item>
                <text:p text:style-name="P109">250,000 units/mL</text:p>
              </text:list-item>
              <text:list-item>
                <text:p text:style-name="P109">200,000 units/mL</text:p>
              </text:list-item>
            </text:list>
          </text:list-item>
          <text:list-item>
            <text:p text:style-name="P109"><text:s/></text:p>
            <text:list>
              <text:list-item>
                <text:p text:style-name="P109">4 mL</text:p>
              </text:list-item>
              <text:list-item>
                <text:p text:style-name="P109">200 mg/mL</text:p>
              </text:list-item>
              <text:list-item>
                <text:p text:style-name="P109">10 mL</text:p>
              </text:list-item>
            </text:list>
          </text:list-item>
          <text:list-item>
            <text:p text:style-name="P109"><text:s/></text:p>
            <text:list>
              <text:list-item>
                <text:p text:style-name="P109">160 mg/mL</text:p>
              </text:list-item>
              <text:list-item>
                <text:p text:style-name="P109">10 mL</text:p>
              </text:list-item>
            </text:list>
          </text:list-item>
          <text:list-item>
            <text:p text:style-name="P109"/>
            <text:list>
              <text:list-item>
                <text:p text:style-name="P109"><draw:frame draw:style-name="fr4" draw:name="Object246" text:anchor-type="as-char" svg:width="0.6256in" svg:height="0.3929in" draw:z-index="35"><draw:object xlink:href="./Object 246" xlink:type="simple" xlink:show="embed" xlink:actuate="onLoad"/><draw:image xlink:href="./ObjectReplacements/Object 246" xlink:type="simple" xlink:show="embed" xlink:actuate="onLoad"/></draw:frame></text:p>
              </text:list-item>
              <text:list-item>
                <text:p text:style-name="P109">3.5 mL of powder volume in the 2.5 g vial; 7 mL of powder volume in the 5 g vial; 14.5 mL of powder volume in the 10 g vial</text:p>
              </text:list-item>
              <text:list-item>
                <text:p text:style-name="P109">2 of the 10 g vials, 1 of the 5 g vials, and 1 of the 2.5 g vials</text:p>
              </text:list-item>
              <text:list-item>
                <text:p text:style-name="P109">reconstitute the 2.5 g vial with 21.5 mL of diluent; reconstitute the 5 g vial with 43 mL of diluent; reconstitute the 10 g vial with 86 mL of diluent</text:p>
              </text:list-item>
              <text:list-item>
                <text:p text:style-name="P109">275 mL</text:p>
              </text:list-item>
            </text:list>
          </text:list-item>
        </text:list>
      </text:section>
      <text:p text:style-name="P5"/>
      <text:section text:style-name="Sect2" text:name="Section75">
        <text:p text:style-name="P5">Worksheet 18-3</text:p>
        <text:list xml:id="list1210038794" text:style-name="L80">
          <text:list-item>
            <text:p text:style-name="P110"/>
            <text:list>
              <text:list-item>
                <text:p text:style-name="P110">5 mL</text:p>
              </text:list-item>
              <text:list-item>
                <text:p text:style-name="P110">105 mL</text:p>
              </text:list-item>
              <text:list-item>
                <text:p text:style-name="P110">95.24 mg/mL</text:p>
              </text:list-item>
              <text:list-item>
                <text:p text:style-name="P110">15.75 mL</text:p>
              </text:list-item>
              <text:list-item>
                <text:p text:style-name="P110">This bag needs to be infused via a central line due to its 6 mg/mL concentration.</text:p>
              </text:list-item>
            </text:list>
          </text:list-item>
          <text:list-item>
            <text:p text:style-name="P110">0.26 mL</text:p>
          </text:list-item>
          <text:list-item>
            <text:p text:style-name="P110">1.3 mL</text:p>
          </text:list-item>
          <text:list-item>
            <text:p text:style-name="P110">91.4 mL</text:p>
          </text:list-item>
          <text:list-item>
            <text:p text:style-name="P110"><text:s/></text:p>
            <text:list>
              <text:list-item>
                <text:p text:style-name="P110">7 mL</text:p>
              </text:list-item>
              <text:list-item>
                <text:p text:style-name="P110">10 mL</text:p>
              </text:list-item>
            </text:list>
          </text:list-item>
          <text:list-item>
            <text:p text:style-name="P110"/>
            <text:list>
              <text:list-item>
                <text:p text:style-name="P110">43 mL</text:p>
              </text:list-item>
              <text:list-item>
                <text:p text:style-name="P110">5 mL</text:p>
              </text:list-item>
            </text:list>
          </text:list-item>
          <text:list-item>
            <text:p text:style-name="P110"/>
            <text:list>
              <text:list-item>
                <text:p text:style-name="P110">0.2 mL</text:p>
              </text:list-item>
              <text:list-item>
                <text:p text:style-name="P110">1800 mg</text:p>
              </text:list-item>
            </text:list>
          </text:list-item>
          <text:list-item>
            <text:p text:style-name="P110"/>
            <text:list>
              <text:list-item>
                <text:p text:style-name="P110">250,000 units/mL</text:p>
              </text:list-item>
              <text:list-item>
                <text:p text:style-name="P110">14 mL</text:p>
              </text:list-item>
            </text:list>
          </text:list-item>
          <text:list-item>
            <text:p text:style-name="P110"/>
            <text:list>
              <text:list-item>
                <text:p text:style-name="P110">1.4 mL</text:p>
              </text:list-item>
              <text:list-item>
                <text:p text:style-name="P110">200 mg/mL</text:p>
              </text:list-item>
              <text:list-item>
                <text:p text:style-name="P110">7.5 mL</text:p>
              </text:list-item>
            </text:list>
          </text:list-item>
          <text:list-item>
            <text:p text:style-name="P110"/>
            <text:list>
              <text:list-item>
                <text:p text:style-name="P110">28 mL</text:p>
              </text:list-item>
              <text:list-item>
                <text:p text:style-name="P110">piperacillin 400 mg/mL; tazobactam 50 mg/mL</text:p>
              </text:list-item>
              <text:list-item>
                <text:p text:style-name="P110">7.5 mL</text:p>
              </text:list-item>
            </text:list>
          </text:list-item>
        </text:list>
      </text:section>
      <text:p text:style-name="P5"/>
      <text:p text:style-name="P6">Chapter 19 - Percentage Strength</text:p>
      <text:p text:style-name="P5"/>
      <text:section text:style-name="Sect2" text:name="Section76">
        <text:p text:style-name="P5">Worksheet 19-1</text:p>
        <text:list xml:id="list1801824653" text:style-name="L81">
          <text:list-item>
            <text:p text:style-name="P111">2.4 g</text:p>
          </text:list-item>
          <text:list-item>
            <text:p text:style-name="P111">25 L</text:p>
          </text:list-item>
          <text:list-item>
            <text:p text:style-name="P111">2 mL</text:p>
          </text:list-item>
          <text:list-item>
            <text:p text:style-name="P111">5 mL</text:p>
          </text:list-item>
          <text:list-item>
            <text:p text:style-name="P111"><text:s/></text:p>
            <text:list>
              <text:list-item>
                <text:p text:style-name="P111">58.5 g</text:p>
              </text:list-item>
              <text:list-item>
                <text:p text:style-name="P111">234 mg/mL</text:p>
              </text:list-item>
            </text:list>
          </text:list-item>
          <text:list-item>
            <text:p text:style-name="P111">12.5 mL</text:p>
          </text:list-item>
          <text:list-item>
            <text:p text:style-name="P111">5 mL</text:p>
          </text:list-item>
          <text:list-item>
            <text:p text:style-name="P111">908 mg</text:p>
          </text:list-item>
          <text:list-item>
            <text:p text:style-name="P111">17.5 mL</text:p>
          </text:list-item>
          <text:list-item>
            <text:p text:style-name="P111">26 g</text:p>
          </text:list-item>
          <text:list-item>
            <text:p text:style-name="P111">3000 mg</text:p>
          </text:list-item>
          <text:list-item>
            <text:p text:style-name="P111">4 capsules</text:p>
          </text:list-item>
          <text:list-item>
            <text:p text:style-name="P111">2.25 mg</text:p>
          </text:list-item>
          <text:list-item>
            <text:p text:style-name="P111">No, there is not enough drug in stock to fill this <text:soft-page-break/>order.</text:p>
          </text:list-item>
          <text:list-item>
            <text:p text:style-name="P111">30%</text:p>
          </text:list-item>
          <text:list-item>
            <text:p text:style-name="P111"><text:s/></text:p>
            <text:list>
              <text:list-item>
                <text:p text:style-name="P111">2.5 mL</text:p>
              </text:list-item>
              <text:list-item>
                <text:p text:style-name="P111">0.075 mL</text:p>
              </text:list-item>
            </text:list>
          </text:list-item>
          <text:list-item>
            <text:p text:style-name="P111">2.5%</text:p>
          </text:list-item>
          <text:list-item>
            <text:p text:style-name="P111">4% sulfamethoxazole; 0.8% trimethoprim</text:p>
          </text:list-item>
          <text:list-item>
            <text:p text:style-name="P111">0.025 mL</text:p>
          </text:list-item>
          <text:list-item>
            <text:p text:style-name="P111">15 mg</text:p>
          </text:list-item>
        </text:list>
      </text:section>
      <text:p text:style-name="P5"/>
      <text:section text:style-name="Sect2" text:name="Section77">
        <text:p text:style-name="P5">Worksheet 19-2</text:p>
        <text:list xml:id="list1141477585" text:style-name="L82">
          <text:list-item>
            <text:p text:style-name="P112">130 mg%</text:p>
          </text:list-item>
          <text:list-item>
            <text:p text:style-name="P112">150 mg%</text:p>
          </text:list-item>
          <text:list-item>
            <text:p text:style-name="P112">60 tablets</text:p>
          </text:list-item>
          <text:list-item>
            <text:p text:style-name="P112">2 mL</text:p>
          </text:list-item>
          <text:list-item>
            <text:p text:style-name="P112">6 capsules</text:p>
          </text:list-item>
          <text:list-item>
            <text:p text:style-name="P112">336 mL</text:p>
          </text:list-item>
          <text:list-item>
            <text:p text:style-name="P112">950 mcg</text:p>
          </text:list-item>
          <text:list-item>
            <text:p text:style-name="P112">18%</text:p>
          </text:list-item>
          <text:list-item>
            <text:p text:style-name="P112">16 mL</text:p>
          </text:list-item>
          <text:list-item>
            <text:p text:style-name="P112">48 mg</text:p>
          </text:list-item>
          <text:list-item>
            <text:p text:style-name="P112">1.8 g testosterone; 3.9 g menthol; 84.3 g hydrophylic petrolatum</text:p>
          </text:list-item>
          <text:list-item>
            <text:p text:style-name="P112">21.24 mL</text:p>
          </text:list-item>
          <text:list-item>
            <text:p text:style-name="P112">Yes, there is enough drug in stock to fill this order.</text:p>
          </text:list-item>
          <text:list-item>
            <text:p text:style-name="P112">The child has not reached a toxic level.</text:p>
          </text:list-item>
          <text:list-item>
            <text:p text:style-name="P112">25 mL</text:p>
          </text:list-item>
          <text:list-item>
            <text:p text:style-name="P112">25 mL</text:p>
          </text:list-item>
          <text:list-item>
            <text:p text:style-name="P112">8% sulfamethoxazole; 1.6% trimethoprim</text:p>
          </text:list-item>
          <text:list-item>
            <text:p text:style-name="P112">25% ampicillin; 12.5% sulbactam</text:p>
          </text:list-item>
          <text:list-item>
            <text:p text:style-name="P112">7 units</text:p>
          </text:list-item>
          <text:list-item>
            <text:p text:style-name="P112">7.5%</text:p>
          </text:list-item>
        </text:list>
      </text:section>
      <text:p text:style-name="P5"/>
      <text:p text:style-name="P6">Chapter 20 - Ratio Strength</text:p>
      <text:p text:style-name="P5"/>
      <text:section text:style-name="Sect2" text:name="Section78">
        <text:p text:style-name="P5">Worksheet 20-1</text:p>
        <text:list xml:id="list220311105" text:style-name="L83">
          <text:list-item>
            <text:p text:style-name="P113">1 g</text:p>
          </text:list-item>
          <text:list-item>
            <text:p text:style-name="P113">20 mg</text:p>
          </text:list-item>
          <text:list-item>
            <text:p text:style-name="P113">2.5%</text:p>
          </text:list-item>
          <text:list-item>
            <text:p text:style-name="P113"><text:s/></text:p>
            <text:list>
              <text:list-item>
                <text:p text:style-name="P113">1:2000</text:p>
              </text:list-item>
              <text:list-item>
                <text:p text:style-name="P113">500 mcg/mL</text:p>
              </text:list-item>
            </text:list>
          </text:list-item>
          <text:list-item>
            <text:p text:style-name="P113">Yes, the pharmacy will be able to prepare this order.</text:p>
          </text:list-item>
          <text:list-item>
            <text:p text:style-name="P113">No, the technician will not be able to fill this order.</text:p>
          </text:list-item>
          <text:list-item>
            <text:p text:style-name="P113">50 mcg</text:p>
          </text:list-item>
          <text:list-item>
            <text:p text:style-name="P113">450 mcg</text:p>
          </text:list-item>
          <text:list-item>
            <text:p text:style-name="P113">0.5 mL</text:p>
          </text:list-item>
          <text:list-item>
            <text:p text:style-name="P113"><text:s/></text:p>
            <text:list>
              <text:list-item>
                <text:p text:style-name="P113">16 mL</text:p>
              </text:list-item>
              <text:list-item>
                <text:p text:style-name="P113">4 ampules</text:p>
              </text:list-item>
            </text:list>
          </text:list-item>
          <text:list-item>
            <text:p text:style-name="P113">1 mL</text:p>
          </text:list-item>
          <text:list-item>
            <text:p text:style-name="P113">0.975 mL</text:p>
          </text:list-item>
          <text:list-item>
            <text:p text:style-name="P113">2%</text:p>
          </text:list-item>
          <text:list-item>
            <text:p text:style-name="P113">1.<text:span text:style-name="T14">6</text:span>%</text:p>
          </text:list-item>
          <text:list-item>
            <text:p text:style-name="P113">0.1%</text:p>
          </text:list-item>
          <text:list-item>
            <text:p text:style-name="P113"/>
            <text:list>
              <text:list-item>
                <text:p text:style-name="P113">0.01%</text:p>
              </text:list-item>
              <text:list-item>
                <text:p text:style-name="P113">1:10,000</text:p>
              </text:list-item>
            </text:list>
          </text:list-item>
          <text:list-item>
            <text:p text:style-name="P113"><text:s/></text:p>
            <text:list>
              <text:list-item>
                <text:p text:style-name="P113">5 g</text:p>
              </text:list-item>
              <text:list-item>
                <text:p text:style-name="P113">1:12.5</text:p>
              </text:list-item>
            </text:list>
          </text:list-item>
          <text:list-item>
            <text:p text:style-name="P113">1:10</text:p>
          </text:list-item>
          <text:list-item>
            <text:p text:style-name="P113">25 L</text:p>
          </text:list-item>
          <text:list-item>
            <text:p text:style-name="P113">1:200,000</text:p>
          </text:list-item>
        </text:list>
      </text:section>
      <text:p text:style-name="P5"/>
      <text:section text:style-name="Sect2" text:name="Section79">
        <text:p text:style-name="P5">Worksheet 20-2</text:p>
        <text:list xml:id="list435037326" text:style-name="L84">
          <text:list-item>
            <text:p text:style-name="P114">1:20,000</text:p>
          </text:list-item>
          <text:list-item>
            <text:p text:style-name="P114">2.5 mg</text:p>
          </text:list-item>
          <text:list-item>
            <text:p text:style-name="P114">0.4%</text:p>
          </text:list-item>
          <text:list-item>
            <text:p text:style-name="P114"><text:s/></text:p>
            <text:list>
              <text:list-item>
                <text:p text:style-name="P114">1:4000</text:p>
              </text:list-item>
              <text:list-item>
                <text:p text:style-name="P114">250 mcg/mL</text:p>
              </text:list-item>
            </text:list>
          </text:list-item>
          <text:list-item>
            <text:p text:style-name="P114">Yes, the pharmacy will be able to prepare this order.</text:p>
          </text:list-item>
          <text:list-item>
            <text:p text:style-name="P114">No, the pharmacy does not have enough drug in stock to prepare both bags.</text:p>
          </text:list-item>
          <text:list-item>
            <text:p text:style-name="P114">75 mcg</text:p>
          </text:list-item>
          <text:list-item>
            <text:p text:style-name="P114">300 mcg</text:p>
          </text:list-item>
          <text:list-item>
            <text:p text:style-name="P114">1 mL</text:p>
          </text:list-item>
          <text:list-item>
            <text:p text:style-name="P114"><text:s/></text:p>
            <text:list>
              <text:list-item>
                <text:p text:style-name="P114">16 mL</text:p>
              </text:list-item>
              <text:list-item>
                <text:p text:style-name="P114">1 vial</text:p>
              </text:list-item>
              <text:list-item>
                <text:p text:style-name="P114">1:15,625</text:p>
              </text:list-item>
            </text:list>
          </text:list-item>
          <text:list-item>
            <text:p text:style-name="P114">0.75 mL</text:p>
          </text:list-item>
          <text:list-item>
            <text:p text:style-name="P114">1.875 mL</text:p>
          </text:list-item>
          <text:list-item>
            <text:p text:style-name="P114">2.5%</text:p>
          </text:list-item>
          <text:list-item>
            <text:p text:style-name="P114">1.25%</text:p>
          </text:list-item>
          <text:list-item>
            <text:p text:style-name="P114">1:500</text:p>
          </text:list-item>
          <text:list-item>
            <text:p text:style-name="P114"><text:s/></text:p>
            <text:list>
              <text:list-item>
                <text:p text:style-name="P114">0.001</text:p>
              </text:list-item>
              <text:list-item>
                <text:p text:style-name="P114">1:100,000</text:p>
              </text:list-item>
            </text:list>
          </text:list-item>
          <text:list-item>
            <text:p text:style-name="P114"><text:s/></text:p>
            <text:list>
              <text:list-item>
                <text:p text:style-name="P114">5 g</text:p>
              </text:list-item>
              <text:list-item>
                <text:p text:style-name="P114">1:20</text:p>
              </text:list-item>
            </text:list>
          </text:list-item>
          <text:list-item>
            <text:p text:style-name="P114">1:10</text:p>
          </text:list-item>
          <text:list-item>
            <text:p text:style-name="P114">12.5 L</text:p>
          </text:list-item>
          <text:list-item>
            <text:p text:style-name="P114">1:500,000</text:p>
          </text:list-item>
          <text:list-item>
            <text:p text:style-name="P114"><text:s/></text:p>
            <text:list>
              <text:list-item>
                <text:p text:style-name="P114">2 vials</text:p>
              </text:list-item>
              <text:list-item>
                <text:p text:style-name="P114">248 mL</text:p>
              </text:list-item>
              <text:list-item>
                <text:p text:style-name="P114">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337159284" text:style-name="L85">
          <text:list-item>
            <text:p text:style-name="P115">6 g precipitated sulfur; 1.2 g salicylic acid; 52.8 g hydrophilic ointment </text:p>
          </text:list-item>
          <text:list-item>
            <text:p text:style-name="P115">45.4 g precipitated sulfur; 9.08 g salicylic acid; <text:soft-page-break/>399.52 g hydrophilic ointment</text:p>
          </text:list-item>
          <text:list-item>
            <text:p text:style-name="P115">15 g zinc oxide; 15 g starch; 30 g white petrolatum</text:p>
          </text:list-item>
          <text:list-item>
            <text:p text:style-name="P115">47.37 g talc; 3.16 g benzoic acid; 9.47 g bentonite</text:p>
          </text:list-item>
          <text:list-item>
            <text:p text:style-name="P115">0.001%</text:p>
          </text:list-item>
          <text:list-item>
            <text:p text:style-name="P115">750 g aspirin; 375 g phenacetin; 125 g caffeine</text:p>
          </text:list-item>
          <text:list-item>
            <text:p text:style-name="P115">13.2 kg yellow ointment</text:p>
          </text:list-item>
          <text:list-item>
            <text:p text:style-name="P115">52.5 g parachlorophenol; 97.5 g camphor</text:p>
          </text:list-item>
          <text:list-item>
            <text:p text:style-name="P115">5000 g lactose; 7500 g sucrose; 12,500 g starch, direct compressing formula; 25 g magnesium sulfate; yield 50,000 tablets</text:p>
          </text:list-item>
          <text:list-item>
            <text:p text:style-name="P115"><text:s/>38.4 g calamine; 38.4 g zinc oxide; 9.6 g glycerin; 120 mL bentonite magma; qs 480 mL calcium hydroxide</text:p>
          </text:list-item>
          <text:list-item>
            <text:p text:style-name="P115">3.028 mL trihalomethanes</text:p>
          </text:list-item>
          <text:list-item>
            <text:p text:style-name="P115">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2103453019" text:style-name="L86">
          <text:list-item>
            <text:p text:style-name="P116">750 mg</text:p>
          </text:list-item>
          <text:list-item>
            <text:p text:style-name="P116">12.5 mL</text:p>
          </text:list-item>
          <text:list-item>
            <text:p text:style-name="P116">18.75 mL</text:p>
          </text:list-item>
          <text:list-item>
            <text:p text:style-name="P116">9 tablets/day</text:p>
          </text:list-item>
          <text:list-item>
            <text:p text:style-name="P116">20 mg</text:p>
          </text:list-item>
          <text:list-item>
            <text:p text:style-name="P116">425 mg/day <text:span text:style-name="T16">or</text:span> 426 mg/day</text:p>
          </text:list-item>
          <text:list-item>
            <text:p text:style-name="P116">The syringe should be marked for 1.95 mL</text:p>
          </text:list-item>
          <text:list-item>
            <text:p text:style-name="P116"/>
            <text:list>
              <text:list-item>
                <text:p text:style-name="P116">250 mg/dose</text:p>
              </text:list-item>
              <text:list-item>
                <text:p text:style-name="P116">1000 mg/day</text:p>
              </text:list-item>
              <text:list-item>
                <text:p text:style-name="P116">1 mL/dose</text:p>
              </text:list-item>
            </text:list>
          </text:list-item>
          <text:list-item>
            <text:p text:style-name="P116"><text:s/></text:p>
            <text:list>
              <text:list-item>
                <text:p text:style-name="P116">209 mg</text:p>
              </text:list-item>
              <text:list-item>
                <text:p text:style-name="P116">157 mg</text:p>
              </text:list-item>
              <text:list-item>
                <text:p text:style-name="P116">5.2 mL for the loading dose; 3.9 mL for each maintenance dose</text:p>
              </text:list-item>
            </text:list>
          </text:list-item>
          <text:list-item>
            <text:p text:style-name="P116">125 mL</text:p>
          </text:list-item>
          <text:list-item>
            <text:p text:style-name="P116">4.3 mL</text:p>
          </text:list-item>
          <text:list-item>
            <text:p text:style-name="P116"><text:s/></text:p>
            <text:list>
              <text:list-item>
                <text:p text:style-name="P116">Yes</text:p>
              </text:list-item>
              <text:list-item>
                <text:p text:style-name="P116">1 mL</text:p>
              </text:list-item>
              <text:list-item>
                <text:p text:style-name="P116">The syringe should be marked for 1 mL.</text:p>
              </text:list-item>
            </text:list>
          </text:list-item>
          <text:list-item>
            <text:p text:style-name="P116"><text:s/></text:p>
            <text:list>
              <text:list-item>
                <text:p text:style-name="P116">Yes, this is within the dosage range for this patient.</text:p>
              </text:list-item>
              <text:list-item>
                <text:p text:style-name="P116">0.94 mL</text:p>
              </text:list-item>
            </text:list>
          </text:list-item>
          <text:list-item>
            <text:p text:style-name="P116">11 mL</text:p>
          </text:list-item>
          <text:list-item>
            <text:p text:style-name="P116"/>
            <text:list>
              <text:list-item>
                <text:p text:style-name="P116">7.5 mL/dose</text:p>
              </text:list-item>
              <text:list-item>
                <text:p text:style-name="P116">225 mL</text:p>
              </text:list-item>
            </text:list>
          </text:list-item>
          <text:list-item>
            <text:p text:style-name="P116"><text:s/></text:p>
            <text:list>
              <text:list-item>
                <text:p text:style-name="P116">2850 mg</text:p>
              </text:list-item>
              <text:list-item>
                <text:p text:style-name="P116">22.8 mL</text:p>
              </text:list-item>
              <text:list-item>
                <text:p text:style-name="P116">11,799 mg</text:p>
              </text:list-item>
              <text:list-item>
                <text:p text:style-name="P116">94.4 mL methylprednisolone; 905.6 mL NS</text:p>
              </text:list-item>
            </text:list>
          </text:list-item>
        </text:list>
      </text:section>
      <text:p text:style-name="P5"/>
      <text:section text:style-name="Sect2" text:name="Section82">
        <text:p text:style-name="P5">Worksheet 22-2</text:p>
        <text:list xml:id="list503704644" text:style-name="L87">
          <text:list-item>
            <text:p text:style-name="P117">80 mg</text:p>
          </text:list-item>
          <text:list-item>
            <text:p text:style-name="P117"><text:s/></text:p>
            <text:list>
              <text:list-item>
                <text:p text:style-name="P117">10,000 units</text:p>
              </text:list-item>
              <text:list-item>
                <text:p text:style-name="P117">12,545 units</text:p>
              </text:list-item>
              <text:list-item>
                <text:p text:style-name="P117">15,000 units</text:p>
              </text:list-item>
              <text:list-item>
                <text:p text:style-name="P117">17,545 units</text:p>
              </text:list-item>
              <text:list-item>
                <text:p text:style-name="P117">18,000 units</text:p>
              </text:list-item>
            </text:list>
          </text:list-item>
          <text:list-item>
            <text:p text:style-name="P117">15 hours 26 minutes</text:p>
          </text:list-item>
          <text:list-item>
            <text:p text:style-name="P117">3 hours 58 minutes</text:p>
          </text:list-item>
          <text:list-item>
            <text:p text:style-name="P117"><text:s/></text:p>
            <text:list>
              <text:list-item>
                <text:p text:style-name="P117">1718 mg/day</text:p>
              </text:list-item>
              <text:list-item>
                <text:p text:style-name="P117">286 mg/dose</text:p>
              </text:list-item>
              <text:list-item>
                <text:p text:style-name="P117">2.86 mL</text:p>
              </text:list-item>
            </text:list>
          </text:list-item>
          <text:list-item>
            <text:p text:style-name="P117"><text:s/></text:p>
            <text:list>
              <text:list-item>
                <text:p text:style-name="P117">6000 mg/day</text:p>
              </text:list-item>
              <text:list-item>
                <text:p text:style-name="P117">1500 mg/dose</text:p>
              </text:list-item>
              <text:list-item>
                <text:p text:style-name="P117">4 mL</text:p>
              </text:list-item>
            </text:list>
          </text:list-item>
          <text:list-item>
            <text:p text:style-name="P117"><text:s/></text:p>
            <text:list>
              <text:list-item>
                <text:p text:style-name="P117">800 mg</text:p>
              </text:list-item>
              <text:list-item>
                <text:p text:style-name="P117">800 mg</text:p>
              </text:list-item>
              <text:list-item>
                <text:p text:style-name="P117">800 mg</text:p>
              </text:list-item>
              <text:list-item>
                <text:p text:style-name="P117">800 mg</text:p>
              </text:list-item>
              <text:list-item>
                <text:p text:style-name="P117">0 mg</text:p>
              </text:list-item>
              <text:list-item>
                <text:p text:style-name="P117">409 mg</text:p>
              </text:list-item>
              <text:list-item>
                <text:p text:style-name="P117">0 mg</text:p>
              </text:list-item>
              <text:list-item>
                <text:p text:style-name="P117">409 mg</text:p>
              </text:list-item>
              <text:list-item>
                <text:p text:style-name="P117">0 mg</text:p>
              </text:list-item>
              <text:list-item>
                <text:p text:style-name="P117">409 mg</text:p>
              </text:list-item>
              <text:list-item>
                <text:p text:style-name="P117">0 mg</text:p>
              </text:list-item>
              <text:list-item>
                <text:p text:style-name="P117">409 mg</text:p>
              </text:list-item>
            </text:list>
          </text:list-item>
          <text:list-item>
            <text:p text:style-name="P117"><text:s/></text:p>
            <text:list>
              <text:list-item>
                <text:p text:style-name="P117">16 mL</text:p>
              </text:list-item>
              <text:list-item>
                <text:p text:style-name="P117">16 mL</text:p>
              </text:list-item>
              <text:list-item>
                <text:p text:style-name="P117">16 mL</text:p>
              </text:list-item>
              <text:list-item>
                <text:p text:style-name="P117">16 mL</text:p>
              </text:list-item>
              <text:list-item>
                <text:p text:style-name="P117">0 mL</text:p>
              </text:list-item>
              <text:list-item>
                <text:p text:style-name="P117">8.2 mL</text:p>
              </text:list-item>
              <text:list-item>
                <text:p text:style-name="P117">0 mL</text:p>
              </text:list-item>
              <text:list-item>
                <text:p text:style-name="P117">8.2 mL</text:p>
              </text:list-item>
              <text:list-item>
                <text:p text:style-name="P117">0 mL</text:p>
              </text:list-item>
              <text:list-item>
                <text:p text:style-name="P117">8.2 mL</text:p>
              </text:list-item>
              <text:list-item>
                <text:p text:style-name="P117">0 mL</text:p>
              </text:list-item>
              <text:list-item>
                <text:p text:style-name="P117">8.2 mL</text:p>
              </text:list-item>
            </text:list>
          </text:list-item>
          <text:list-item>
            <text:p text:style-name="P117">568 mg</text:p>
          </text:list-item>
          <text:list-item>
            <text:p text:style-name="P117">150 mg</text:p>
          </text:list-item>
          <text:list-item>
            <text:p text:style-name="P117"><text:s/></text:p>
            <text:list>
              <text:list-item>
                <text:p text:style-name="P117">3 mg</text:p>
              </text:list-item>
              <text:list-item>
                <text:p text:style-name="P117">Dispense three of the 1 mg capsules every 12 hours.</text:p>
              </text:list-item>
            </text:list>
          </text:list-item>
          <text:list-item>
            <text:p text:style-name="P117"><text:s/></text:p>
            <text:list>
              <text:list-item>
                <text:p text:style-name="P117">350 mg</text:p>
              </text:list-item>
              <text:list-item>
                <text:p text:style-name="P117">70 mL</text:p>
              </text:list-item>
              <text:list-item>
                <text:p text:style-name="P117">280 mL</text:p>
              </text:list-item>
            </text:list>
          </text:list-item>
          <text:list-item>
            <text:p text:style-name="P117">98,182 units</text:p>
          </text:list-item>
          <text:list-item>
            <text:p text:style-name="P117">The bag needs 6.75 mL so <text:soft-page-break/>the syringe should be marked close to 6.8 mL</text:p>
          </text:list-item>
          <text:list-item>
            <text:p text:style-name="P117">The patient was underdosed</text:p>
          </text:list-item>
          <text:list-item>
            <text:p text:style-name="P117">28 tablets</text:p>
          </text:list-item>
          <text:list-item>
            <text:p text:style-name="P117"/>
            <text:list>
              <text:list-item>
                <text:p text:style-name="P117">This is within the suggested dosing guidelines.</text:p>
              </text:list-item>
              <text:list-item>
                <text:p text:style-name="P117">1 mL</text:p>
              </text:list-item>
            </text:list>
          </text:list-item>
          <text:list-item>
            <text:p text:style-name="P117"><text:s/></text:p>
            <text:list>
              <text:list-item>
                <text:p text:style-name="P117">0.5 mg</text:p>
              </text:list-item>
              <text:list-item>
                <text:p text:style-name="P117">1 mL</text:p>
              </text:list-item>
            </text:list>
          </text:list-item>
          <text:list-item>
            <text:p text:style-name="P117"><text:s/></text:p>
            <text:list>
              <text:list-item>
                <text:p text:style-name="P117">750 mg</text:p>
              </text:list-item>
              <text:list-item>
                <text:p text:style-name="P117">1125 mg</text:p>
              </text:list-item>
              <text:list-item>
                <text:p text:style-name="P117">1500 mg</text:p>
              </text:list-item>
            </text:list>
          </text:list-item>
          <text:list-item>
            <text:p text:style-name="P117"><text:s/></text:p>
            <text:list>
              <text:list-item>
                <text:p text:style-name="P117">2400 mg</text:p>
              </text:list-item>
              <text:list-item>
                <text:p text:style-name="P117">19.2 mL</text:p>
              </text:list-item>
              <text:list-item>
                <text:p text:style-name="P117">9936 mg</text:p>
              </text:list-item>
              <text:list-item>
                <text:p text:style-name="P117">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360708582" text:style-name="L88">
          <text:list-item>
            <text:p text:style-name="P118"><text:s/></text:p>
            <text:list>
              <text:list-item>
                <text:p text:style-name="P118">2 m<text:span text:style-name="T8">2</text:span></text:p>
              </text:list-item>
              <text:list-item>
                <text:p text:style-name="P118">2 m<text:span text:style-name="T8">2</text:span></text:p>
              </text:list-item>
              <text:list-item>
                <text:p text:style-name="P118">1.68 m<text:span text:style-name="T8">2</text:span></text:p>
              </text:list-item>
              <text:list-item>
                <text:p text:style-name="P118">1.6 m<text:span text:style-name="T8">2</text:span></text:p>
              </text:list-item>
            </text:list>
          </text:list-item>
          <text:list-item>
            <text:p text:style-name="P118"><text:s/></text:p>
            <text:list>
              <text:list-item>
                <text:p text:style-name="P118">0.61 m<text:span text:style-name="T8">2</text:span></text:p>
              </text:list-item>
              <text:list-item>
                <text:p text:style-name="P118">0.79 m<text:span text:style-name="T8">2</text:span></text:p>
              </text:list-item>
              <text:list-item>
                <text:p text:style-name="P118">0.86 m<text:span text:style-name="T8">2</text:span></text:p>
              </text:list-item>
              <text:list-item>
                <text:p text:style-name="P118">1.27 m<text:span text:style-name="T8">2</text:span></text:p>
              </text:list-item>
            </text:list>
          </text:list-item>
          <text:list-item>
            <text:p text:style-name="P118">38 mg</text:p>
          </text:list-item>
          <text:list-item>
            <text:p text:style-name="P118">18.4 units</text:p>
          </text:list-item>
          <text:list-item>
            <text:p text:style-name="P118"><text:s/></text:p>
            <text:list>
              <text:list-item>
                <text:p text:style-name="P118">2000 mg</text:p>
              </text:list-item>
              <text:list-item>
                <text:p text:style-name="P118">Two of the 1 g vials</text:p>
              </text:list-item>
              <text:list-item>
                <text:p text:style-name="P118">52.6 mL</text:p>
              </text:list-item>
            </text:list>
          </text:list-item>
          <text:list-item>
            <text:p text:style-name="P118"><text:s/></text:p>
            <text:list>
              <text:list-item>
                <text:p text:style-name="P118">54.6 mg</text:p>
              </text:list-item>
              <text:list-item>
                <text:p text:style-name="P118">27.3 mL</text:p>
              </text:list-item>
            </text:list>
          </text:list-item>
          <text:list-item>
            <text:p text:style-name="P118">20.64 mg</text:p>
          </text:list-item>
          <text:list-item>
            <text:p text:style-name="P118">660 mg</text:p>
          </text:list-item>
          <text:list-item>
            <text:p text:style-name="P118"><text:s/></text:p>
            <text:list>
              <text:list-item>
                <text:p text:style-name="P118">9 mL/dose</text:p>
              </text:list-item>
              <text:list-item>
                <text:p text:style-name="P118">91 mL NS</text:p>
              </text:list-item>
              <text:list-item>
                <text:p text:style-name="P118">2 mL (this is the maximum dose)</text:p>
              </text:list-item>
              <text:list-item>
                <text:p text:style-name="P118">42 tablets</text:p>
              </text:list-item>
              <text:list-item>
                <text:p text:style-name="P118">42 tablets</text:p>
              </text:list-item>
            </text:list>
          </text:list-item>
          <text:list-item>
            <text:p text:style-name="P118"><text:s/></text:p>
            <text:list>
              <text:list-item>
                <text:p text:style-name="P118">99.5 mg doxorubicin; 2650 mg cyclophosphamide</text:p>
              </text:list-item>
              <text:list-item>
                <text:p text:style-name="P118">424 mg Herceptin initially (loading dose); 212 mg Herceptin weekly (maintenance dose)</text:p>
              </text:list-item>
            </text:list>
          </text:list-item>
        </text:list>
      </text:section>
      <text:p text:style-name="P5"/>
      <text:section text:style-name="Sect2" text:name="Section83">
        <text:p text:style-name="P5">Worksheet 23-2</text:p>
        <text:list xml:id="list617409344" text:style-name="L89">
          <text:list-item>
            <text:p text:style-name="P119">2.11 m<text:span text:style-name="T8">2</text:span> </text:p>
          </text:list-item>
          <text:list-item>
            <text:p text:style-name="P119"><text:s/></text:p>
            <text:list>
              <text:list-item>
                <text:p text:style-name="P119">11 mg</text:p>
              </text:list-item>
              <text:list-item>
                <text:p text:style-name="P119">154 mg</text:p>
              </text:list-item>
            </text:list>
          </text:list-item>
          <text:list-item>
            <text:p text:style-name="P119"><text:s/></text:p>
            <text:list>
              <text:list-item>
                <text:p text:style-name="P119">75 kg</text:p>
              </text:list-item>
              <text:list-item>
                <text:p text:style-name="P119">79.9 kg</text:p>
              </text:list-item>
              <text:list-item>
                <text:p text:style-name="P119">109.375 mL/min</text:p>
              </text:list-item>
              <text:list-item>
                <text:p text:style-name="P119">673 mg</text:p>
              </text:list-item>
              <text:list-item>
                <text:p text:style-name="P119">1.98 m<text:span text:style-name="T8">2</text:span> </text:p>
              </text:list-item>
              <text:list-item>
                <text:p text:style-name="P119">198 mg</text:p>
              </text:list-item>
              <text:list-item>
                <text:p text:style-name="P119">990 mg</text:p>
              </text:list-item>
            </text:list>
          </text:list-item>
          <text:list-item>
            <text:p text:style-name="P119">495 mcg/day</text:p>
          </text:list-item>
          <text:list-item>
            <text:p text:style-name="P119">3.2 g</text:p>
          </text:list-item>
          <text:list-item>
            <text:p text:style-name="P119"><text:s/></text:p>
            <text:list>
              <text:list-item>
                <text:p text:style-name="P119">447.5 mcg/day</text:p>
              </text:list-item>
              <text:list-item>
                <text:p text:style-name="P119">8.95 mcg/mL</text:p>
              </text:list-item>
              <text:list-item>
                <text:p text:style-name="P119">50 mg</text:p>
              </text:list-item>
            </text:list>
          </text:list-item>
          <text:list-item>
            <text:p text:style-name="P119">216 mg</text:p>
          </text:list-item>
          <text:list-item>
            <text:p text:style-name="P119">58.4 mg</text:p>
          </text:list-item>
          <text:list-item>
            <text:p text:style-name="P119">2.8 mL</text:p>
          </text:list-item>
          <text:list-item>
            <text:p text:style-name="P119"><text:s/></text:p>
            <text:list>
              <text:list-item>
                <text:p text:style-name="P119">1.72 m<text:span text:style-name="T8">2</text:span> </text:p>
              </text:list-item>
              <text:list-item>
                <text:p text:style-name="P119">1032 mg</text:p>
              </text:list-item>
              <text:list-item>
                <text:p text:style-name="P119">50.1 kg</text:p>
              </text:list-item>
              <text:list-item>
                <text:p text:style-name="P119">80.27 mL/min</text:p>
              </text:list-item>
              <text:list-item>
                <text:p text:style-name="P119">421 mg</text:p>
              </text:list-item>
            </text:list>
          </text:list-item>
          <text:list-item>
            <text:p text:style-name="P119">18 mg/day</text:p>
          </text:list-item>
          <text:list-item>
            <text:p text:style-name="P119">1.6 mg vincristine; 64.44 mg doxorubicin; 480 mg dexamethasone</text:p>
          </text:list-item>
          <text:list-item>
            <text:p text:style-name="P119"><text:s/></text:p>
            <text:list>
              <text:list-item>
                <text:p text:style-name="P119">1515 mg</text:p>
              </text:list-item>
              <text:list-item>
                <text:p text:style-name="P119">101 mg</text:p>
              </text:list-item>
              <text:list-item>
                <text:p text:style-name="P119">2 mg</text:p>
              </text:list-item>
              <text:list-item>
                <text:p text:style-name="P119">2 tablets</text:p>
              </text:list-item>
              <text:list-item>
                <text:p text:style-name="P119">757.5 mg</text:p>
              </text:list-item>
            </text:list>
          </text:list-item>
          <text:list-item>
            <text:p text:style-name="P119"><text:s/></text:p>
            <text:list>
              <text:list-item>
                <text:p text:style-name="P119">250 mg</text:p>
              </text:list-item>
              <text:list-item>
                <text:p text:style-name="P119">12.5 mL</text:p>
              </text:list-item>
              <text:list-item>
                <text:p text:style-name="P119">1 g</text:p>
              </text:list-item>
              <text:list-item>
                <text:p text:style-name="P119">20 mL</text:p>
              </text:list-item>
              <text:list-item>
                <text:p text:style-name="P119">40 mg</text:p>
              </text:list-item>
              <text:list-item>
                <text:p text:style-name="P119">4 mL</text:p>
              </text:list-item>
            </text:list>
          </text:list-item>
          <text:list-item>
            <text:p text:style-name="P119"><text:s/></text:p>
            <text:list>
              <text:list-item>
                <text:p text:style-name="P119">989 mg</text:p>
              </text:list-item>
              <text:list-item>
                <text:p text:style-name="P119">346 mg</text:p>
              </text:list-item>
              <text:list-item>
                <text:p text:style-name="P119">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485592860" text:style-name="L90">
          <text:list-item>
            <text:p text:style-name="P120">100 mL/hr</text:p>
          </text:list-item>
          <text:list-item>
            <text:p text:style-name="P120">104 mL/hr</text:p>
          </text:list-item>
          <text:list-item>
            <text:p text:style-name="P120">120 mL/hr</text:p>
          </text:list-item>
          <text:list-item>
            <text:p text:style-name="P120">120 mL/hr</text:p>
          </text:list-item>
          <text:list-item>
            <text:p text:style-name="P120"><text:s/></text:p>
            <text:list>
              <text:list-item>
                <text:p text:style-name="P120"><text:soft-page-break/>750 mL/hr</text:p>
              </text:list-item>
              <text:list-item>
                <text:p text:style-name="P120">3 bags</text:p>
              </text:list-item>
            </text:list>
          </text:list-item>
          <text:list-item>
            <text:p text:style-name="P120"><text:s/></text:p>
            <text:list>
              <text:list-item>
                <text:p text:style-name="P120">23 hours 48 minutes</text:p>
              </text:list-item>
              <text:list-item>
                <text:p text:style-name="P120">42 gtt/min</text:p>
              </text:list-item>
            </text:list>
          </text:list-item>
          <text:list-item>
            <text:p text:style-name="P120">125 mL/hr</text:p>
          </text:list-item>
          <text:list-item>
            <text:p text:style-name="P120">175 mL</text:p>
          </text:list-item>
          <text:list-item>
            <text:p text:style-name="P120"><text:s/></text:p>
            <text:list>
              <text:list-item>
                <text:p text:style-name="P120">5 bags</text:p>
              </text:list-item>
              <text:list-item>
                <text:p text:style-name="P120">bag 1 – 0900 on Saturday; bag 2 – 1400 on Saturday; bag 3 – 1900 on Saturday; bag 4 – 0000 on Sunday; bag 5 – 0500 on Sunday</text:p>
              </text:list-item>
            </text:list>
          </text:list-item>
          <text:list-item>
            <text:p text:style-name="P120">42 gtt/min</text:p>
          </text:list-item>
          <text:list-item>
            <text:p text:style-name="P120">1800</text:p>
          </text:list-item>
          <text:list-item>
            <text:p text:style-name="P120"><text:s/></text:p>
            <text:list>
              <text:list-item>
                <text:p text:style-name="P120">96 mL</text:p>
              </text:list-item>
              <text:list-item>
                <text:p text:style-name="P120">19.2 mL/hr</text:p>
              </text:list-item>
              <text:list-item>
                <text:p text:style-name="P120">21 hours</text:p>
              </text:list-item>
            </text:list>
          </text:list-item>
          <text:list-item>
            <text:p text:style-name="P120"><text:s/></text:p>
            <text:list>
              <text:list-item>
                <text:p text:style-name="P120">375 mg</text:p>
              </text:list-item>
              <text:list-item>
                <text:p text:style-name="P120">8 vials</text:p>
              </text:list-item>
              <text:list-item>
                <text:p text:style-name="P120">75 mL of amphotericin B lipid complex; 300 mL of D5W</text:p>
              </text:list-item>
              <text:list-item>
                <text:p text:style-name="P120">187.5 mL/hr</text:p>
              </text:list-item>
              <text:list-item>
                <text:p text:style-name="P120">2 hours</text:p>
              </text:list-item>
              <text:list-item>
                <text:p text:style-name="P120">63 gtt/min</text:p>
              </text:list-item>
            </text:list>
          </text:list-item>
          <text:list-item>
            <text:p text:style-name="P120"><text:s/></text:p>
            <text:list>
              <text:list-item>
                <text:p text:style-name="P120">3.15 mL/hr</text:p>
              </text:list-item>
              <text:list-item>
                <text:p text:style-name="P120">75.6 mL/day</text:p>
              </text:list-item>
            </text:list>
          </text:list-item>
          <text:list-item>
            <text:p text:style-name="P120"><text:s/></text:p>
            <text:list>
              <text:list-item>
                <text:p text:style-name="P120">send 3 bags initially</text:p>
              </text:list-item>
              <text:list-item>
                <text:p text:style-name="P120">2 full bags and a partial bag with 2000 mL left</text:p>
              </text:list-item>
              <text:list-item>
                <text:p text:style-name="P120">no additional bags need to be sent</text:p>
              </text:list-item>
            </text:list>
          </text:list-item>
        </text:list>
      </text:section>
      <text:p text:style-name="P5"/>
      <text:section text:style-name="Sect2" text:name="Section86">
        <text:p text:style-name="P5">Worksheet 24-2</text:p>
        <text:list xml:id="list1915624193" text:style-name="L91">
          <text:list-item>
            <text:p text:style-name="P121">150 mL/hr</text:p>
          </text:list-item>
          <text:list-item>
            <text:p text:style-name="P121"><text:s/></text:p>
            <text:list>
              <text:list-item>
                <text:p text:style-name="P121">200 mL/hr</text:p>
              </text:list-item>
              <text:list-item>
                <text:p text:style-name="P121">33 gtt/min</text:p>
              </text:list-item>
            </text:list>
          </text:list-item>
          <text:list-item>
            <text:p text:style-name="P121"><text:s/></text:p>
            <text:list>
              <text:list-item>
                <text:p text:style-name="P121">156.25 mL/hr</text:p>
              </text:list-item>
              <text:list-item>
                <text:p text:style-name="P121">26 gtt/min</text:p>
              </text:list-item>
            </text:list>
          </text:list-item>
          <text:list-item>
            <text:p text:style-name="P121">90 mL/hr</text:p>
          </text:list-item>
          <text:list-item>
            <text:p text:style-name="P121">100 mL/hr</text:p>
          </text:list-item>
          <text:list-item>
            <text:p text:style-name="P121">20 gtt/min</text:p>
          </text:list-item>
          <text:list-item>
            <text:p text:style-name="P121"><text:s/></text:p>
            <text:list>
              <text:list-item>
                <text:p text:style-name="P121">8 hours 20 minutes</text:p>
              </text:list-item>
              <text:list-item>
                <text:p text:style-name="P121">30 gtt/min</text:p>
              </text:list-item>
            </text:list>
          </text:list-item>
          <text:list-item>
            <text:p text:style-name="P121">2.5 mEq KCl/hr</text:p>
          </text:list-item>
          <text:list-item>
            <text:p text:style-name="P121">280 mL</text:p>
          </text:list-item>
          <text:list-item>
            <text:p text:style-name="P121">972 mL/hr</text:p>
          </text:list-item>
          <text:list-item>
            <text:p text:style-name="P121">48 minutes</text:p>
          </text:list-item>
          <text:list-item>
            <text:p text:style-name="P121"><text:s/></text:p>
            <text:list>
              <text:list-item>
                <text:p text:style-name="P121">3 bags</text:p>
              </text:list-item>
              <text:list-item>
                <text:p text:style-name="P121">bag 1 – 1100 on day 1; bag 2 – 1900 on day 1; bag 3 – 0300 on day 2</text:p>
              </text:list-item>
              <text:list-item>
                <text:p text:style-name="P121">21 gtt/min</text:p>
              </text:list-item>
            </text:list>
          </text:list-item>
          <text:list-item>
            <text:p text:style-name="P121"><text:s/></text:p>
            <text:list>
              <text:list-item>
                <text:p text:style-name="P121">2 bags</text:p>
              </text:list-item>
              <text:list-item>
                <text:p text:style-name="P121">bag 1 – 0900 on day 1; bag 2 – 0140 on day 2</text:p>
              </text:list-item>
              <text:list-item>
                <text:p text:style-name="P121">20 gtt/min</text:p>
              </text:list-item>
            </text:list>
          </text:list-item>
          <text:list-item>
            <text:p text:style-name="P121"><text:s/></text:p>
            <text:list>
              <text:list-item>
                <text:p text:style-name="P121">130 mL/hr</text:p>
              </text:list-item>
              <text:list-item>
                <text:p text:style-name="P121">22 gtt/min</text:p>
              </text:list-item>
            </text:list>
          </text:list-item>
          <text:list-item>
            <text:p text:style-name="P121">approximately 0000 (midnight)</text:p>
          </text:list-item>
          <text:list-item>
            <text:p text:style-name="P121"><text:s/>43.4 mL/day</text:p>
          </text:list-item>
          <text:list-item>
            <text:p text:style-name="P121"/>
            <text:list>
              <text:list-item>
                <text:p text:style-name="P121">140 g</text:p>
              </text:list-item>
              <text:list-item>
                <text:p text:style-name="P121">2800 mL</text:p>
              </text:list-item>
              <text:list-item>
                <text:p text:style-name="P121">48 minutes</text:p>
              </text:list-item>
            </text:list>
          </text:list-item>
          <text:list-item>
            <text:p text:style-name="P121"><text:s/></text:p>
            <text:list>
              <text:list-item>
                <text:p text:style-name="P121">send 4 bags initially</text:p>
              </text:list-item>
              <text:list-item>
                <text:p text:style-name="P121">3 bags are left</text:p>
              </text:list-item>
              <text:list-item>
                <text:p text:style-name="P121">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71223538" text:style-name="L92">
          <text:list-item>
            <text:p text:style-name="P122">The problem can be solved using either the dilution formula or a series of ratio-proportions. 3%</text:p>
          </text:list-item>
          <text:list-item>
            <text:p text:style-name="P122">The problem can be solved using either the dilution formula or a series of ratio-proportions. 0.5%</text:p>
          </text:list-item>
          <text:list-item>
            <text:p text:style-name="P122">The problem can be solved using either the dilution formula or a series of ratio-proportions. 5%</text:p>
          </text:list-item>
          <text:list-item>
            <text:p text:style-name="P122">The problem can be solved using either the dilution formula or a series of ratio-proportions. 1:3000</text:p>
          </text:list-item>
          <text:list-item>
            <text:p text:style-name="P122">The problem can be solved using either the dilution formula, a series of ratio-proportions, or the alligation method. 5200 mL half-normal saline; 5100 mL diluent</text:p>
          </text:list-item>
          <text:list-item>
            <text:p text:style-name="P122">The problem can be solved using either the dilution formula, a series of ratio-proportions, or the alligation method. 205.7 mL 70% isopropyl alcohol; 274.3 mL water</text:p>
          </text:list-item>
          <text:list-item>
            <text:p text:style-name="P122">The problem can be solved using either the dilution formula, a ratio-proportion, or the alligation method. <text:s/>4 mL <text:span text:style-name="T11">2.5% cortisone acetate suspension; 4 mL NS</text:span></text:p>
          </text:list-item>
          <text:list-item>
            <text:p text:style-name="P122">The problem can be solved using <text:s/>a series of ratio-proportions. 31.9% alcohol</text:p>
          </text:list-item>
          <text:list-item>
            <text:p text:style-name="P122">The problem can be solved using either the <text:soft-page-break/>dilution formula or a series of ratio-proportions. 2.6% amino acid; 17.5% dextrose</text:p>
          </text:list-item>
          <text:list-item>
            <text:p text:style-name="P122">The problem can be solved using the alligation method. 192 mL of 1:10 solution; 808 mL of 1:1000 solution</text:p>
          </text:list-item>
          <text:list-item>
            <text:p text:style-name="P122">The problem can be solved using either the dilution formula, a series of ratio-proportions, or the alligation method. 48 mL of <text:span text:style-name="T11">10% povidone-iodine</text:span></text:p>
          </text:list-item>
          <text:list-item>
            <text:p text:style-name="P122">The problem can be solved using either the dilution formula, a series of ratio-proportions, or the alligation method. 1200 mL of <text:span text:style-name="T11">10% solution</text:span></text:p>
          </text:list-item>
          <text:list-item>
            <text:p text:style-name="P122">The problem can be solved using a series of ratio-proportions. 50.65%</text:p>
          </text:list-item>
          <text:list-item>
            <text:p text:style-name="P122">The problem can be solved using either the dilution formula, a series of ratio-proportions, or the alligation method. 60 mL micronutrients; 470.6 mL of 8.5% amino acids; 71.4 mL of 70% dextrose; 398 mL of sterile water.</text:p>
          </text:list-item>
          <text:list-item>
            <text:p text:style-name="P122">The problem can be solved using a series of ratio-proportions. 71.7% alcohol</text:p>
          </text:list-item>
        </text:list>
      </text:section>
      <text:p text:style-name="P5"/>
      <text:section text:style-name="Sect3" text:name="Section88">
        <text:p text:style-name="P5">Worksheet 25-2</text:p>
        <text:list xml:id="list742626090" text:style-name="L93">
          <text:list-item>
            <text:p text:style-name="P123">Mixing a substance (such as a medication) with a diluent/solvent to decrease its concentration is considered a dilution. </text:p>
          </text:list-item>
          <text:list-item>
            <text:p text:style-name="P123">An alligation is when two items with different concentrations of the same substance are being mixed together and the final (or desired) concentration (which must be in-between the other two concentrations) is known. </text:p>
          </text:list-item>
          <text:list-item>
            <text:p text:style-name="P123">A mixture involves mixing 2 or more ingredients of varying concentrations together.</text:p>
          </text:list-item>
          <text:list-item>
            <text:p text:style-name="P123"><text:s/></text:p>
            <text:list>
              <text:list-item>
                <text:p text:style-name="P123">64.1 mL of 23.4% sodium chloride</text:p>
              </text:list-item>
              <text:list-item>
                <text:p text:style-name="P123">435.9 mL of SWFI</text:p>
              </text:list-item>
            </text:list>
          </text:list-item>
          <text:list-item>
            <text:p text:style-name="P123">6.25 mL of 2% stock solution</text:p>
          </text:list-item>
          <text:list-item>
            <text:p text:style-name="P123">1425 mL of 95% ethyl alcohol</text:p>
          </text:list-item>
          <text:list-item>
            <text:p text:style-name="P123">60 mL of <text:span text:style-name="T11">6.5% concentrated quaternary ammonium compound; 3840 mL of SWFI</text:span></text:p>
          </text:list-item>
          <text:list-item>
            <text:p text:style-name="P132"><text:s/></text:p>
            <text:list>
              <text:list-item>
                <text:p text:style-name="P132">200 mL</text:p>
              </text:list-item>
              <text:list-item>
                <text:p text:style-name="P132">50%</text:p>
              </text:list-item>
            </text:list>
          </text:list-item>
          <text:list-item>
            <text:p text:style-name="P132">295.6 mL of alcohol</text:p>
          </text:list-item>
          <text:list-item>
            <text:p text:style-name="P132">3 g of 10% ointment; 57 g of petrolatum</text:p>
          </text:list-item>
          <text:list-item>
            <text:p text:style-name="P132"><text:s/></text:p>
            <text:list>
              <text:list-item>
                <text:p text:style-name="P132">0.002%</text:p>
              </text:list-item>
              <text:list-item>
                <text:p text:style-name="P132">1:50,000</text:p>
              </text:list-item>
              <text:list-item>
                <text:p text:style-name="P132">20 mcg/mL</text:p>
              </text:list-item>
            </text:list>
          </text:list-item>
          <text:list-item>
            <text:p text:style-name="P132"><text:s/></text:p>
            <text:list>
              <text:list-item>
                <text:p text:style-name="P132">72.5%</text:p>
              </text:list-item>
              <text:list-item>
                <text:p text:style-name="P132">10.875 g</text:p>
              </text:list-item>
            </text:list>
          </text:list-item>
          <text:list-item>
            <text:p text:style-name="P132">0.46 mL of 14.6% sodium chloride; 2.54 mL of NS (0.9% sodium chloride)</text:p>
          </text:list-item>
          <text:list-item>
            <text:p text:style-name="P132">25 mL of 5% KMnO4 solution; 225 mL of water</text:p>
          </text:list-item>
          <text:list-item>
            <text:p text:style-name="P132">85.7 mL of 70% IPA; 34.3 mL of water</text:p>
          </text:list-item>
          <text:list-item>
            <text:p text:style-name="P132">4 mL of 0.3% tobramycin; 2 mL of NS</text:p>
          </text:list-item>
          <text:list-item>
            <text:p text:style-name="P132">1.95 mL of 80 mg/2 mL of tobramycin; 4.05 mL of 0.3% tobramycin</text:p>
          </text:list-item>
          <text:list-item>
            <text:p text:style-name="P132">150 mg of edetate; 0.5% procaine</text:p>
          </text:list-item>
          <text:list-item>
            <text:p text:style-name="P132">83.3 mL of 3% sodium hypochlorite; 916.7 mL of sterile water for irrigation</text:p>
          </text:list-item>
          <text:list-item>
            <text:p text:style-name="P132">25 mL of 3% sodium hypochlorite; 225 mL of sterile water for irrigation</text:p>
          </text:list-item>
          <text:list-item>
            <text:p text:style-name="P132"><text:s/></text:p>
            <text:list>
              <text:list-item>
                <text:p text:style-name="P132">941.2 mL of 8.5% amino acid</text:p>
              </text:list-item>
              <text:list-item>
                <text:p text:style-name="P132">542.9 mL of 70% dextrose</text:p>
              </text:list-item>
              <text:list-item>
                <text:p text:style-name="P132">2.5% lipid emulsion</text:p>
              </text:list-item>
              <text:list-item>
                <text:p text:style-name="P132">138.9 mL of sterile water</text:p>
              </text:list-item>
              <text:list-item>
                <text:p text:style-name="P132">83 mL/hr</text:p>
              </text:list-item>
              <text:list-item>
                <text:p text:style-name="P132">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2153902198" text:style-name="L94">
          <text:list-item>
            <text:p text:style-name="P124"><text:s/></text:p>
            <text:list>
              <text:list-item>
                <text:p text:style-name="P124">1000 mL of amino acid 10%; 1000 mL of dextrose 70%; 263.55 mL of SWFI; 20 mL sodium chloride; 30 mL potassium chloride; 5.9 mL magnesium sulfate; 10 mL potassium phosphate; 100 mL calcium gluconate; 10 mL MVI; 1 mL trace elements; 2 mL vitamin C; 0.55 mL regular insulin; 1 mL folic <text:soft-page-break/>acid; 40 mL sodium acetate; 14 mL potassium acetate;2 mL sodium phosphate </text:p>
              </text:list-item>
              <text:list-item>
                <text:p text:style-name="P124">104 mL/hr</text:p>
              </text:list-item>
              <text:list-item>
                <text:p text:style-name="P124">4% amino acid; 28% dextrose</text:p>
              </text:list-item>
              <text:list-item>
                <text:p text:style-name="P124">As it comes out to 47.2 mEq/L it is likely to precipitate.</text:p>
              </text:list-item>
            </text:list>
          </text:list-item>
          <text:list-item>
            <text:p text:style-name="P124"><text:s/></text:p>
            <text:list>
              <text:list-item>
                <text:p text:style-name="P124">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4">83 mL/hr</text:p>
              </text:list-item>
              <text:list-item>
                <text:p text:style-name="P124">2.08% amino acid; 24.5% dextrose</text:p>
              </text:list-item>
              <text:list-item>
                <text:p text:style-name="P124">As the number is 45.255 mEq/L this will probably not precipitate.</text:p>
              </text:list-item>
            </text:list>
          </text:list-item>
          <text:list-item>
            <text:p text:style-name="P124"><text:s/></text:p>
            <text:list>
              <text:list-item>
                <text:p text:style-name="P138">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4">125 mL/hr</text:p>
              </text:list-item>
              <text:list-item>
                <text:p text:style-name="P124">2.83% amino acid; 23.33% dextrose</text:p>
              </text:list-item>
              <text:list-item>
                <text:p text:style-name="P124">As the number is 37.75 mEq/L this will probably not precipitate.</text:p>
              </text:list-item>
            </text:list>
          </text:list-item>
        </text:list>
      </text:section>
      <text:p text:style-name="P5"/>
      <text:section text:style-name="Sect3" text:name="Section90">
        <text:p text:style-name="P5">Worksheet 26-2</text:p>
        <text:list xml:id="list550492280" text:style-name="L95">
          <text:list-item>
            <text:p text:style-name="P125">59.3 kg</text:p>
          </text:list-item>
          <text:list-item>
            <text:p text:style-name="P125">1346.6 kcal</text:p>
          </text:list-item>
          <text:list-item>
            <text:p text:style-name="P125">2801 kcal</text:p>
          </text:list-item>
          <text:list-item>
            <text:p text:style-name="P125">77.1 g; 308.4 kcal</text:p>
          </text:list-item>
          <text:list-item>
            <text:p text:style-name="P125">840.3 kcal; 93.4 g</text:p>
          </text:list-item>
          <text:list-item>
            <text:p text:style-name="P125">1652.3 kcal 486 g</text:p>
          </text:list-item>
          <text:list-item>
            <text:p text:style-name="P125">2.34 m<text:span text:style-name="T8">2</text:span></text:p>
          </text:list-item>
          <text:list-item>
            <text:p text:style-name="P125">3510 mL</text:p>
          </text:list-item>
          <text:list-item>
            <text:p text:style-name="P125">sodium chloride 87.75 mEq; potassium chloride 35.1 mEq; potassium acetate 70.2 mEq; calcium gluconate 15.8 mEq; potassium phosphate 52.7 mMol; magnesium sulfate 17.55 mEq</text:p>
          </text:list-item>
          <text:list-item>
            <text:p text:style-name="P125">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5">140.4 mL/hr</text:p>
          </text:list-item>
          <text:list-item>
            <text:p text:style-name="P125">47 gtt/min</text:p>
          </text:list-item>
          <text:list-item>
            <text:p text:style-name="P125">Since it comes out to 34.5 mEq/L it should not precipitate.</text:p>
          </text:list-item>
          <text:list-item>
            <text:p text:style-name="P125">13.8% dextrose; 2.2% amino acids</text:p>
          </text:list-item>
          <text:list-item>
            <text:p text:style-name="P125">The estimated osmolarity is 910 mOsmol/L which should be able to be infused peripherally, but remember that this is only an estimated answer.</text:p>
          </text:list-item>
        </text:list>
      </text:section>
      <text:p text:style-name="P2"/>
      <text:p text:style-name="P2">Worksheet 26-3</text:p>
      <text:list xml:id="list1749586432" text:style-name="L96">
        <text:list-item>
          <text:p text:style-name="P126">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6">Lipids are not always mixed directly with parenteral nutrition admixtures.</text:p>
        </text:list-item>
        <text:list-item>
          <text:p text:style-name="P133">Indications for parenteral nutrition may include diseases and conditions associated with a nonfunctional gastrointestinal tract (bowel obstruction, severe pancreatitis, severe <text:soft-page-break/>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3">The macronutrients in parenteral nutrition include water, amino acids, dextrose, and lipids. Their corresponding roles in enteral nutrition would be water, protein, carbohydrates, and fat.</text:p>
        </text:list-item>
        <text:list-item>
          <text:p text:style-name="P133">Calcium ions and phosphate ions have a strong affinity for each other and have the potential to precipitate out of solution.</text:p>
        </text:list-item>
        <text:list-item>
          <text:p text:style-name="P133">Parenteral nutrition is hypertonic.</text:p>
        </text:list-item>
        <text:list-item>
          <text:p text:style-name="P133">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3"><text:s/></text:p>
          <text:list>
            <text:list-item>
              <text:p text:style-name="P137">amino acid 941.2 mL, dextrose 542.9 mL, lipids 250 mL, SWFI 136.8 mL, sodium chloride 40 mL, potassium acetate 40 mL, calcium gluconate 20.2 mL, sodium phosphate 10 mL, magnesium sulfate 3.9 mL, MVI 10 mL, trace elements 1 mL, famotidine 4 mL</text:p>
            </text:list-item>
            <text:list-item>
              <text:p text:style-name="P137">83.3 mL/hr</text:p>
            </text:list-item>
            <text:list-item>
              <text:p text:style-name="P137">As the concentration works out to 34.7 mEq/L it should not precipitate.</text:p>
            </text:list-item>
            <text:list-item>
              <text:p text:style-name="P137">The osmolarity is to high (estimated at 1350 mOsmol/L) to be infused peripherally. This admixture would need to be infused through a central line.</text:p>
            </text:list-item>
          </text:list>
        </text:list-item>
        <text:list-item>
          <text:p text:style-name="P133"><text:s/></text:p>
          <text:list>
            <text:list-item>
              <text:p text:style-name="P137"><text:span text:style-name="T11">amino acid 470.6 mL, dextrose 71.4 mL, SWFI 388 mL, sodium chloride 20 mL, potassium acetate 20 mL, calcium gluconate 10 mL, sodium phosphate 5 mL, magnesium sulfate 4 mL, MVI 10 mL, trace elements 1 mL</text:span></text:p>
            </text:list-item>
            <text:list-item>
              <text:p text:style-name="P137"><text:span text:style-name="T11">125 mL/hr</text:span></text:p>
            </text:list-item>
            <text:list-item>
              <text:p text:style-name="P137"><text:span text:style-name="T11">As the concentration works out to 34.65 mEq/L it should not precipitate.</text:span></text:p>
            </text:list-item>
            <text:list-item>
              <text:p text:style-name="P137"><text:span text:style-name="T11">This bag could be infused peripherally as the estimated osmolarity is 650 mOsmol/L.</text:span></text:p>
            </text:list-item>
          </text:list>
        </text:list-item>
        <text:list-item>
          <text:p text:style-name="P133"><text:s/></text:p>
          <text:list>
            <text:list-item>
              <text:p text:style-name="P137"><text:span text:style-name="T11">amino acid 598.9 mL, dextrose 266.6 mL, lipids 410.3 mL, SWFI q.s. 1909.1 mL – 543.9 mL, sodium chloride 26.7 mL, potassium acetate 33.4 mL, calcium gluconate 39.4 mL, potassium phosphate 4.3 mL, magnesium sulfate 3.8 mL, folic acid 0.34 mL, MVI 10 mL, trace elements 1 mL, regular insulin 0.46 mL</text:span></text:p>
            </text:list-item>
            <text:list-item>
              <text:p text:style-name="P137"><text:span text:style-name="T11">79.5 mL/hr</text:span></text:p>
            </text:list-item>
            <text:list-item>
              <text:p text:style-name="P137"><text:span text:style-name="T11">As the concentration works out to 23 mEq/L it should not precipitate.</text:span></text:p>
            </text:list-item>
            <text:list-item>
              <text:p text:style-name="P137"><text:span text:style-name="T11">This bag could be infused peripherally as the estimated osmolarity is 755.5 mOsmol/L.</text:span></text:p>
            </text:list-item>
          </text:list>
        </text:list-item>
      </text:list>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text:soft-page-break/></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3-06T18:46:48</dc:date>
    <dc:creator>Sean Parsons</dc:creator>
    <meta:editing-duration>P3DT7H3M55S</meta:editing-duration>
    <meta:editing-cycles>64</meta:editing-cycles>
    <meta:generator>LibreOffice/3.3$Linux LibreOffice_project/330m19$Build-301</meta:generator>
    <meta:printed-by>Sean Parsons</meta:printed-by>
    <meta:print-date>2011-08-26T14:01:47</meta:print-date>
    <meta:document-statistic meta:table-count="7" meta:image-count="33" meta:object-count="246" meta:page-count="40" meta:paragraph-count="3130" meta:word-count="12002" meta:character-count="54760"/>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